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D0000015E34831C08.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3.875cm"/>
    </style:style>
    <style:style style:name="表2.C" style:family="table-column">
      <style:table-column-properties style:column-width="10.885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58" style:family="table">
      <style:table-properties style:width="15.346cm" fo:margin-left="1.281cm" table:align="left"/>
    </style:style>
    <style:style style:name="表58.A" style:family="table-column">
      <style:table-column-properties style:column-width="1.111cm"/>
    </style:style>
    <style:style style:name="表58.B" style:family="table-column">
      <style:table-column-properties style:column-width="3.36cm"/>
    </style:style>
    <style:style style:name="表58.C" style:family="table-column">
      <style:table-column-properties style:column-width="10.874cm"/>
    </style:style>
    <style:style style:name="表58.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8.C1" style:family="table-cell">
      <style:table-cell-properties fo:background-color="#c0c0c0" fo:padding="0.097cm" fo:border="0.05pt solid #000000">
        <style:background-image/>
      </style:table-cell-properties>
    </style:style>
    <style:style style:name="表58.A2" style:family="table-cell">
      <style:table-cell-properties fo:padding="0.097cm" fo:border-left="0.05pt solid #000000" fo:border-right="none" fo:border-top="none" fo:border-bottom="0.05pt solid #000000"/>
    </style:style>
    <style:style style:name="表58.B2" style:family="table-cell">
      <style:table-cell-properties fo:padding="0.097cm" fo:border-left="0.05pt solid #000000" fo:border-right="none" fo:border-top="none" fo:border-bottom="0.05pt solid #000000"/>
    </style:style>
    <style:style style:name="表58.C2" style:family="table-cell">
      <style:table-cell-properties fo:padding="0.097cm" fo:border-left="0.05pt solid #000000" fo:border-right="0.05pt solid #000000" fo:border-top="none" fo:border-bottom="0.05pt solid #000000"/>
    </style:style>
    <style:style style:name="表58.A3" style:family="table-cell">
      <style:table-cell-properties fo:padding="0.097cm" fo:border-left="0.05pt solid #000000" fo:border-right="none" fo:border-top="none" fo:border-bottom="0.05pt solid #000000"/>
    </style:style>
    <style:style style:name="表58.B3" style:family="table-cell">
      <style:table-cell-properties fo:padding="0.097cm" fo:border-left="0.05pt solid #000000" fo:border-right="none" fo:border-top="none" fo:border-bottom="0.05pt solid #000000"/>
    </style:style>
    <style:style style:name="表58.C3" style:family="table-cell">
      <style:table-cell-properties fo:padding="0.097cm" fo:border-left="0.05pt solid #000000" fo:border-right="0.05pt solid #000000" fo:border-top="none" fo:border-bottom="0.05pt solid #000000"/>
    </style:style>
    <style:style style:name="表58.A4" style:family="table-cell">
      <style:table-cell-properties fo:padding="0.097cm" fo:border-left="0.05pt solid #000000" fo:border-right="none" fo:border-top="none" fo:border-bottom="0.05pt solid #000000"/>
    </style:style>
    <style:style style:name="表58.B4" style:family="table-cell">
      <style:table-cell-properties fo:padding="0.097cm" fo:border-left="0.05pt solid #000000" fo:border-right="none" fo:border-top="none" fo:border-bottom="0.05pt solid #000000"/>
    </style:style>
    <style:style style:name="表58.C4" style:family="table-cell">
      <style:table-cell-properties fo:padding="0.097cm" fo:border-left="0.05pt solid #000000" fo:border-right="0.05pt solid #000000" fo:border-top="none" fo:border-bottom="0.05pt solid #000000"/>
    </style:style>
    <style:style style:name="表4" style:family="table">
      <style:table-properties style:width="8.467cm" fo:margin-left="4.694cm" table:align="left"/>
    </style:style>
    <style:style style:name="表4.A" style:family="table-column">
      <style:table-column-properties style:column-width="4.207cm"/>
    </style:style>
    <style:style style:name="表4.B" style:family="table-column">
      <style:table-column-properties style:column-width="4.26cm"/>
    </style:style>
    <style:style style:name="表4.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4.B1" style:family="table-cell">
      <style:table-cell-properties fo:background-color="#cccccc"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0.05pt solid #000000" fo:border-top="none" fo:border-bottom="0.05pt solid #000000"/>
    </style:style>
    <style:style style:name="表59" style:family="table">
      <style:table-properties style:width="14.843cm" fo:margin-left="1.916cm" table:align="left"/>
    </style:style>
    <style:style style:name="表59.A" style:family="table-column">
      <style:table-column-properties style:column-width="2.117cm"/>
    </style:style>
    <style:style style:name="表59.B" style:family="table-column">
      <style:table-column-properties style:column-width="1.746cm"/>
    </style:style>
    <style:style style:name="表59.C" style:family="table-column">
      <style:table-column-properties style:column-width="2.725cm"/>
    </style:style>
    <style:style style:name="表59.D" style:family="table-column">
      <style:table-column-properties style:column-width="3.678cm"/>
    </style:style>
    <style:style style:name="表59.E" style:family="table-column">
      <style:table-column-properties style:column-width="4.577cm"/>
    </style:style>
    <style:style style:name="表59.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59.E1" style:family="table-cell">
      <style:table-cell-properties fo:background-color="#cccccc" fo:padding="0.097cm" fo:border="0.05pt solid #000000">
        <style:background-image/>
      </style:table-cell-properties>
    </style:style>
    <style:style style:name="表59.A2" style:family="table-cell">
      <style:table-cell-properties fo:padding="0.097cm" fo:border-left="0.05pt solid #000000" fo:border-right="none" fo:border-top="none" fo:border-bottom="0.05pt solid #000000"/>
    </style:style>
    <style:style style:name="表59.B2" style:family="table-cell">
      <style:table-cell-properties fo:padding="0.097cm" fo:border-left="0.05pt solid #000000" fo:border-right="none" fo:border-top="none" fo:border-bottom="0.05pt solid #000000"/>
    </style:style>
    <style:style style:name="表59.C2" style:family="table-cell">
      <style:table-cell-properties fo:padding="0.097cm" fo:border-left="0.05pt solid #000000" fo:border-right="none" fo:border-top="none" fo:border-bottom="0.05pt solid #000000"/>
    </style:style>
    <style:style style:name="表59.D2" style:family="table-cell">
      <style:table-cell-properties fo:padding="0.097cm" fo:border-left="0.05pt solid #000000" fo:border-right="none" fo:border-top="none" fo:border-bottom="0.05pt solid #000000"/>
    </style:style>
    <style:style style:name="表59.E2" style:family="table-cell">
      <style:table-cell-properties fo:padding="0.097cm" fo:border-left="0.05pt solid #000000" fo:border-right="0.05pt solid #000000" fo:border-top="none" fo:border-bottom="0.05pt solid #000000"/>
    </style:style>
    <style:style style:name="表1" style:family="table">
      <style:table-properties style:width="15.716cm" fo:margin-left="1.307cm" table:align="left"/>
    </style:style>
    <style:style style:name="表1.A" style:family="table-column">
      <style:table-column-properties style:column-width="15.716cm"/>
    </style:style>
    <style:style style:name="表1.A1" style:family="table-cell">
      <style:table-cell-properties fo:padding="0.097cm" fo:border="0.05pt solid #000000"/>
    </style:style>
    <style:style style:name="表3" style:family="table">
      <style:table-properties style:width="15.716cm" fo:margin-left="1.307cm" table:align="left"/>
    </style:style>
    <style:style style:name="表3.A" style:family="table-column">
      <style:table-column-properties style:column-width="15.716cm"/>
    </style:style>
    <style:style style:name="表3.A1" style:family="table-cell">
      <style:table-cell-properties fo:padding="0.097cm" fo:border="0.05pt solid #000000"/>
    </style:style>
    <style:style style:name="表5" style:family="table">
      <style:table-properties style:width="14.049cm" fo:margin-left="2.18cm" table:align="left"/>
    </style:style>
    <style:style style:name="表5.A" style:family="table-column">
      <style:table-column-properties style:column-width="0.661cm"/>
    </style:style>
    <style:style style:name="表5.B" style:family="table-column">
      <style:table-column-properties style:column-width="4.683cm"/>
    </style:style>
    <style:style style:name="表5.C" style:family="table-column">
      <style:table-column-properties style:column-width="2.355cm"/>
    </style:style>
    <style:style style:name="表5.D" style:family="table-column">
      <style:table-column-properties style:column-width="6.35cm"/>
    </style:style>
    <style:style style:name="表5.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5.D1" style:family="table-cell">
      <style:table-cell-properties fo:background-color="#cccccc" fo:padding="0.097cm" fo:border="0.05pt solid #000000">
        <style:background-image/>
      </style:table-cell-properties>
    </style:style>
    <style:style style:name="表5.B2" style:family="table-cell">
      <style:table-cell-properties fo:background-color="#cccccc" fo:padding="0.097cm" fo:border-left="0.05pt solid #000000" fo:border-right="none" fo:border-top="none" fo:border-bottom="0.05pt solid #000000">
        <style:background-image/>
      </style:table-cell-properties>
    </style:style>
    <style:style style:name="表5.D2" style:family="table-cell">
      <style:table-cell-properties fo:background-color="#cccccc" fo:padding="0.097cm" fo:border-left="0.05pt solid #000000" fo:border-right="0.05pt solid #000000" fo:border-top="none" fo:border-bottom="0.05pt solid #000000">
        <style:background-image/>
      </style:table-cell-properties>
    </style:style>
    <style:style style:name="表5.A3" style:family="table-cell">
      <style:table-cell-properties fo:padding="0.097cm" fo:border-left="0.05pt solid #000000" fo:border-right="none" fo:border-top="none" fo:border-bottom="0.05pt solid #000000" style:writing-mode="tb-rl"/>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0.05pt solid #000000" fo:border-top="none" fo:border-bottom="0.05pt solid #000000"/>
    </style:style>
    <style:style style:name="表5.A4" style:family="table-cell">
      <style:table-cell-properties fo:padding="0.097cm" fo:border-left="0.05pt solid #000000" fo:border-right="none" fo:border-top="none" fo:border-bottom="0.05pt solid #000000" style:writing-mode="tb-rl"/>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0.05pt solid #000000" fo:border-top="none" fo:border-bottom="0.05pt solid #000000"/>
    </style:style>
    <style:style style:name="表5.A5" style:family="table-cell">
      <style:table-cell-properties fo:padding="0.097cm" fo:border-left="0.05pt solid #000000" fo:border-right="none" fo:border-top="none" fo:border-bottom="0.05pt solid #000000" style:writing-mode="tb-rl"/>
    </style:style>
    <style:style style:name="表5.B5" style:family="table-cell">
      <style:table-cell-properties fo:padding="0.097cm" fo:border-left="0.05pt solid #000000" fo:border-right="none" fo:border-top="none" fo:border-bottom="0.05pt solid #000000"/>
    </style:style>
    <style:style style:name="表5.C5" style:family="table-cell">
      <style:table-cell-properties fo:background-color="transparent" fo:padding="0.097cm" fo:border-left="0.05pt solid #000000" fo:border-right="none" fo:border-top="none" fo:border-bottom="0.05pt solid #000000">
        <style:background-image/>
      </style:table-cell-properties>
    </style:style>
    <style:style style:name="表5.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5.A6" style:family="table-cell">
      <style:table-cell-properties fo:padding="0.097cm" fo:border-left="0.05pt solid #000000" fo:border-right="none" fo:border-top="none" fo:border-bottom="0.05pt solid #000000" style:writing-mode="tb-rl"/>
    </style:style>
    <style:style style:name="表5.B6" style:family="table-cell">
      <style:table-cell-properties fo:padding="0.097cm" fo:border-left="0.05pt solid #000000" fo:border-right="none" fo:border-top="none" fo:border-bottom="0.05pt solid #000000"/>
    </style:style>
    <style:style style:name="表5.A7" style:family="table-cell">
      <style:table-cell-properties fo:padding="0.097cm" fo:border-left="0.05pt solid #000000" fo:border-right="none" fo:border-top="none" fo:border-bottom="0.05pt solid #000000" style:writing-mode="tb-rl"/>
    </style:style>
    <style:style style:name="表5.B7" style:family="table-cell">
      <style:table-cell-properties fo:padding="0.097cm" fo:border-left="0.05pt solid #000000" fo:border-right="none" fo:border-top="none" fo:border-bottom="0.05pt solid #000000"/>
    </style:style>
    <style:style style:name="表5.A8" style:family="table-cell">
      <style:table-cell-properties fo:padding="0.097cm" fo:border-left="0.05pt solid #000000" fo:border-right="none" fo:border-top="none" fo:border-bottom="0.05pt solid #000000" style:writing-mode="tb-rl"/>
    </style:style>
    <style:style style:name="表5.B8" style:family="table-cell">
      <style:table-cell-properties fo:padding="0.097cm" fo:border-left="0.05pt solid #000000" fo:border-right="none" fo:border-top="none" fo:border-bottom="0.05pt solid #000000"/>
    </style:style>
    <style:style style:name="表5.A9" style:family="table-cell">
      <style:table-cell-properties fo:padding="0.097cm" fo:border-left="0.05pt solid #000000" fo:border-right="none" fo:border-top="none" fo:border-bottom="0.05pt solid #000000" style:writing-mode="tb-rl"/>
    </style:style>
    <style:style style:name="表5.B9" style:family="table-cell">
      <style:table-cell-properties fo:padding="0.097cm" fo:border-left="0.05pt solid #000000" fo:border-right="none" fo:border-top="none" fo:border-bottom="0.05pt solid #000000"/>
    </style:style>
    <style:style style:name="表5.A10" style:family="table-cell">
      <style:table-cell-properties fo:padding="0.097cm" fo:border-left="0.05pt solid #000000" fo:border-right="none" fo:border-top="none" fo:border-bottom="0.05pt solid #000000" style:writing-mode="tb-rl"/>
    </style:style>
    <style:style style:name="表5.B10" style:family="table-cell">
      <style:table-cell-properties fo:padding="0.097cm" fo:border-left="0.05pt solid #000000" fo:border-right="none" fo:border-top="none" fo:border-bottom="0.05pt solid #000000"/>
    </style:style>
    <style:style style:name="表5.A11" style:family="table-cell">
      <style:table-cell-properties fo:padding="0.097cm" fo:border-left="0.05pt solid #000000" fo:border-right="none" fo:border-top="none" fo:border-bottom="0.05pt solid #000000" style:writing-mode="tb-rl"/>
    </style:style>
    <style:style style:name="表5.B11" style:family="table-cell">
      <style:table-cell-properties fo:padding="0.097cm" fo:border-left="0.05pt solid #000000" fo:border-right="none" fo:border-top="none" fo:border-bottom="0.05pt solid #000000"/>
    </style:style>
    <style:style style:name="表5.A12" style:family="table-cell">
      <style:table-cell-properties fo:padding="0.097cm" fo:border-left="0.05pt solid #000000" fo:border-right="none" fo:border-top="none" fo:border-bottom="0.05pt solid #000000" style:writing-mode="tb-rl"/>
    </style:style>
    <style:style style:name="表5.B12" style:family="table-cell">
      <style:table-cell-properties fo:padding="0.097cm" fo:border-left="0.05pt solid #000000" fo:border-right="none" fo:border-top="none" fo:border-bottom="0.05pt solid #000000"/>
    </style:style>
    <style:style style:name="表6" style:family="table">
      <style:table-properties style:width="16.219cm" fo:margin-left="0.725cm" table:align="left"/>
    </style:style>
    <style:style style:name="表6.A" style:family="table-column">
      <style:table-column-properties style:column-width="0.635cm"/>
    </style:style>
    <style:style style:name="表6.B" style:family="table-column">
      <style:table-column-properties style:column-width="2.778cm"/>
    </style:style>
    <style:style style:name="表6.C" style:family="table-column">
      <style:table-column-properties style:column-width="0.926cm"/>
    </style:style>
    <style:style style:name="表6.D" style:family="table-column">
      <style:table-column-properties style:column-width="3.016cm"/>
    </style:style>
    <style:style style:name="表6.E" style:family="table-column">
      <style:table-column-properties style:column-width="8.864cm"/>
    </style:style>
    <style:style style:name="表6.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6.E1" style:family="table-cell">
      <style:table-cell-properties fo:background-color="#cccccc" fo:padding="0.097cm" fo:border="0.05pt solid #000000">
        <style:background-image/>
      </style:table-cell-properties>
    </style:style>
    <style:style style:name="表6.B2" style:family="table-cell">
      <style:table-cell-properties fo:background-color="#cccccc" fo:padding="0.097cm" fo:border-left="0.05pt solid #000000" fo:border-right="none" fo:border-top="none" fo:border-bottom="0.05pt solid #000000">
        <style:background-image/>
      </style:table-cell-properties>
    </style:style>
    <style:style style:name="表6.A3" style:family="table-cell">
      <style:table-cell-properties fo:padding="0.097cm" fo:border-left="0.05pt solid #000000" fo:border-right="none" fo:border-top="none" fo:border-bottom="0.05pt solid #000000" style:writing-mode="tb-rl"/>
    </style:style>
    <style:style style:name="表6.B3" style:family="table-cell">
      <style:table-cell-properties fo:padding="0.097cm" fo:border-left="0.05pt solid #000000" fo:border-right="none"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none" fo:border-top="none" fo:border-bottom="0.05pt solid #000000"/>
    </style:style>
    <style:style style:name="表6.E3" style:family="table-cell">
      <style:table-cell-properties fo:padding="0.097cm" fo:border-left="0.05pt solid #000000" fo:border-right="0.05pt solid #000000" fo:border-top="none" fo:border-bottom="0.05pt solid #000000"/>
    </style:style>
    <style:style style:name="表6.A4" style:family="table-cell">
      <style:table-cell-properties fo:padding="0.097cm" fo:border-left="0.05pt solid #000000" fo:border-right="none" fo:border-top="none" fo:border-bottom="0.05pt solid #000000" style:writing-mode="tb-rl"/>
    </style:style>
    <style:style style:name="表6.B4" style:family="table-cell">
      <style:table-cell-properties fo:padding="0.097cm" fo:border-left="0.05pt solid #000000" fo:border-right="none"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none" fo:border-top="none" fo:border-bottom="0.05pt solid #000000"/>
    </style:style>
    <style:style style:name="表6.E4" style:family="table-cell">
      <style:table-cell-properties fo:padding="0.097cm" fo:border-left="0.05pt solid #000000" fo:border-right="0.05pt solid #000000" fo:border-top="none" fo:border-bottom="0.05pt solid #000000"/>
    </style:style>
    <style:style style:name="表6.A5" style:family="table-cell">
      <style:table-cell-properties fo:padding="0.097cm" fo:border-left="0.05pt solid #000000" fo:border-right="none" fo:border-top="none" fo:border-bottom="0.05pt solid #000000" style:writing-mode="tb-rl"/>
    </style:style>
    <style:style style:name="表6.B5" style:family="table-cell">
      <style:table-cell-properties fo:padding="0.097cm" fo:border-left="0.05pt solid #000000" fo:border-right="none"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background-color="transparent" fo:padding="0.097cm" fo:border-left="0.05pt solid #000000" fo:border-right="none" fo:border-top="none" fo:border-bottom="0.05pt solid #000000">
        <style:background-image/>
      </style:table-cell-properties>
    </style:style>
    <style:style style:name="表6.E5" style:family="table-cell">
      <style:table-cell-properties fo:padding="0.097cm" fo:border-left="0.05pt solid #000000" fo:border-right="0.05pt solid #000000" fo:border-top="none" fo:border-bottom="0.05pt solid #000000"/>
    </style:style>
    <style:style style:name="表6.A6" style:family="table-cell">
      <style:table-cell-properties fo:padding="0.097cm" fo:border-left="0.05pt solid #000000" fo:border-right="none" fo:border-top="none" fo:border-bottom="0.05pt solid #000000" style:writing-mode="tb-rl"/>
    </style:style>
    <style:style style:name="表6.B6" style:family="table-cell">
      <style:table-cell-properties fo:padding="0.097cm" fo:border-left="0.05pt solid #000000" fo:border-right="none"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E6" style:family="table-cell">
      <style:table-cell-properties fo:padding="0.097cm" fo:border-left="0.05pt solid #000000" fo:border-right="0.05pt solid #000000" fo:border-top="none" fo:border-bottom="0.05pt solid #000000"/>
    </style:style>
    <style:style style:name="表6.A7" style:family="table-cell">
      <style:table-cell-properties fo:padding="0.097cm" fo:border-left="0.05pt solid #000000" fo:border-right="none" fo:border-top="none" fo:border-bottom="0.05pt solid #000000" style:writing-mode="tb-rl"/>
    </style:style>
    <style:style style:name="表6.B7" style:family="table-cell">
      <style:table-cell-properties fo:padding="0.097cm" fo:border-left="0.05pt solid #000000" fo:border-right="none"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E7" style:family="table-cell">
      <style:table-cell-properties fo:padding="0.097cm" fo:border-left="0.05pt solid #000000" fo:border-right="0.05pt solid #000000" fo:border-top="none" fo:border-bottom="0.05pt solid #000000"/>
    </style:style>
    <style:style style:name="表6.A8" style:family="table-cell">
      <style:table-cell-properties fo:padding="0.097cm" fo:border-left="0.05pt solid #000000" fo:border-right="none" fo:border-top="none" fo:border-bottom="0.05pt solid #000000" style:writing-mode="tb-rl"/>
    </style:style>
    <style:style style:name="表6.B8" style:family="table-cell">
      <style:table-cell-properties fo:padding="0.097cm" fo:border-left="0.05pt solid #000000" fo:border-right="none" fo:border-top="none" fo:border-bottom="0.05pt solid #000000"/>
    </style:style>
    <style:style style:name="表6.C8" style:family="table-cell">
      <style:table-cell-properties fo:padding="0.097cm" fo:border-left="0.05pt solid #000000" fo:border-right="none" fo:border-top="none" fo:border-bottom="0.05pt solid #000000"/>
    </style:style>
    <style:style style:name="表6.E8" style:family="table-cell">
      <style:table-cell-properties fo:padding="0.097cm" fo:border-left="0.05pt solid #000000" fo:border-right="0.05pt solid #000000" fo:border-top="none" fo:border-bottom="0.05pt solid #000000"/>
    </style:style>
    <style:style style:name="表6.A9" style:family="table-cell">
      <style:table-cell-properties fo:padding="0.097cm" fo:border-left="0.05pt solid #000000" fo:border-right="none" fo:border-top="none" fo:border-bottom="0.05pt solid #000000" style:writing-mode="tb-rl"/>
    </style:style>
    <style:style style:name="表6.B9" style:family="table-cell">
      <style:table-cell-properties fo:padding="0.097cm" fo:border-left="0.05pt solid #000000" fo:border-right="none" fo:border-top="none" fo:border-bottom="0.05pt solid #000000"/>
    </style:style>
    <style:style style:name="表6.C9" style:family="table-cell">
      <style:table-cell-properties fo:padding="0.097cm" fo:border-left="0.05pt solid #000000" fo:border-right="none" fo:border-top="none" fo:border-bottom="0.05pt solid #000000"/>
    </style:style>
    <style:style style:name="表6.E9" style:family="table-cell">
      <style:table-cell-properties fo:padding="0.097cm" fo:border-left="0.05pt solid #000000" fo:border-right="0.05pt solid #000000" fo:border-top="none" fo:border-bottom="0.05pt solid #000000"/>
    </style:style>
    <style:style style:name="表6.A10" style:family="table-cell">
      <style:table-cell-properties fo:padding="0.097cm" fo:border-left="0.05pt solid #000000" fo:border-right="none" fo:border-top="none" fo:border-bottom="0.05pt solid #000000" style:writing-mode="tb-rl"/>
    </style:style>
    <style:style style:name="表6.B10" style:family="table-cell">
      <style:table-cell-properties fo:padding="0.097cm" fo:border-left="0.05pt solid #000000" fo:border-right="none" fo:border-top="none" fo:border-bottom="0.05pt solid #000000"/>
    </style:style>
    <style:style style:name="表6.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6.A11" style:family="table-cell">
      <style:table-cell-properties fo:padding="0.097cm" fo:border-left="0.05pt solid #000000" fo:border-right="none" fo:border-top="none" fo:border-bottom="0.05pt solid #000000" style:writing-mode="tb-rl"/>
    </style:style>
    <style:style style:name="表6.B11" style:family="table-cell">
      <style:table-cell-properties fo:padding="0.097cm" fo:border-left="0.05pt solid #000000" fo:border-right="none" fo:border-top="none" fo:border-bottom="0.05pt solid #000000"/>
    </style:style>
    <style:style style:name="表6.A12" style:family="table-cell">
      <style:table-cell-properties fo:padding="0.097cm" fo:border-left="0.05pt solid #000000" fo:border-right="none" fo:border-top="none" fo:border-bottom="0.05pt solid #000000" style:writing-mode="tb-rl"/>
    </style:style>
    <style:style style:name="表6.B12" style:family="table-cell">
      <style:table-cell-properties fo:padding="0.097cm" fo:border-left="0.05pt solid #000000" fo:border-right="none" fo:border-top="none" fo:border-bottom="0.05pt solid #000000"/>
    </style:style>
    <style:style style:name="表7" style:family="table">
      <style:table-properties style:width="15.716cm" fo:margin-left="1.307cm" table:align="left"/>
    </style:style>
    <style:style style:name="表7.A" style:family="table-column">
      <style:table-column-properties style:column-width="15.716cm"/>
    </style:style>
    <style:style style:name="表7.A1" style:family="table-cell">
      <style:table-cell-properties fo:padding="0.097cm" fo:border="0.05pt solid #000000"/>
    </style:style>
    <style:style style:name="表8" style:family="table">
      <style:table-properties style:width="15.716cm" fo:margin-left="1.307cm" table:align="left"/>
    </style:style>
    <style:style style:name="表8.A" style:family="table-column">
      <style:table-column-properties style:column-width="15.716cm"/>
    </style:style>
    <style:style style:name="表8.A1" style:family="table-cell">
      <style:table-cell-properties fo:padding="0.097cm" fo:border="0.05pt solid #000000"/>
    </style:style>
    <style:style style:name="表9" style:family="table">
      <style:table-properties style:width="15.716cm" fo:margin-left="1.307cm" table:align="left"/>
    </style:style>
    <style:style style:name="表9.A" style:family="table-column">
      <style:table-column-properties style:column-width="15.716cm"/>
    </style:style>
    <style:style style:name="表9.A1" style:family="table-cell">
      <style:table-cell-properties fo:padding="0.097cm" fo:border="0.05pt solid #000000"/>
    </style:style>
    <style:style style:name="表10" style:family="table">
      <style:table-properties style:width="15.716cm" fo:margin-left="1.307cm" table:align="left"/>
    </style:style>
    <style:style style:name="表10.A" style:family="table-column">
      <style:table-column-properties style:column-width="15.716cm"/>
    </style:style>
    <style:style style:name="表10.A1" style:family="table-cell">
      <style:table-cell-properties fo:padding="0.097cm" fo:border="0.05pt solid #000000"/>
    </style:style>
    <style:style style:name="表11" style:family="table">
      <style:table-properties style:width="15.716cm" fo:margin-left="1.307cm" table:align="left"/>
    </style:style>
    <style:style style:name="表11.A" style:family="table-column">
      <style:table-column-properties style:column-width="15.716cm"/>
    </style:style>
    <style:style style:name="表11.A1" style:family="table-cell">
      <style:table-cell-properties fo:padding="0.097cm" fo:border="0.05pt solid #000000"/>
    </style:style>
    <style:style style:name="表12" style:family="table">
      <style:table-properties style:width="15.716cm" fo:margin-left="1.307cm" table:align="left"/>
    </style:style>
    <style:style style:name="表12.A" style:family="table-column">
      <style:table-column-properties style:column-width="15.716cm"/>
    </style:style>
    <style:style style:name="表12.A1" style:family="table-cell">
      <style:table-cell-properties fo:padding="0.097cm" fo:border="0.05pt solid #000000"/>
    </style:style>
    <style:style style:name="表13" style:family="table">
      <style:table-properties style:width="15.716cm" fo:margin-left="1.307cm" table:align="left"/>
    </style:style>
    <style:style style:name="表13.A" style:family="table-column">
      <style:table-column-properties style:column-width="15.716cm"/>
    </style:style>
    <style:style style:name="表13.A1" style:family="table-cell">
      <style:table-cell-properties fo:padding="0.097cm" fo:border="0.05pt solid #000000"/>
    </style:style>
    <style:style style:name="表14" style:family="table">
      <style:table-properties style:width="14.605cm" fo:margin-left="2.127cm" table:align="left"/>
    </style:style>
    <style:style style:name="表14.A" style:family="table-column">
      <style:table-column-properties style:column-width="5.953cm"/>
    </style:style>
    <style:style style:name="表14.B" style:family="table-column">
      <style:table-column-properties style:column-width="8.652cm"/>
    </style:style>
    <style:style style:name="表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14.B1" style:family="table-cell">
      <style:table-cell-properties fo:background-color="#cccccc" fo:padding="0.097cm" fo:border="0.05pt solid #000000">
        <style:background-image/>
      </style:table-cell-properties>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0.05pt solid #000000" fo:border-top="none" fo:border-bottom="0.05pt solid #000000"/>
    </style:style>
    <style:style style:name="表14.A3" style:family="table-cell">
      <style:table-cell-properties fo:padding="0.097cm" fo:border-left="0.05pt solid #000000" fo:border-right="none" fo:border-top="none" fo:border-bottom="0.05pt solid #000000"/>
    </style:style>
    <style:style style:name="表14.B3" style:family="table-cell">
      <style:table-cell-properties fo:padding="0.097cm" fo:border-left="0.05pt solid #000000" fo:border-right="0.05pt solid #000000" fo:border-top="none" fo:border-bottom="0.05pt solid #000000"/>
    </style:style>
    <style:style style:name="表14.A4" style:family="table-cell">
      <style:table-cell-properties fo:padding="0.097cm" fo:border-left="0.05pt solid #000000" fo:border-right="none" fo:border-top="none" fo:border-bottom="0.05pt solid #000000"/>
    </style:style>
    <style:style style:name="表14.B4" style:family="table-cell">
      <style:table-cell-properties fo:padding="0.097cm" fo:border-left="0.05pt solid #000000" fo:border-right="0.05pt solid #000000" fo:border-top="none" fo:border-bottom="0.05pt solid #000000"/>
    </style:style>
    <style:style style:name="表14.A5" style:family="table-cell">
      <style:table-cell-properties fo:padding="0.097cm" fo:border-left="0.05pt solid #000000" fo:border-right="none" fo:border-top="none" fo:border-bottom="0.05pt solid #000000"/>
    </style:style>
    <style:style style:name="表14.B5" style:family="table-cell">
      <style:table-cell-properties fo:padding="0.097cm" fo:border-left="0.05pt solid #000000" fo:border-right="0.05pt solid #000000" fo:border-top="none" fo:border-bottom="0.05pt solid #000000"/>
    </style:style>
    <style:style style:name="表14.A6" style:family="table-cell">
      <style:table-cell-properties fo:padding="0.097cm" fo:border-left="0.05pt solid #000000" fo:border-right="none" fo:border-top="none" fo:border-bottom="0.05pt solid #000000"/>
    </style:style>
    <style:style style:name="表14.B6" style:family="table-cell">
      <style:table-cell-properties fo:padding="0.097cm" fo:border-left="0.05pt solid #000000" fo:border-right="0.05pt solid #000000" fo:border-top="none" fo:border-bottom="0.05pt solid #000000"/>
    </style:style>
    <style:style style:name="表14.A7" style:family="table-cell">
      <style:table-cell-properties fo:padding="0.097cm" fo:border-left="0.05pt solid #000000" fo:border-right="none" fo:border-top="none" fo:border-bottom="0.05pt solid #000000"/>
    </style:style>
    <style:style style:name="表14.B7" style:family="table-cell">
      <style:table-cell-properties fo:padding="0.097cm" fo:border-left="0.05pt solid #000000" fo:border-right="0.05pt solid #000000" fo:border-top="none" fo:border-bottom="0.05pt solid #000000"/>
    </style:style>
    <style:style style:name="表14.A8" style:family="table-cell">
      <style:table-cell-properties fo:padding="0.097cm" fo:border-left="0.05pt solid #000000" fo:border-right="none" fo:border-top="none" fo:border-bottom="0.05pt solid #000000"/>
    </style:style>
    <style:style style:name="表14.B8" style:family="table-cell">
      <style:table-cell-properties fo:padding="0.097cm" fo:border-left="0.05pt solid #000000" fo:border-right="0.05pt solid #000000" fo:border-top="none" fo:border-bottom="0.05pt solid #000000"/>
    </style:style>
    <style:style style:name="表14.A9" style:family="table-cell">
      <style:table-cell-properties fo:padding="0.097cm" fo:border-left="0.05pt solid #000000" fo:border-right="none" fo:border-top="none" fo:border-bottom="0.05pt solid #000000"/>
    </style:style>
    <style:style style:name="表14.B9" style:family="table-cell">
      <style:table-cell-properties fo:padding="0.097cm" fo:border-left="0.05pt solid #000000" fo:border-right="0.05pt solid #000000" fo:border-top="none" fo:border-bottom="0.05pt solid #000000"/>
    </style:style>
    <style:style style:name="表15" style:family="table">
      <style:table-properties style:width="14.605cm" fo:margin-left="2.127cm" table:align="left"/>
    </style:style>
    <style:style style:name="表15.A" style:family="table-column">
      <style:table-column-properties style:column-width="5.953cm"/>
    </style:style>
    <style:style style:name="表15.B" style:family="table-column">
      <style:table-column-properties style:column-width="8.652cm"/>
    </style:style>
    <style:style style:name="表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15.B1" style:family="table-cell">
      <style:table-cell-properties fo:background-color="#cccccc" fo:padding="0.097cm" fo:border="0.05pt solid #000000">
        <style:background-image/>
      </style:table-cell-properties>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0.05pt solid #000000" fo:border-top="none" fo:border-bottom="0.05pt solid #000000"/>
    </style:style>
    <style:style style:name="表15.A3" style:family="table-cell">
      <style:table-cell-properties fo:padding="0.097cm" fo:border-left="0.05pt solid #000000" fo:border-right="none" fo:border-top="none" fo:border-bottom="0.05pt solid #000000"/>
    </style:style>
    <style:style style:name="表15.B3" style:family="table-cell">
      <style:table-cell-properties fo:padding="0.097cm" fo:border-left="0.05pt solid #000000" fo:border-right="0.05pt solid #000000" fo:border-top="none" fo:border-bottom="0.05pt solid #000000"/>
    </style:style>
    <style:style style:name="表15.A4" style:family="table-cell">
      <style:table-cell-properties fo:padding="0.097cm" fo:border-left="0.05pt solid #000000" fo:border-right="none" fo:border-top="none" fo:border-bottom="0.05pt solid #000000"/>
    </style:style>
    <style:style style:name="表15.B4" style:family="table-cell">
      <style:table-cell-properties fo:padding="0.097cm" fo:border-left="0.05pt solid #000000" fo:border-right="0.05pt solid #000000" fo:border-top="none" fo:border-bottom="0.05pt solid #000000"/>
    </style:style>
    <style:style style:name="表15.A5" style:family="table-cell">
      <style:table-cell-properties fo:padding="0.097cm" fo:border-left="0.05pt solid #000000" fo:border-right="none" fo:border-top="none" fo:border-bottom="0.05pt solid #000000"/>
    </style:style>
    <style:style style:name="表15.B5" style:family="table-cell">
      <style:table-cell-properties fo:padding="0.097cm" fo:border-left="0.05pt solid #000000" fo:border-right="0.05pt solid #000000" fo:border-top="none" fo:border-bottom="0.05pt solid #000000"/>
    </style:style>
    <style:style style:name="表15.A6" style:family="table-cell">
      <style:table-cell-properties fo:padding="0.097cm" fo:border-left="0.05pt solid #000000" fo:border-right="none" fo:border-top="none" fo:border-bottom="0.05pt solid #000000"/>
    </style:style>
    <style:style style:name="表15.B6" style:family="table-cell">
      <style:table-cell-properties fo:padding="0.097cm" fo:border-left="0.05pt solid #000000" fo:border-right="0.05pt solid #000000" fo:border-top="none" fo:border-bottom="0.05pt solid #000000"/>
    </style:style>
    <style:style style:name="表15.A7" style:family="table-cell">
      <style:table-cell-properties fo:padding="0.097cm" fo:border-left="0.05pt solid #000000" fo:border-right="none" fo:border-top="none" fo:border-bottom="0.05pt solid #000000"/>
    </style:style>
    <style:style style:name="表15.B7" style:family="table-cell">
      <style:table-cell-properties fo:padding="0.097cm" fo:border-left="0.05pt solid #000000" fo:border-right="0.05pt solid #000000" fo:border-top="none" fo:border-bottom="0.05pt solid #000000"/>
    </style:style>
    <style:style style:name="表16" style:family="table">
      <style:table-properties style:width="15.716cm" fo:margin-left="1.307cm" table:align="left"/>
    </style:style>
    <style:style style:name="表16.A" style:family="table-column">
      <style:table-column-properties style:column-width="15.716cm"/>
    </style:style>
    <style:style style:name="表16.A1" style:family="table-cell">
      <style:table-cell-properties fo:padding="0.097cm" fo:border="0.05pt solid #000000"/>
    </style:style>
    <style:style style:name="表17" style:family="table">
      <style:table-properties style:width="15.716cm" fo:margin-left="1.307cm" table:align="left"/>
    </style:style>
    <style:style style:name="表17.A" style:family="table-column">
      <style:table-column-properties style:column-width="15.716cm"/>
    </style:style>
    <style:style style:name="表17.A1" style:family="table-cell">
      <style:table-cell-properties fo:padding="0.097cm" fo:border="0.05pt solid #000000"/>
    </style:style>
    <style:style style:name="表18" style:family="table">
      <style:table-properties style:width="15.716cm" fo:margin-left="1.307cm" table:align="left"/>
    </style:style>
    <style:style style:name="表18.A" style:family="table-column">
      <style:table-column-properties style:column-width="15.716cm"/>
    </style:style>
    <style:style style:name="表18.A1" style:family="table-cell">
      <style:table-cell-properties fo:padding="0.097cm" fo:border="0.05pt solid #000000"/>
    </style:style>
    <style:style style:name="表19" style:family="table">
      <style:table-properties style:width="15.716cm" fo:margin-left="1.307cm" table:align="left"/>
    </style:style>
    <style:style style:name="表19.A" style:family="table-column">
      <style:table-column-properties style:column-width="15.716cm"/>
    </style:style>
    <style:style style:name="表19.A1" style:family="table-cell">
      <style:table-cell-properties fo:padding="0.097cm" fo:border="0.05pt solid #000000"/>
    </style:style>
    <style:style style:name="表20" style:family="table">
      <style:table-properties style:width="15.716cm" fo:margin-left="1.307cm" table:align="left"/>
    </style:style>
    <style:style style:name="表20.A" style:family="table-column">
      <style:table-column-properties style:column-width="15.716cm"/>
    </style:style>
    <style:style style:name="表20.A1" style:family="table-cell">
      <style:table-cell-properties fo:padding="0.097cm" fo:border="0.05pt solid #000000"/>
    </style:style>
    <style:style style:name="表21" style:family="table">
      <style:table-properties style:width="15.716cm" fo:margin-left="1.307cm" table:align="left"/>
    </style:style>
    <style:style style:name="表21.A" style:family="table-column">
      <style:table-column-properties style:column-width="15.716cm"/>
    </style:style>
    <style:style style:name="表21.A1" style:family="table-cell">
      <style:table-cell-properties fo:padding="0.097cm" fo:border="0.05pt solid #000000"/>
    </style:style>
    <style:style style:name="表22" style:family="table">
      <style:table-properties style:width="15.716cm" fo:margin-left="1.307cm" table:align="left"/>
    </style:style>
    <style:style style:name="表22.A" style:family="table-column">
      <style:table-column-properties style:column-width="15.716cm"/>
    </style:style>
    <style:style style:name="表22.A1" style:family="table-cell">
      <style:table-cell-properties fo:padding="0.097cm" fo:border="0.05pt solid #000000"/>
    </style:style>
    <style:style style:name="表23" style:family="table">
      <style:table-properties style:width="15.69cm" fo:margin-left="1.307cm" table:align="left"/>
    </style:style>
    <style:style style:name="表23.A" style:family="table-column">
      <style:table-column-properties style:column-width="15.69cm"/>
    </style:style>
    <style:style style:name="表23.A1" style:family="table-cell">
      <style:table-cell-properties fo:padding="0.097cm" fo:border="0.05pt solid #000000"/>
    </style:style>
    <style:style style:name="表24" style:family="table">
      <style:table-properties style:width="14.605cm" fo:margin-left="2.127cm" table:align="left"/>
    </style:style>
    <style:style style:name="表24.A" style:family="table-column">
      <style:table-column-properties style:column-width="4.207cm"/>
    </style:style>
    <style:style style:name="表24.B" style:family="table-column">
      <style:table-column-properties style:column-width="2.593cm"/>
    </style:style>
    <style:style style:name="表24.C" style:family="table-column">
      <style:table-column-properties style:column-width="7.805cm"/>
    </style:style>
    <style:style style:name="表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24.C1" style:family="table-cell">
      <style:table-cell-properties fo:background-color="#cccccc" fo:padding="0.097cm" fo:border="0.05pt solid #000000">
        <style:background-image/>
      </style:table-cell-properties>
    </style:style>
    <style:style style:name="表24.A2" style:family="table-cell">
      <style:table-cell-properties fo:background-color="#cccccc" fo:padding="0.097cm" fo:border-left="0.05pt solid #000000" fo:border-right="none" fo:border-top="none" fo:border-bottom="0.05pt solid #000000">
        <style:background-image/>
      </style:table-cell-properties>
    </style:style>
    <style:style style:name="表24.A3" style:family="table-cell">
      <style:table-cell-properties fo:padding="0.097cm" fo:border-left="0.05pt solid #000000" fo:border-right="none" fo:border-top="none" fo:border-bottom="0.05pt solid #000000"/>
    </style:style>
    <style:style style:name="表24.B3" style:family="table-cell">
      <style:table-cell-properties fo:padding="0.097cm" fo:border-left="0.05pt solid #000000" fo:border-right="none" fo:border-top="none" fo:border-bottom="0.05pt solid #000000"/>
    </style:style>
    <style:style style:name="表24.C3" style:family="table-cell">
      <style:table-cell-properties fo:padding="0.097cm" fo:border-left="0.05pt solid #000000" fo:border-right="0.05pt solid #000000" fo:border-top="none" fo:border-bottom="0.05pt solid #000000"/>
    </style:style>
    <style:style style:name="表24.A4" style:family="table-cell">
      <style:table-cell-properties fo:padding="0.097cm" fo:border-left="0.05pt solid #000000" fo:border-right="none" fo:border-top="none" fo:border-bottom="0.05pt solid #000000"/>
    </style:style>
    <style:style style:name="表24.B4" style:family="table-cell">
      <style:table-cell-properties fo:padding="0.097cm" fo:border-left="0.05pt solid #000000" fo:border-right="none" fo:border-top="none" fo:border-bottom="0.05pt solid #000000"/>
    </style:style>
    <style:style style:name="表24.C4" style:family="table-cell">
      <style:table-cell-properties fo:padding="0.097cm" fo:border-left="0.05pt solid #000000" fo:border-right="0.05pt solid #000000" fo:border-top="none" fo:border-bottom="0.05pt solid #000000"/>
    </style:style>
    <style:style style:name="表24.A5" style:family="table-cell">
      <style:table-cell-properties fo:padding="0.097cm" fo:border-left="0.05pt solid #000000" fo:border-right="none" fo:border-top="none" fo:border-bottom="0.05pt solid #000000"/>
    </style:style>
    <style:style style:name="表24.B5" style:family="table-cell">
      <style:table-cell-properties fo:padding="0.097cm" fo:border-left="0.05pt solid #000000" fo:border-right="none" fo:border-top="none" fo:border-bottom="0.05pt solid #000000"/>
    </style:style>
    <style:style style:name="表24.C5" style:family="table-cell">
      <style:table-cell-properties fo:padding="0.097cm" fo:border-left="0.05pt solid #000000" fo:border-right="0.05pt solid #000000" fo:border-top="none" fo:border-bottom="0.05pt solid #000000"/>
    </style:style>
    <style:style style:name="表24.A6" style:family="table-cell">
      <style:table-cell-properties fo:padding="0.097cm" fo:border-left="0.05pt solid #000000" fo:border-right="none" fo:border-top="none" fo:border-bottom="0.05pt solid #000000"/>
    </style:style>
    <style:style style:name="表24.B6" style:family="table-cell">
      <style:table-cell-properties fo:padding="0.097cm" fo:border-left="0.05pt solid #000000" fo:border-right="none" fo:border-top="none" fo:border-bottom="0.05pt solid #000000"/>
    </style:style>
    <style:style style:name="表24.C6" style:family="table-cell">
      <style:table-cell-properties fo:padding="0.097cm" fo:border-left="0.05pt solid #000000" fo:border-right="0.05pt solid #000000" fo:border-top="none" fo:border-bottom="0.05pt solid #000000"/>
    </style:style>
    <style:style style:name="表25" style:family="table">
      <style:table-properties style:width="15.716cm" fo:margin-left="1.307cm" table:align="left"/>
    </style:style>
    <style:style style:name="表25.A" style:family="table-column">
      <style:table-column-properties style:column-width="15.716cm"/>
    </style:style>
    <style:style style:name="表25.A1" style:family="table-cell">
      <style:table-cell-properties fo:padding="0.097cm" fo:border="0.05pt solid #000000"/>
    </style:style>
    <style:style style:name="表26" style:family="table">
      <style:table-properties style:width="15.716cm" fo:margin-left="1.307cm" table:align="left"/>
    </style:style>
    <style:style style:name="表26.A" style:family="table-column">
      <style:table-column-properties style:column-width="15.716cm"/>
    </style:style>
    <style:style style:name="表26.A1" style:family="table-cell">
      <style:table-cell-properties fo:padding="0.097cm" fo:border="0.05pt solid #000000"/>
    </style:style>
    <style:style style:name="表27" style:family="table">
      <style:table-properties style:width="15.716cm" fo:margin-left="1.307cm" table:align="left"/>
    </style:style>
    <style:style style:name="表27.A" style:family="table-column">
      <style:table-column-properties style:column-width="15.716cm"/>
    </style:style>
    <style:style style:name="表27.A1" style:family="table-cell">
      <style:table-cell-properties fo:padding="0.097cm" fo:border="0.05pt solid #000000"/>
    </style:style>
    <style:style style:name="表28" style:family="table">
      <style:table-properties style:width="15.716cm" fo:margin-left="1.307cm" table:align="left"/>
    </style:style>
    <style:style style:name="表28.A" style:family="table-column">
      <style:table-column-properties style:column-width="15.716cm"/>
    </style:style>
    <style:style style:name="表28.A1" style:family="table-cell">
      <style:table-cell-properties fo:padding="0.097cm" fo:border="0.05pt solid #000000"/>
    </style:style>
    <style:style style:name="表29" style:family="table">
      <style:table-properties style:width="15.716cm" fo:margin-left="1.307cm" table:align="left"/>
    </style:style>
    <style:style style:name="表29.A" style:family="table-column">
      <style:table-column-properties style:column-width="15.716cm"/>
    </style:style>
    <style:style style:name="表29.A1" style:family="table-cell">
      <style:table-cell-properties fo:padding="0.097cm" fo:border="0.05pt solid #000000"/>
    </style:style>
    <style:style style:name="表30" style:family="table">
      <style:table-properties style:width="15.716cm" fo:margin-left="1.307cm" table:align="left"/>
    </style:style>
    <style:style style:name="表30.A" style:family="table-column">
      <style:table-column-properties style:column-width="15.716cm"/>
    </style:style>
    <style:style style:name="表30.A1" style:family="table-cell">
      <style:table-cell-properties fo:padding="0.097cm" fo:border="0.05pt solid #000000"/>
    </style:style>
    <style:style style:name="表31" style:family="table">
      <style:table-properties style:width="15.716cm" fo:margin-left="1.307cm" table:align="left"/>
    </style:style>
    <style:style style:name="表31.A" style:family="table-column">
      <style:table-column-properties style:column-width="15.716cm"/>
    </style:style>
    <style:style style:name="表31.A1" style:family="table-cell">
      <style:table-cell-properties fo:padding="0.097cm" fo:border="0.05pt solid #000000"/>
    </style:style>
    <style:style style:name="表32" style:family="table">
      <style:table-properties style:width="15.716cm" fo:margin-left="1.307cm" table:align="left"/>
    </style:style>
    <style:style style:name="表32.A" style:family="table-column">
      <style:table-column-properties style:column-width="15.716cm"/>
    </style:style>
    <style:style style:name="表32.A1" style:family="table-cell">
      <style:table-cell-properties fo:padding="0.097cm" fo:border="0.05pt solid #000000"/>
    </style:style>
    <style:style style:name="表33" style:family="table">
      <style:table-properties style:width="15.716cm" fo:margin-left="1.307cm" table:align="left"/>
    </style:style>
    <style:style style:name="表33.A" style:family="table-column">
      <style:table-column-properties style:column-width="15.716cm"/>
    </style:style>
    <style:style style:name="表33.A1" style:family="table-cell">
      <style:table-cell-properties fo:padding="0.097cm" fo:border="0.05pt solid #000000"/>
    </style:style>
    <style:style style:name="表34" style:family="table">
      <style:table-properties style:width="15.716cm" fo:margin-left="1.307cm" table:align="left"/>
    </style:style>
    <style:style style:name="表34.A" style:family="table-column">
      <style:table-column-properties style:column-width="15.716cm"/>
    </style:style>
    <style:style style:name="表34.A1" style:family="table-cell">
      <style:table-cell-properties fo:padding="0.097cm" fo:border="0.05pt solid #000000"/>
    </style:style>
    <style:style style:name="表35" style:family="table">
      <style:table-properties style:width="15.716cm" fo:margin-left="1.307cm" table:align="left"/>
    </style:style>
    <style:style style:name="表35.A" style:family="table-column">
      <style:table-column-properties style:column-width="15.716cm"/>
    </style:style>
    <style:style style:name="表35.A1" style:family="table-cell">
      <style:table-cell-properties fo:padding="0.097cm" fo:border="0.05pt solid #000000"/>
    </style:style>
    <style:style style:name="表36" style:family="table">
      <style:table-properties style:width="15.716cm" fo:margin-left="1.307cm" table:align="left"/>
    </style:style>
    <style:style style:name="表36.A" style:family="table-column">
      <style:table-column-properties style:column-width="15.716cm"/>
    </style:style>
    <style:style style:name="表36.A1" style:family="table-cell">
      <style:table-cell-properties fo:padding="0.097cm" fo:border="0.05pt solid #000000"/>
    </style:style>
    <style:style style:name="表37" style:family="table">
      <style:table-properties style:width="15.716cm" fo:margin-left="1.307cm" table:align="left"/>
    </style:style>
    <style:style style:name="表37.A" style:family="table-column">
      <style:table-column-properties style:column-width="15.716cm"/>
    </style:style>
    <style:style style:name="表37.A1" style:family="table-cell">
      <style:table-cell-properties fo:padding="0.097cm" fo:border="0.05pt solid #000000"/>
    </style:style>
    <style:style style:name="表38" style:family="table">
      <style:table-properties style:width="15.716cm" fo:margin-left="1.307cm" table:align="left"/>
    </style:style>
    <style:style style:name="表38.A" style:family="table-column">
      <style:table-column-properties style:column-width="15.716cm"/>
    </style:style>
    <style:style style:name="表38.A1" style:family="table-cell">
      <style:table-cell-properties fo:padding="0.097cm" fo:border="0.05pt solid #000000"/>
    </style:style>
    <style:style style:name="表39" style:family="table">
      <style:table-properties style:width="15.69cm" fo:margin-left="1.307cm" table:align="left"/>
    </style:style>
    <style:style style:name="表39.A" style:family="table-column">
      <style:table-column-properties style:column-width="15.69cm"/>
    </style:style>
    <style:style style:name="表39.A1" style:family="table-cell">
      <style:table-cell-properties fo:padding="0.097cm" fo:border="0.05pt solid #000000"/>
    </style:style>
    <style:style style:name="表40" style:family="table">
      <style:table-properties style:width="15.716cm" fo:margin-left="1.307cm" table:align="left"/>
    </style:style>
    <style:style style:name="表40.A" style:family="table-column">
      <style:table-column-properties style:column-width="15.716cm"/>
    </style:style>
    <style:style style:name="表40.A1" style:family="table-cell">
      <style:table-cell-properties fo:padding="0.097cm" fo:border="0.05pt solid #000000"/>
    </style:style>
    <style:style style:name="表41" style:family="table">
      <style:table-properties style:width="15.716cm" fo:margin-left="1.307cm" table:align="left"/>
    </style:style>
    <style:style style:name="表41.A" style:family="table-column">
      <style:table-column-properties style:column-width="15.716cm"/>
    </style:style>
    <style:style style:name="表41.A1" style:family="table-cell">
      <style:table-cell-properties fo:padding="0.097cm" fo:border="0.05pt solid #000000"/>
    </style:style>
    <style:style style:name="表42" style:family="table">
      <style:table-properties style:width="15.716cm" fo:margin-left="1.307cm" table:align="left"/>
    </style:style>
    <style:style style:name="表42.A" style:family="table-column">
      <style:table-column-properties style:column-width="15.716cm"/>
    </style:style>
    <style:style style:name="表42.A1" style:family="table-cell">
      <style:table-cell-properties fo:padding="0.097cm" fo:border="0.05pt solid #000000"/>
    </style:style>
    <style:style style:name="表43" style:family="table">
      <style:table-properties style:width="15.716cm" fo:margin-left="1.307cm" table:align="left"/>
    </style:style>
    <style:style style:name="表43.A" style:family="table-column">
      <style:table-column-properties style:column-width="15.716cm"/>
    </style:style>
    <style:style style:name="表43.A1" style:family="table-cell">
      <style:table-cell-properties fo:padding="0.097cm" fo:border="0.05pt solid #000000"/>
    </style:style>
    <style:style style:name="表44" style:family="table">
      <style:table-properties style:width="15.716cm" fo:margin-left="1.307cm" table:align="left"/>
    </style:style>
    <style:style style:name="表44.A" style:family="table-column">
      <style:table-column-properties style:column-width="15.716cm"/>
    </style:style>
    <style:style style:name="表44.A1" style:family="table-cell">
      <style:table-cell-properties fo:padding="0.097cm" fo:border="0.05pt solid #000000"/>
    </style:style>
    <style:style style:name="表45" style:family="table">
      <style:table-properties style:width="15.69cm" fo:margin-left="1.307cm" table:align="left"/>
    </style:style>
    <style:style style:name="表45.A" style:family="table-column">
      <style:table-column-properties style:column-width="15.69cm"/>
    </style:style>
    <style:style style:name="表45.A1" style:family="table-cell">
      <style:table-cell-properties fo:background-color="#c0c0c0" fo:padding="0.097cm" fo:border="0.05pt solid #000000">
        <style:background-image/>
      </style:table-cell-properties>
    </style:style>
    <style:style style:name="表46" style:family="table">
      <style:table-properties style:width="14.605cm" fo:margin-left="2.127cm" table:align="left"/>
    </style:style>
    <style:style style:name="表46.A" style:family="table-column">
      <style:table-column-properties style:column-width="4.789cm"/>
    </style:style>
    <style:style style:name="表46.B" style:family="table-column">
      <style:table-column-properties style:column-width="0.953cm"/>
    </style:style>
    <style:style style:name="表46.C" style:family="table-column">
      <style:table-column-properties style:column-width="1.005cm"/>
    </style:style>
    <style:style style:name="表46.D" style:family="table-column">
      <style:table-column-properties style:column-width="7.858cm"/>
    </style:style>
    <style:style style:name="表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46.D1" style:family="table-cell">
      <style:table-cell-properties fo:background-color="#cccccc" fo:padding="0.097cm" fo:border="0.05pt solid #000000">
        <style:background-image/>
      </style:table-cell-properties>
    </style:style>
    <style:style style:name="表46.A2" style:family="table-cell">
      <style:table-cell-properties fo:padding="0.097cm" fo:border-left="0.05pt solid #000000" fo:border-right="none" fo:border-top="none" fo:border-bottom="0.05pt solid #000000"/>
    </style:style>
    <style:style style:name="表46.B2" style:family="table-cell">
      <style:table-cell-properties fo:padding="0.097cm" fo:border-left="0.05pt solid #000000" fo:border-right="none" fo:border-top="none" fo:border-bottom="0.05pt solid #000000"/>
    </style:style>
    <style:style style:name="表46.C2" style:family="table-cell">
      <style:table-cell-properties fo:padding="0.097cm" fo:border-left="0.05pt solid #000000" fo:border-right="none" fo:border-top="none" fo:border-bottom="0.05pt solid #000000"/>
    </style:style>
    <style:style style:name="表46.D2" style:family="table-cell">
      <style:table-cell-properties fo:padding="0.097cm" fo:border-left="0.05pt solid #000000" fo:border-right="0.05pt solid #000000" fo:border-top="none" fo:border-bottom="0.05pt solid #000000"/>
    </style:style>
    <style:style style:name="表46.A3" style:family="table-cell">
      <style:table-cell-properties fo:padding="0.097cm" fo:border-left="0.05pt solid #000000" fo:border-right="none" fo:border-top="none" fo:border-bottom="0.05pt solid #000000"/>
    </style:style>
    <style:style style:name="表46.B3" style:family="table-cell">
      <style:table-cell-properties fo:padding="0.097cm" fo:border-left="0.05pt solid #000000" fo:border-right="none" fo:border-top="none" fo:border-bottom="0.05pt solid #000000"/>
    </style:style>
    <style:style style:name="表46.C3" style:family="table-cell">
      <style:table-cell-properties fo:padding="0.097cm" fo:border-left="0.05pt solid #000000" fo:border-right="none" fo:border-top="none" fo:border-bottom="0.05pt solid #000000"/>
    </style:style>
    <style:style style:name="表46.D3" style:family="table-cell">
      <style:table-cell-properties fo:padding="0.097cm" fo:border-left="0.05pt solid #000000" fo:border-right="0.05pt solid #000000" fo:border-top="none" fo:border-bottom="0.05pt solid #000000"/>
    </style:style>
    <style:style style:name="表46.A4" style:family="table-cell">
      <style:table-cell-properties fo:padding="0.097cm" fo:border-left="0.05pt solid #000000" fo:border-right="none" fo:border-top="none" fo:border-bottom="0.05pt solid #000000"/>
    </style:style>
    <style:style style:name="表46.B4" style:family="table-cell">
      <style:table-cell-properties fo:padding="0.097cm" fo:border-left="0.05pt solid #000000" fo:border-right="none" fo:border-top="none" fo:border-bottom="0.05pt solid #000000"/>
    </style:style>
    <style:style style:name="表46.C4" style:family="table-cell">
      <style:table-cell-properties fo:padding="0.097cm" fo:border-left="0.05pt solid #000000" fo:border-right="none" fo:border-top="none" fo:border-bottom="0.05pt solid #000000"/>
    </style:style>
    <style:style style:name="表46.D4" style:family="table-cell">
      <style:table-cell-properties fo:padding="0.097cm" fo:border-left="0.05pt solid #000000" fo:border-right="0.05pt solid #000000" fo:border-top="none" fo:border-bottom="0.05pt solid #000000"/>
    </style:style>
    <style:style style:name="表46.A5" style:family="table-cell">
      <style:table-cell-properties fo:padding="0.097cm" fo:border-left="0.05pt solid #000000" fo:border-right="none" fo:border-top="none" fo:border-bottom="0.05pt solid #000000"/>
    </style:style>
    <style:style style:name="表46.B5" style:family="table-cell">
      <style:table-cell-properties fo:padding="0.097cm" fo:border-left="0.05pt solid #000000" fo:border-right="none" fo:border-top="none" fo:border-bottom="0.05pt solid #000000"/>
    </style:style>
    <style:style style:name="表46.C5" style:family="table-cell">
      <style:table-cell-properties fo:padding="0.097cm" fo:border-left="0.05pt solid #000000" fo:border-right="none" fo:border-top="none" fo:border-bottom="0.05pt solid #000000"/>
    </style:style>
    <style:style style:name="表46.D5" style:family="table-cell">
      <style:table-cell-properties fo:padding="0.097cm" fo:border-left="0.05pt solid #000000" fo:border-right="0.05pt solid #000000" fo:border-top="none" fo:border-bottom="0.05pt solid #000000"/>
    </style:style>
    <style:style style:name="表46.A6" style:family="table-cell">
      <style:table-cell-properties fo:padding="0.097cm" fo:border-left="0.05pt solid #000000" fo:border-right="none" fo:border-top="none" fo:border-bottom="0.05pt solid #000000"/>
    </style:style>
    <style:style style:name="表46.B6" style:family="table-cell">
      <style:table-cell-properties fo:padding="0.097cm" fo:border-left="0.05pt solid #000000" fo:border-right="none" fo:border-top="none" fo:border-bottom="0.05pt solid #000000"/>
    </style:style>
    <style:style style:name="表46.C6" style:family="table-cell">
      <style:table-cell-properties fo:padding="0.097cm" fo:border-left="0.05pt solid #000000" fo:border-right="none" fo:border-top="none" fo:border-bottom="0.05pt solid #000000"/>
    </style:style>
    <style:style style:name="表46.D6" style:family="table-cell">
      <style:table-cell-properties fo:padding="0.097cm" fo:border-left="0.05pt solid #000000" fo:border-right="0.05pt solid #000000" fo:border-top="none" fo:border-bottom="0.05pt solid #000000"/>
    </style:style>
    <style:style style:name="表46.A7" style:family="table-cell">
      <style:table-cell-properties fo:padding="0.097cm" fo:border-left="0.05pt solid #000000" fo:border-right="none" fo:border-top="none" fo:border-bottom="0.05pt solid #000000"/>
    </style:style>
    <style:style style:name="表46.B7" style:family="table-cell">
      <style:table-cell-properties fo:padding="0.097cm" fo:border-left="0.05pt solid #000000" fo:border-right="none" fo:border-top="none" fo:border-bottom="0.05pt solid #000000"/>
    </style:style>
    <style:style style:name="表46.C7" style:family="table-cell">
      <style:table-cell-properties fo:padding="0.097cm" fo:border-left="0.05pt solid #000000" fo:border-right="none" fo:border-top="none" fo:border-bottom="0.05pt solid #000000"/>
    </style:style>
    <style:style style:name="表46.D7" style:family="table-cell">
      <style:table-cell-properties fo:padding="0.097cm" fo:border-left="0.05pt solid #000000" fo:border-right="0.05pt solid #000000" fo:border-top="none" fo:border-bottom="0.05pt solid #000000"/>
    </style:style>
    <style:style style:name="表46.A8" style:family="table-cell">
      <style:table-cell-properties fo:padding="0.097cm" fo:border-left="0.05pt solid #000000" fo:border-right="none" fo:border-top="none" fo:border-bottom="0.05pt solid #000000"/>
    </style:style>
    <style:style style:name="表46.B8" style:family="table-cell">
      <style:table-cell-properties fo:padding="0.097cm" fo:border-left="0.05pt solid #000000" fo:border-right="none" fo:border-top="none" fo:border-bottom="0.05pt solid #000000"/>
    </style:style>
    <style:style style:name="表46.C8" style:family="table-cell">
      <style:table-cell-properties fo:padding="0.097cm" fo:border-left="0.05pt solid #000000" fo:border-right="none" fo:border-top="none" fo:border-bottom="0.05pt solid #000000"/>
    </style:style>
    <style:style style:name="表46.D8" style:family="table-cell">
      <style:table-cell-properties fo:padding="0.097cm" fo:border-left="0.05pt solid #000000" fo:border-right="0.05pt solid #000000" fo:border-top="none" fo:border-bottom="0.05pt solid #000000"/>
    </style:style>
    <style:style style:name="表46.A9" style:family="table-cell">
      <style:table-cell-properties fo:padding="0.097cm" fo:border-left="0.05pt solid #000000" fo:border-right="none" fo:border-top="none" fo:border-bottom="0.05pt solid #000000"/>
    </style:style>
    <style:style style:name="表46.B9" style:family="table-cell">
      <style:table-cell-properties fo:padding="0.097cm" fo:border-left="0.05pt solid #000000" fo:border-right="none" fo:border-top="none" fo:border-bottom="0.05pt solid #000000"/>
    </style:style>
    <style:style style:name="表46.C9" style:family="table-cell">
      <style:table-cell-properties fo:padding="0.097cm" fo:border-left="0.05pt solid #000000" fo:border-right="none" fo:border-top="none" fo:border-bottom="0.05pt solid #000000"/>
    </style:style>
    <style:style style:name="表46.D9" style:family="table-cell">
      <style:table-cell-properties fo:padding="0.097cm" fo:border-left="0.05pt solid #000000" fo:border-right="0.05pt solid #000000" fo:border-top="none" fo:border-bottom="0.05pt solid #000000"/>
    </style:style>
    <style:style style:name="表47" style:family="table">
      <style:table-properties style:width="14.605cm" fo:margin-left="2.127cm" table:align="left"/>
    </style:style>
    <style:style style:name="表47.A" style:family="table-column">
      <style:table-column-properties style:column-width="4.789cm"/>
    </style:style>
    <style:style style:name="表47.B" style:family="table-column">
      <style:table-column-properties style:column-width="0.953cm"/>
    </style:style>
    <style:style style:name="表47.C" style:family="table-column">
      <style:table-column-properties style:column-width="1.005cm"/>
    </style:style>
    <style:style style:name="表47.D" style:family="table-column">
      <style:table-column-properties style:column-width="7.858cm"/>
    </style:style>
    <style:style style:name="表47.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47.D1" style:family="table-cell">
      <style:table-cell-properties fo:background-color="#cccccc" fo:padding="0.097cm" fo:border="0.05pt solid #000000">
        <style:background-image/>
      </style:table-cell-properties>
    </style:style>
    <style:style style:name="表47.A2" style:family="table-cell">
      <style:table-cell-properties fo:padding="0.097cm" fo:border-left="0.05pt solid #000000" fo:border-right="none" fo:border-top="none" fo:border-bottom="0.05pt solid #000000"/>
    </style:style>
    <style:style style:name="表47.B2" style:family="table-cell">
      <style:table-cell-properties fo:padding="0.097cm" fo:border-left="0.05pt solid #000000" fo:border-right="none" fo:border-top="none" fo:border-bottom="0.05pt solid #000000"/>
    </style:style>
    <style:style style:name="表47.C2" style:family="table-cell">
      <style:table-cell-properties fo:padding="0.097cm" fo:border-left="0.05pt solid #000000" fo:border-right="none" fo:border-top="none" fo:border-bottom="0.05pt solid #000000"/>
    </style:style>
    <style:style style:name="表47.D2" style:family="table-cell">
      <style:table-cell-properties fo:padding="0.097cm" fo:border-left="0.05pt solid #000000" fo:border-right="0.05pt solid #000000" fo:border-top="none" fo:border-bottom="0.05pt solid #000000"/>
    </style:style>
    <style:style style:name="表47.A3" style:family="table-cell">
      <style:table-cell-properties fo:padding="0.097cm" fo:border-left="0.05pt solid #000000" fo:border-right="none" fo:border-top="none" fo:border-bottom="0.05pt solid #000000"/>
    </style:style>
    <style:style style:name="表47.B3" style:family="table-cell">
      <style:table-cell-properties fo:padding="0.097cm" fo:border-left="0.05pt solid #000000" fo:border-right="none" fo:border-top="none" fo:border-bottom="0.05pt solid #000000"/>
    </style:style>
    <style:style style:name="表47.C3" style:family="table-cell">
      <style:table-cell-properties fo:padding="0.097cm" fo:border-left="0.05pt solid #000000" fo:border-right="none" fo:border-top="none" fo:border-bottom="0.05pt solid #000000"/>
    </style:style>
    <style:style style:name="表47.D3" style:family="table-cell">
      <style:table-cell-properties fo:padding="0.097cm" fo:border-left="0.05pt solid #000000" fo:border-right="0.05pt solid #000000" fo:border-top="none" fo:border-bottom="0.05pt solid #000000"/>
    </style:style>
    <style:style style:name="表47.A4" style:family="table-cell">
      <style:table-cell-properties fo:padding="0.097cm" fo:border-left="0.05pt solid #000000" fo:border-right="none" fo:border-top="none" fo:border-bottom="0.05pt solid #000000"/>
    </style:style>
    <style:style style:name="表47.B4" style:family="table-cell">
      <style:table-cell-properties fo:padding="0.097cm" fo:border-left="0.05pt solid #000000" fo:border-right="none" fo:border-top="none" fo:border-bottom="0.05pt solid #000000"/>
    </style:style>
    <style:style style:name="表47.C4" style:family="table-cell">
      <style:table-cell-properties fo:padding="0.097cm" fo:border-left="0.05pt solid #000000" fo:border-right="none" fo:border-top="none" fo:border-bottom="0.05pt solid #000000"/>
    </style:style>
    <style:style style:name="表47.D4" style:family="table-cell">
      <style:table-cell-properties fo:padding="0.097cm" fo:border-left="0.05pt solid #000000" fo:border-right="0.05pt solid #000000" fo:border-top="none" fo:border-bottom="0.05pt solid #000000"/>
    </style:style>
    <style:style style:name="表47.A5" style:family="table-cell">
      <style:table-cell-properties fo:padding="0.097cm" fo:border-left="0.05pt solid #000000" fo:border-right="none" fo:border-top="none" fo:border-bottom="0.05pt solid #000000"/>
    </style:style>
    <style:style style:name="表47.B5" style:family="table-cell">
      <style:table-cell-properties fo:padding="0.097cm" fo:border-left="0.05pt solid #000000" fo:border-right="none" fo:border-top="none" fo:border-bottom="0.05pt solid #000000"/>
    </style:style>
    <style:style style:name="表47.C5" style:family="table-cell">
      <style:table-cell-properties fo:padding="0.097cm" fo:border-left="0.05pt solid #000000" fo:border-right="none" fo:border-top="none" fo:border-bottom="0.05pt solid #000000"/>
    </style:style>
    <style:style style:name="表47.D5" style:family="table-cell">
      <style:table-cell-properties fo:padding="0.097cm" fo:border-left="0.05pt solid #000000" fo:border-right="0.05pt solid #000000" fo:border-top="none" fo:border-bottom="0.05pt solid #000000"/>
    </style:style>
    <style:style style:name="表47.A6" style:family="table-cell">
      <style:table-cell-properties fo:padding="0.097cm" fo:border-left="0.05pt solid #000000" fo:border-right="none" fo:border-top="none" fo:border-bottom="0.05pt solid #000000"/>
    </style:style>
    <style:style style:name="表47.B6" style:family="table-cell">
      <style:table-cell-properties fo:padding="0.097cm" fo:border-left="0.05pt solid #000000" fo:border-right="none" fo:border-top="none" fo:border-bottom="0.05pt solid #000000"/>
    </style:style>
    <style:style style:name="表47.C6" style:family="table-cell">
      <style:table-cell-properties fo:padding="0.097cm" fo:border-left="0.05pt solid #000000" fo:border-right="none" fo:border-top="none" fo:border-bottom="0.05pt solid #000000"/>
    </style:style>
    <style:style style:name="表47.D6" style:family="table-cell">
      <style:table-cell-properties fo:padding="0.097cm" fo:border-left="0.05pt solid #000000" fo:border-right="0.05pt solid #000000" fo:border-top="none" fo:border-bottom="0.05pt solid #000000"/>
    </style:style>
    <style:style style:name="表47.A7" style:family="table-cell">
      <style:table-cell-properties fo:padding="0.097cm" fo:border-left="0.05pt solid #000000" fo:border-right="none" fo:border-top="none" fo:border-bottom="0.05pt solid #000000"/>
    </style:style>
    <style:style style:name="表47.B7" style:family="table-cell">
      <style:table-cell-properties fo:padding="0.097cm" fo:border-left="0.05pt solid #000000" fo:border-right="none" fo:border-top="none" fo:border-bottom="0.05pt solid #000000"/>
    </style:style>
    <style:style style:name="表47.C7" style:family="table-cell">
      <style:table-cell-properties fo:padding="0.097cm" fo:border-left="0.05pt solid #000000" fo:border-right="none" fo:border-top="none" fo:border-bottom="0.05pt solid #000000"/>
    </style:style>
    <style:style style:name="表47.D7" style:family="table-cell">
      <style:table-cell-properties fo:padding="0.097cm" fo:border-left="0.05pt solid #000000" fo:border-right="0.05pt solid #000000" fo:border-top="none" fo:border-bottom="0.05pt solid #000000"/>
    </style:style>
    <style:style style:name="表47.A8" style:family="table-cell">
      <style:table-cell-properties fo:padding="0.097cm" fo:border-left="0.05pt solid #000000" fo:border-right="none" fo:border-top="none" fo:border-bottom="0.05pt solid #000000"/>
    </style:style>
    <style:style style:name="表47.B8" style:family="table-cell">
      <style:table-cell-properties fo:padding="0.097cm" fo:border-left="0.05pt solid #000000" fo:border-right="none" fo:border-top="none" fo:border-bottom="0.05pt solid #000000"/>
    </style:style>
    <style:style style:name="表47.C8" style:family="table-cell">
      <style:table-cell-properties fo:padding="0.097cm" fo:border-left="0.05pt solid #000000" fo:border-right="none" fo:border-top="none" fo:border-bottom="0.05pt solid #000000"/>
    </style:style>
    <style:style style:name="表47.D8" style:family="table-cell">
      <style:table-cell-properties fo:padding="0.097cm" fo:border-left="0.05pt solid #000000" fo:border-right="0.05pt solid #000000" fo:border-top="none" fo:border-bottom="0.05pt solid #000000"/>
    </style:style>
    <style:style style:name="表47.A9" style:family="table-cell">
      <style:table-cell-properties fo:padding="0.097cm" fo:border-left="0.05pt solid #000000" fo:border-right="none" fo:border-top="none" fo:border-bottom="0.05pt solid #000000"/>
    </style:style>
    <style:style style:name="表47.B9" style:family="table-cell">
      <style:table-cell-properties fo:padding="0.097cm" fo:border-left="0.05pt solid #000000" fo:border-right="none" fo:border-top="none" fo:border-bottom="0.05pt solid #000000"/>
    </style:style>
    <style:style style:name="表47.C9" style:family="table-cell">
      <style:table-cell-properties fo:padding="0.097cm" fo:border-left="0.05pt solid #000000" fo:border-right="none" fo:border-top="none" fo:border-bottom="0.05pt solid #000000"/>
    </style:style>
    <style:style style:name="表47.D9" style:family="table-cell">
      <style:table-cell-properties fo:padding="0.097cm" fo:border-left="0.05pt solid #000000" fo:border-right="0.05pt solid #000000" fo:border-top="none" fo:border-bottom="0.05pt solid #000000"/>
    </style:style>
    <style:style style:name="表47.A10" style:family="table-cell">
      <style:table-cell-properties fo:padding="0.097cm" fo:border-left="0.05pt solid #000000" fo:border-right="none" fo:border-top="none" fo:border-bottom="0.05pt solid #000000"/>
    </style:style>
    <style:style style:name="表47.B10" style:family="table-cell">
      <style:table-cell-properties fo:padding="0.097cm" fo:border-left="0.05pt solid #000000" fo:border-right="none" fo:border-top="none" fo:border-bottom="0.05pt solid #000000"/>
    </style:style>
    <style:style style:name="表47.C10" style:family="table-cell">
      <style:table-cell-properties fo:padding="0.097cm" fo:border-left="0.05pt solid #000000" fo:border-right="none" fo:border-top="none" fo:border-bottom="0.05pt solid #000000"/>
    </style:style>
    <style:style style:name="表47.D10" style:family="table-cell">
      <style:table-cell-properties fo:padding="0.097cm" fo:border-left="0.05pt solid #000000" fo:border-right="0.05pt solid #000000" fo:border-top="none" fo:border-bottom="0.05pt solid #000000"/>
    </style:style>
    <style:style style:name="表47.A11" style:family="table-cell">
      <style:table-cell-properties fo:padding="0.097cm" fo:border-left="0.05pt solid #000000" fo:border-right="none" fo:border-top="none" fo:border-bottom="0.05pt solid #000000"/>
    </style:style>
    <style:style style:name="表47.B11" style:family="table-cell">
      <style:table-cell-properties fo:padding="0.097cm" fo:border-left="0.05pt solid #000000" fo:border-right="none" fo:border-top="none" fo:border-bottom="0.05pt solid #000000"/>
    </style:style>
    <style:style style:name="表47.C11" style:family="table-cell">
      <style:table-cell-properties fo:padding="0.097cm" fo:border-left="0.05pt solid #000000" fo:border-right="none" fo:border-top="none" fo:border-bottom="0.05pt solid #000000"/>
    </style:style>
    <style:style style:name="表47.D11" style:family="table-cell">
      <style:table-cell-properties fo:padding="0.097cm" fo:border-left="0.05pt solid #000000" fo:border-right="0.05pt solid #000000" fo:border-top="none" fo:border-bottom="0.05pt solid #000000"/>
    </style:style>
    <style:style style:name="表47.A12" style:family="table-cell">
      <style:table-cell-properties fo:padding="0.097cm" fo:border-left="0.05pt solid #000000" fo:border-right="none" fo:border-top="none" fo:border-bottom="0.05pt solid #000000"/>
    </style:style>
    <style:style style:name="表47.B12" style:family="table-cell">
      <style:table-cell-properties fo:padding="0.097cm" fo:border-left="0.05pt solid #000000" fo:border-right="none" fo:border-top="none" fo:border-bottom="0.05pt solid #000000"/>
    </style:style>
    <style:style style:name="表47.C12" style:family="table-cell">
      <style:table-cell-properties fo:padding="0.097cm" fo:border-left="0.05pt solid #000000" fo:border-right="none" fo:border-top="none" fo:border-bottom="0.05pt solid #000000"/>
    </style:style>
    <style:style style:name="表47.D12" style:family="table-cell">
      <style:table-cell-properties fo:padding="0.097cm" fo:border-left="0.05pt solid #000000" fo:border-right="0.05pt solid #000000" fo:border-top="none" fo:border-bottom="0.05pt solid #000000"/>
    </style:style>
    <style:style style:name="表47.A13" style:family="table-cell">
      <style:table-cell-properties fo:padding="0.097cm" fo:border-left="0.05pt solid #000000" fo:border-right="none" fo:border-top="none" fo:border-bottom="0.05pt solid #000000"/>
    </style:style>
    <style:style style:name="表47.B13" style:family="table-cell">
      <style:table-cell-properties fo:padding="0.097cm" fo:border-left="0.05pt solid #000000" fo:border-right="none" fo:border-top="none" fo:border-bottom="0.05pt solid #000000"/>
    </style:style>
    <style:style style:name="表47.C13" style:family="table-cell">
      <style:table-cell-properties fo:padding="0.097cm" fo:border-left="0.05pt solid #000000" fo:border-right="none" fo:border-top="none" fo:border-bottom="0.05pt solid #000000"/>
    </style:style>
    <style:style style:name="表47.D13" style:family="table-cell">
      <style:table-cell-properties fo:padding="0.097cm" fo:border-left="0.05pt solid #000000" fo:border-right="0.05pt solid #000000" fo:border-top="none" fo:border-bottom="0.05pt solid #000000"/>
    </style:style>
    <style:style style:name="表47.A14" style:family="table-cell">
      <style:table-cell-properties fo:padding="0.097cm" fo:border-left="0.05pt solid #000000" fo:border-right="none" fo:border-top="none" fo:border-bottom="0.05pt solid #000000"/>
    </style:style>
    <style:style style:name="表47.B14" style:family="table-cell">
      <style:table-cell-properties fo:padding="0.097cm" fo:border-left="0.05pt solid #000000" fo:border-right="none" fo:border-top="none" fo:border-bottom="0.05pt solid #000000"/>
    </style:style>
    <style:style style:name="表47.C14" style:family="table-cell">
      <style:table-cell-properties fo:padding="0.097cm" fo:border-left="0.05pt solid #000000" fo:border-right="none" fo:border-top="none" fo:border-bottom="0.05pt solid #000000"/>
    </style:style>
    <style:style style:name="表47.D14" style:family="table-cell">
      <style:table-cell-properties fo:padding="0.097cm" fo:border-left="0.05pt solid #000000" fo:border-right="0.05pt solid #000000" fo:border-top="none" fo:border-bottom="0.05pt solid #000000"/>
    </style:style>
    <style:style style:name="表47.A15" style:family="table-cell">
      <style:table-cell-properties fo:padding="0.097cm" fo:border-left="0.05pt solid #000000" fo:border-right="none" fo:border-top="none" fo:border-bottom="0.05pt solid #000000"/>
    </style:style>
    <style:style style:name="表47.B15" style:family="table-cell">
      <style:table-cell-properties fo:padding="0.097cm" fo:border-left="0.05pt solid #000000" fo:border-right="none" fo:border-top="none" fo:border-bottom="0.05pt solid #000000"/>
    </style:style>
    <style:style style:name="表47.C15" style:family="table-cell">
      <style:table-cell-properties fo:padding="0.097cm" fo:border-left="0.05pt solid #000000" fo:border-right="none" fo:border-top="none" fo:border-bottom="0.05pt solid #000000"/>
    </style:style>
    <style:style style:name="表47.D15" style:family="table-cell">
      <style:table-cell-properties fo:padding="0.097cm" fo:border-left="0.05pt solid #000000" fo:border-right="0.05pt solid #000000" fo:border-top="none" fo:border-bottom="0.05pt solid #000000"/>
    </style:style>
    <style:style style:name="表47.A16" style:family="table-cell">
      <style:table-cell-properties fo:padding="0.097cm" fo:border-left="0.05pt solid #000000" fo:border-right="none" fo:border-top="none" fo:border-bottom="0.05pt solid #000000"/>
    </style:style>
    <style:style style:name="表47.B16" style:family="table-cell">
      <style:table-cell-properties fo:padding="0.097cm" fo:border-left="0.05pt solid #000000" fo:border-right="none" fo:border-top="none" fo:border-bottom="0.05pt solid #000000"/>
    </style:style>
    <style:style style:name="表47.C16" style:family="table-cell">
      <style:table-cell-properties fo:padding="0.097cm" fo:border-left="0.05pt solid #000000" fo:border-right="none" fo:border-top="none" fo:border-bottom="0.05pt solid #000000"/>
    </style:style>
    <style:style style:name="表47.D16" style:family="table-cell">
      <style:table-cell-properties fo:padding="0.097cm" fo:border-left="0.05pt solid #000000" fo:border-right="0.05pt solid #000000" fo:border-top="none" fo:border-bottom="0.05pt solid #000000"/>
    </style:style>
    <style:style style:name="表47.A17" style:family="table-cell">
      <style:table-cell-properties fo:padding="0.097cm" fo:border-left="0.05pt solid #000000" fo:border-right="none" fo:border-top="none" fo:border-bottom="0.05pt solid #000000"/>
    </style:style>
    <style:style style:name="表47.B17" style:family="table-cell">
      <style:table-cell-properties fo:padding="0.097cm" fo:border-left="0.05pt solid #000000" fo:border-right="none" fo:border-top="none" fo:border-bottom="0.05pt solid #000000"/>
    </style:style>
    <style:style style:name="表47.C17" style:family="table-cell">
      <style:table-cell-properties fo:padding="0.097cm" fo:border-left="0.05pt solid #000000" fo:border-right="none" fo:border-top="none" fo:border-bottom="0.05pt solid #000000"/>
    </style:style>
    <style:style style:name="表47.D17" style:family="table-cell">
      <style:table-cell-properties fo:padding="0.097cm" fo:border-left="0.05pt solid #000000" fo:border-right="0.05pt solid #000000" fo:border-top="none" fo:border-bottom="0.05pt solid #000000"/>
    </style:style>
    <style:style style:name="表47.A18" style:family="table-cell">
      <style:table-cell-properties fo:padding="0.097cm" fo:border-left="0.05pt solid #000000" fo:border-right="none" fo:border-top="none" fo:border-bottom="0.05pt solid #000000"/>
    </style:style>
    <style:style style:name="表47.B18" style:family="table-cell">
      <style:table-cell-properties fo:padding="0.097cm" fo:border-left="0.05pt solid #000000" fo:border-right="none" fo:border-top="none" fo:border-bottom="0.05pt solid #000000"/>
    </style:style>
    <style:style style:name="表47.C18" style:family="table-cell">
      <style:table-cell-properties fo:padding="0.097cm" fo:border-left="0.05pt solid #000000" fo:border-right="none" fo:border-top="none" fo:border-bottom="0.05pt solid #000000"/>
    </style:style>
    <style:style style:name="表47.D18" style:family="table-cell">
      <style:table-cell-properties fo:padding="0.097cm" fo:border-left="0.05pt solid #000000" fo:border-right="0.05pt solid #000000" fo:border-top="none" fo:border-bottom="0.05pt solid #000000"/>
    </style:style>
    <style:style style:name="表48" style:family="table">
      <style:table-properties style:width="15.716cm" fo:margin-left="1.307cm" table:align="left"/>
    </style:style>
    <style:style style:name="表48.A" style:family="table-column">
      <style:table-column-properties style:column-width="15.716cm"/>
    </style:style>
    <style:style style:name="表48.A1" style:family="table-cell">
      <style:table-cell-properties fo:padding="0.097cm" fo:border="0.05pt solid #000000"/>
    </style:style>
    <style:style style:name="表49" style:family="table">
      <style:table-properties style:width="15.716cm" fo:margin-left="1.307cm" table:align="left"/>
    </style:style>
    <style:style style:name="表49.A" style:family="table-column">
      <style:table-column-properties style:column-width="15.716cm"/>
    </style:style>
    <style:style style:name="表49.A1" style:family="table-cell">
      <style:table-cell-properties fo:padding="0.097cm" fo:border="0.05pt solid #000000"/>
    </style:style>
    <style:style style:name="表50" style:family="table">
      <style:table-properties style:width="15.716cm" fo:margin-left="1.307cm" table:align="left"/>
    </style:style>
    <style:style style:name="表50.A" style:family="table-column">
      <style:table-column-properties style:column-width="15.716cm"/>
    </style:style>
    <style:style style:name="表50.A1" style:family="table-cell">
      <style:table-cell-properties fo:padding="0.097cm" fo:border="0.05pt solid #000000"/>
    </style:style>
    <style:style style:name="表51" style:family="table">
      <style:table-properties style:width="15.716cm" fo:margin-left="1.307cm" table:align="left"/>
    </style:style>
    <style:style style:name="表51.A" style:family="table-column">
      <style:table-column-properties style:column-width="15.716cm"/>
    </style:style>
    <style:style style:name="表51.A1" style:family="table-cell">
      <style:table-cell-properties fo:padding="0.097cm" fo:border="0.05pt solid #000000"/>
    </style:style>
    <style:style style:name="表52" style:family="table">
      <style:table-properties style:width="15.716cm" fo:margin-left="1.307cm" table:align="left"/>
    </style:style>
    <style:style style:name="表52.A" style:family="table-column">
      <style:table-column-properties style:column-width="15.716cm"/>
    </style:style>
    <style:style style:name="表52.A1" style:family="table-cell">
      <style:table-cell-properties fo:padding="0.097cm" fo:border="0.05pt solid #000000"/>
    </style:style>
    <style:style style:name="表53" style:family="table">
      <style:table-properties style:width="15.716cm" fo:margin-left="1.307cm" table:align="left"/>
    </style:style>
    <style:style style:name="表53.A" style:family="table-column">
      <style:table-column-properties style:column-width="15.716cm"/>
    </style:style>
    <style:style style:name="表53.A1" style:family="table-cell">
      <style:table-cell-properties fo:padding="0.097cm" fo:border="0.05pt solid #000000"/>
    </style:style>
    <style:style style:name="表54" style:family="table">
      <style:table-properties style:width="15.716cm" fo:margin-left="1.307cm" table:align="left"/>
    </style:style>
    <style:style style:name="表54.A" style:family="table-column">
      <style:table-column-properties style:column-width="15.716cm"/>
    </style:style>
    <style:style style:name="表54.A1" style:family="table-cell">
      <style:table-cell-properties fo:padding="0.097cm" fo:border="0.05pt solid #000000"/>
    </style:style>
    <style:style style:name="表55" style:family="table">
      <style:table-properties style:width="15.716cm" fo:margin-left="1.307cm" table:align="left"/>
    </style:style>
    <style:style style:name="表55.A" style:family="table-column">
      <style:table-column-properties style:column-width="15.716cm"/>
    </style:style>
    <style:style style:name="表55.A1" style:family="table-cell">
      <style:table-cell-properties fo:padding="0.097cm" fo:border="0.05pt solid #000000"/>
    </style:style>
    <style:style style:name="表56" style:family="table">
      <style:table-properties style:width="15.716cm" fo:margin-left="1.307cm" table:align="left"/>
    </style:style>
    <style:style style:name="表56.A" style:family="table-column">
      <style:table-column-properties style:column-width="15.716cm"/>
    </style:style>
    <style:style style:name="表56.A1" style:family="table-cell">
      <style:table-cell-properties fo:padding="0.097cm" fo:border="0.05pt solid #000000"/>
    </style:style>
    <style:style style:name="表57" style:family="table">
      <style:table-properties style:width="15.69cm" fo:margin-left="1.307cm" table:align="left"/>
    </style:style>
    <style:style style:name="表57.A" style:family="table-column">
      <style:table-column-properties style:column-width="15.69cm"/>
    </style:style>
    <style:style style:name="表57.A1" style:family="table-cell">
      <style:table-cell-properties fo:background-color="#c0c0c0" fo:padding="0.097cm" fo:border="0.05pt solid #000000">
        <style:background-image/>
      </style:table-cell-properties>
    </style:style>
    <style:style style:name="ライセンス" style:family="table">
      <style:table-properties style:width="17cm" table:align="margins" fo:keep-with-next="always"/>
    </style:style>
    <style:style style:name="ライセンス.A" style:family="table-column">
      <style:table-column-properties style:column-width="17cm" style:rel-column-width="9638*"/>
    </style:style>
    <style:style style:name="ライセンス.1" style:family="table-row">
      <style:table-row-properties style:min-row-height="5.741cm"/>
    </style:style>
    <style:style style:name="ライセンス.A1" style:family="table-cell">
      <style:table-cell-properties fo:padding="0.097cm" fo:border="0.05pt solid #000000"/>
    </style:style>
    <style:style style:name="表60" style:family="table">
      <style:table-properties style:width="17cm" table:align="margins" fo:keep-with-next="always"/>
    </style:style>
    <style:style style:name="表60.A" style:family="table-column">
      <style:table-column-properties style:column-width="4.249cm" style:rel-column-width="16383*"/>
    </style:style>
    <style:style style:name="表60.D" style:family="table-column">
      <style:table-column-properties style:column-width="4.251cm" style:rel-column-width="16386*"/>
    </style:style>
    <style:style style:name="表60.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0.D1" style:family="table-cell">
      <style:table-cell-properties fo:background-color="#c0c0c0" fo:padding="0.097cm" fo:border="0.05pt solid #000000">
        <style:background-image/>
      </style:table-cell-properties>
    </style:style>
    <style:style style:name="表60.A2" style:family="table-cell">
      <style:table-cell-properties fo:padding="0.097cm" fo:border-left="0.05pt solid #000000" fo:border-right="none" fo:border-top="none" fo:border-bottom="0.05pt solid #000000"/>
    </style:style>
    <style:style style:name="表60.B2" style:family="table-cell">
      <style:table-cell-properties fo:padding="0.097cm" fo:border-left="0.05pt solid #000000" fo:border-right="none" fo:border-top="none" fo:border-bottom="0.05pt solid #000000"/>
    </style:style>
    <style:style style:name="表60.C2" style:family="table-cell">
      <style:table-cell-properties fo:padding="0.097cm" fo:border-left="0.05pt solid #000000" fo:border-right="none" fo:border-top="none" fo:border-bottom="0.05pt solid #000000"/>
    </style:style>
    <style:style style:name="表60.D2" style:family="table-cell">
      <style:table-cell-properties fo:padding="0.097cm" fo:border-left="0.05pt solid #000000" fo:border-right="0.05pt solid #000000" fo:border-top="none" fo:border-bottom="0.05pt solid #000000"/>
    </style:style>
    <style:style style:name="表60.A3" style:family="table-cell">
      <style:table-cell-properties fo:padding="0.097cm" fo:border-left="0.05pt solid #000000" fo:border-right="none" fo:border-top="none" fo:border-bottom="0.05pt solid #000000"/>
    </style:style>
    <style:style style:name="表60.B3" style:family="table-cell">
      <style:table-cell-properties fo:padding="0.097cm" fo:border-left="0.05pt solid #000000" fo:border-right="none" fo:border-top="none" fo:border-bottom="0.05pt solid #000000"/>
    </style:style>
    <style:style style:name="表60.C3" style:family="table-cell">
      <style:table-cell-properties fo:padding="0.097cm" fo:border-left="0.05pt solid #000000" fo:border-right="none" fo:border-top="none" fo:border-bottom="0.05pt solid #000000"/>
    </style:style>
    <style:style style:name="表60.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2" fo:font-size="9pt" officeooo:rsid="001a731c" officeooo:paragraph-rsid="001a731c" style:font-name-asian="ＭＳ ゴシック2" style:font-size-asian="9pt" style:language-asian="ja" style:country-asian="JP" style:font-size-complex="9pt"/>
    </style:style>
    <style:style style:name="P3" style:family="paragraph" style:parent-style-name="Standard">
      <style:text-properties style:font-name="ＭＳ ゴシック2" fo:font-size="9pt" officeooo:rsid="001a731c" officeooo:paragraph-rsid="00cff718" style:font-name-asian="ＭＳ ゴシック2" style:font-size-asian="9pt" style:language-asian="ja" style:country-asian="JP" style:font-size-complex="9pt"/>
    </style:style>
    <style:style style:name="P4" style:family="paragraph" style:parent-style-name="Standard">
      <style:text-properties officeooo:paragraph-rsid="00cff718" style:language-asian="ja" style:country-asian="JP"/>
    </style:style>
    <style:style style:name="P5" style:family="paragraph" style:parent-style-name="Standard">
      <style:text-properties officeooo:paragraph-rsid="002110a5"/>
    </style:style>
    <style:style style:name="P6" style:family="paragraph" style:parent-style-name="_39_93.見出し大_28_その他_29_">
      <style:paragraph-properties fo:break-before="page"/>
      <style:text-properties officeooo:rsid="001a731c" officeooo:paragraph-rsid="00e0f93b"/>
    </style:style>
    <style:style style:name="P7" style:family="paragraph" style:parent-style-name="_39_93.見出し大_28_その他_29_">
      <style:paragraph-properties fo:break-before="page"/>
      <style:text-properties officeooo:rsid="00215f6b"/>
    </style:style>
    <style:style style:name="P8" style:family="paragraph" style:parent-style-name="_32_.本文_ff08_中見出し_ff09_">
      <style:paragraph-properties fo:break-before="page"/>
      <style:text-properties officeooo:paragraph-rsid="00f8def8" style:language-asian="ja" style:country-asian="JP"/>
    </style:style>
    <style:style style:name="P9" style:family="paragraph" style:parent-style-name="_32_.本文_ff08_中見出し_ff09_">
      <style:paragraph-properties fo:margin-left="1.334cm" fo:margin-right="0cm" fo:text-indent="0cm" style:auto-text-indent="false"/>
      <style:text-properties officeooo:rsid="00215f6b" officeooo:paragraph-rsid="00215f6b" style:language-asian="ja" style:country-asian="JP"/>
    </style:style>
    <style:style style:name="P10" style:family="paragraph" style:parent-style-name="_32_.本文_ff08_中見出し_ff09_">
      <style:paragraph-properties fo:margin-left="1.334cm" fo:margin-right="0cm" fo:text-indent="0cm" style:auto-text-indent="false"/>
      <style:text-properties officeooo:rsid="00215f6b" officeooo:paragraph-rsid="00e80d19" style:language-asian="ja" style:country-asian="JP"/>
    </style:style>
    <style:style style:name="P11" style:family="paragraph" style:parent-style-name="_32_.本文_ff08_中見出し_ff09_">
      <style:paragraph-properties fo:margin-left="1.334cm" fo:margin-right="0cm" fo:text-indent="0cm" style:auto-text-indent="false">
        <style:tab-stops/>
      </style:paragraph-properties>
      <style:text-properties officeooo:rsid="00e8a48c" style:language-asian="ja" style:country-asian="JP"/>
    </style:style>
    <style:style style:name="P12" style:family="paragraph" style:parent-style-name="_32_.本文_ff08_中見出し_ff09_">
      <style:paragraph-properties fo:margin-left="1.334cm" fo:margin-right="0cm" fo:text-indent="0cm" style:auto-text-indent="false"/>
      <style:text-properties officeooo:paragraph-rsid="011a4d83" style:language-asian="ja" style:country-asian="JP"/>
    </style:style>
    <style:style style:name="P13" style:family="paragraph" style:parent-style-name="_32_.本文_ff08_中見出し_ff09_">
      <style:paragraph-properties fo:margin-left="1.334cm" fo:margin-right="0cm" fo:text-indent="0cm" style:auto-text-indent="false"/>
      <style:text-properties officeooo:rsid="011a4d83" officeooo:paragraph-rsid="011a4d83" style:language-asian="ja" style:country-asian="JP"/>
    </style:style>
    <style:style style:name="P14" style:family="paragraph" style:parent-style-name="_32_.本文_ff08_中見出し_ff09_">
      <style:paragraph-properties fo:margin-left="1.334cm" fo:margin-right="0cm" fo:text-indent="0cm" style:auto-text-indent="false"/>
      <style:text-properties officeooo:paragraph-rsid="0119e4f9"/>
    </style:style>
    <style:style style:name="P15" style:family="paragraph" style:parent-style-name="_39_94.見出し中_28_その他_29_">
      <style:text-properties officeooo:paragraph-rsid="00215f6b"/>
    </style:style>
    <style:style style:name="P16" style:family="paragraph" style:parent-style-name="_39_94.見出し中_28_その他_29_">
      <style:text-properties style:language-asian="ja" style:country-asian="JP"/>
    </style:style>
    <style:style style:name="P17" style:family="paragraph" style:parent-style-name="_39_4.表内">
      <style:paragraph-properties style:snap-to-layout-grid="false"/>
      <style:text-properties officeooo:paragraph-rsid="002110a5"/>
    </style:style>
    <style:style style:name="P18" style:family="paragraph" style:parent-style-name="_39_4.表内">
      <style:paragraph-properties style:snap-to-layout-grid="false"/>
      <style:text-properties officeooo:paragraph-rsid="002c0a66"/>
    </style:style>
    <style:style style:name="P19" style:family="paragraph" style:parent-style-name="_39_4.表内">
      <style:paragraph-properties style:snap-to-layout-grid="false"/>
      <style:text-properties officeooo:paragraph-rsid="002110a5" style:language-asian="ja" style:country-asian="JP"/>
    </style:style>
    <style:style style:name="P20" style:family="paragraph" style:parent-style-name="_39_4.表内">
      <style:paragraph-properties style:snap-to-layout-grid="false"/>
      <style:text-properties officeooo:rsid="002110a5" officeooo:paragraph-rsid="002110a5" style:language-asian="ja" style:country-asian="JP"/>
    </style:style>
    <style:style style:name="P21" style:family="paragraph" style:parent-style-name="_39_4.表内">
      <style:paragraph-properties style:snap-to-layout-grid="false"/>
      <style:text-properties officeooo:rsid="00e80d19" officeooo:paragraph-rsid="00e80d19" style:language-asian="ja" style:country-asian="JP"/>
    </style:style>
    <style:style style:name="P22" style:family="paragraph" style:parent-style-name="_39_93.見出し大_28_その他_29_">
      <style:text-properties officeooo:rsid="001a731c" style:language-asian="ja" style:country-asian="JP"/>
    </style:style>
    <style:style style:name="P23" style:family="paragraph" style:parent-style-name="_39_93.見出し大_28_その他_29_">
      <style:text-properties officeooo:rsid="001a731c" officeooo:paragraph-rsid="00cff718" style:language-asian="ja" style:country-asian="JP"/>
    </style:style>
    <style:style style:name="P24" style:family="paragraph" style:parent-style-name="_31_.本文_28_大見出し_29_">
      <style:paragraph-properties fo:margin-left="0cm" fo:margin-right="0cm" fo:text-indent="0cm" style:auto-text-indent="false"/>
      <style:text-properties officeooo:paragraph-rsid="002d1f98"/>
    </style:style>
    <style:style style:name="P25" style:family="paragraph" style:parent-style-name="_31_.本文_28_大見出し_29_">
      <style:paragraph-properties fo:margin-left="0cm" fo:margin-right="0cm" fo:text-indent="0cm" style:auto-text-indent="false"/>
      <style:text-properties officeooo:rsid="002d1f98" officeooo:paragraph-rsid="002d1f98" style:language-asian="ja" style:country-asian="JP"/>
    </style:style>
    <style:style style:name="P26" style:family="paragraph" style:parent-style-name="Heading_20_1">
      <style:paragraph-properties fo:margin-left="0cm" fo:margin-right="0cm" fo:text-indent="0cm" style:auto-text-indent="false"/>
      <style:text-properties officeooo:rsid="00215f6b" officeooo:paragraph-rsid="0119e4f9" style:language-asian="ja" style:country-asian="JP"/>
    </style:style>
    <style:style style:name="P27" style:family="paragraph" style:parent-style-name="_32_.本文_ff08_中見出し_ff09_">
      <style:text-properties style:language-asian="ja" style:country-asian="JP"/>
    </style:style>
    <style:style style:name="P28" style:family="paragraph" style:parent-style-name="_32_.本文_ff08_中見出し_ff09_">
      <style:text-properties officeooo:paragraph-rsid="00dd737e" style:language-asian="ja" style:country-asian="JP"/>
    </style:style>
    <style:style style:name="P29" style:family="paragraph" style:parent-style-name="_32_.本文_ff08_中見出し_ff09_">
      <style:text-properties officeooo:rsid="004b8583" officeooo:paragraph-rsid="00cff718" style:language-asian="ja" style:country-asian="JP"/>
    </style:style>
    <style:style style:name="P30" style:family="paragraph" style:parent-style-name="_32_.本文_ff08_中見出し_ff09_">
      <style:text-properties officeooo:rsid="00cff718" officeooo:paragraph-rsid="00cff718" style:language-asian="ja" style:country-asian="JP"/>
    </style:style>
    <style:style style:name="P31" style:family="paragraph" style:parent-style-name="_32_.本文_ff08_中見出し_ff09_">
      <style:text-properties officeooo:rsid="00f0421e" officeooo:paragraph-rsid="00f8def8" style:language-asian="ja" style:country-asian="JP"/>
    </style:style>
    <style:style style:name="P32" style:family="paragraph" style:parent-style-name="_32_.本文_ff08_中見出し_ff09_">
      <style:text-properties officeooo:rsid="00f0421e" officeooo:paragraph-rsid="00faa61c" style:language-asian="ja" style:country-asian="JP"/>
    </style:style>
    <style:style style:name="P33" style:family="paragraph" style:parent-style-name="_32_.本文_ff08_中見出し_ff09_">
      <style:text-properties officeooo:rsid="00f0421e" officeooo:paragraph-rsid="00fd3559" style:language-asian="ja" style:country-asian="JP"/>
    </style:style>
    <style:style style:name="P34" style:family="paragraph" style:parent-style-name="_32_.本文_ff08_中見出し_ff09_">
      <style:text-properties officeooo:rsid="00f0421e" officeooo:paragraph-rsid="00ff2e8b" style:language-asian="ja" style:country-asian="JP"/>
    </style:style>
    <style:style style:name="P35" style:family="paragraph" style:parent-style-name="_32_.本文_ff08_中見出し_ff09_">
      <style:text-properties officeooo:rsid="00f0421e" officeooo:paragraph-rsid="00ff3bc2" style:language-asian="ja" style:country-asian="JP"/>
    </style:style>
    <style:style style:name="P36" style:family="paragraph" style:parent-style-name="_32_.本文_ff08_中見出し_ff09_">
      <style:text-properties officeooo:rsid="00f0421e" officeooo:paragraph-rsid="0100d748" style:language-asian="ja" style:country-asian="JP"/>
    </style:style>
    <style:style style:name="P37" style:family="paragraph" style:parent-style-name="_32_.本文_ff08_中見出し_ff09_">
      <style:text-properties officeooo:rsid="00f0421e" officeooo:paragraph-rsid="0101df45" style:language-asian="ja" style:country-asian="JP"/>
    </style:style>
    <style:style style:name="P38" style:family="paragraph" style:parent-style-name="_32_.本文_ff08_中見出し_ff09_">
      <style:text-properties officeooo:rsid="00f0421e" officeooo:paragraph-rsid="0102580e" style:language-asian="ja" style:country-asian="JP"/>
    </style:style>
    <style:style style:name="P39" style:family="paragraph" style:parent-style-name="_32_.本文_ff08_中見出し_ff09_">
      <style:text-properties officeooo:rsid="00f0421e" officeooo:paragraph-rsid="010331ee" style:language-asian="ja" style:country-asian="JP"/>
    </style:style>
    <style:style style:name="P40" style:family="paragraph" style:parent-style-name="_32_.本文_ff08_中見出し_ff09_">
      <style:text-properties officeooo:rsid="00f0421e" officeooo:paragraph-rsid="01050e34" style:language-asian="ja" style:country-asian="JP"/>
    </style:style>
    <style:style style:name="P41" style:family="paragraph" style:parent-style-name="_32_.本文_ff08_中見出し_ff09_">
      <style:text-properties officeooo:rsid="00f0421e" officeooo:paragraph-rsid="0108483b" style:language-asian="ja" style:country-asian="JP"/>
    </style:style>
    <style:style style:name="P42" style:family="paragraph" style:parent-style-name="_32_.本文_ff08_中見出し_ff09_">
      <style:text-properties officeooo:rsid="00f0421e" officeooo:paragraph-rsid="011748f5" style:language-asian="ja" style:country-asian="JP"/>
    </style:style>
    <style:style style:name="P43" style:family="paragraph" style:parent-style-name="_32_.本文_ff08_中見出し_ff09_">
      <style:text-properties officeooo:rsid="00f0421e" officeooo:paragraph-rsid="01133788" style:language-asian="ja" style:country-asian="JP"/>
    </style:style>
    <style:style style:name="P44" style:family="paragraph" style:parent-style-name="_32_.本文_ff08_中見出し_ff09_">
      <style:text-properties officeooo:rsid="00e8a48c" style:language-asian="ja" style:country-asian="JP"/>
    </style:style>
    <style:style style:name="P45" style:family="paragraph" style:parent-style-name="_32_.本文_ff08_中見出し_ff09_">
      <style:text-properties officeooo:rsid="00e95627" style:language-asian="ja" style:country-asian="JP"/>
    </style:style>
    <style:style style:name="P46" style:family="paragraph" style:parent-style-name="_32_.本文_ff08_中見出し_ff09_">
      <style:text-properties officeooo:rsid="00e95627" officeooo:paragraph-rsid="0108483b" style:language-asian="ja" style:country-asian="JP"/>
    </style:style>
    <style:style style:name="P47" style:family="paragraph" style:parent-style-name="_32_.本文_ff08_中見出し_ff09_">
      <style:text-properties officeooo:paragraph-rsid="00f8def8" style:language-asian="ja" style:country-asian="JP"/>
    </style:style>
    <style:style style:name="P48" style:family="paragraph" style:parent-style-name="_32_.本文_ff08_中見出し_ff09_">
      <style:text-properties officeooo:paragraph-rsid="00faa61c" style:language-asian="ja" style:country-asian="JP"/>
    </style:style>
    <style:style style:name="P49" style:family="paragraph" style:parent-style-name="_32_.本文_ff08_中見出し_ff09_">
      <style:text-properties officeooo:paragraph-rsid="00fd3559" style:language-asian="ja" style:country-asian="JP"/>
    </style:style>
    <style:style style:name="P50" style:family="paragraph" style:parent-style-name="_32_.本文_ff08_中見出し_ff09_">
      <style:text-properties officeooo:paragraph-rsid="00ff2e8b" style:language-asian="ja" style:country-asian="JP"/>
    </style:style>
    <style:style style:name="P51" style:family="paragraph" style:parent-style-name="_32_.本文_ff08_中見出し_ff09_">
      <style:text-properties officeooo:paragraph-rsid="00ff3bc2" style:language-asian="ja" style:country-asian="JP"/>
    </style:style>
    <style:style style:name="P52" style:family="paragraph" style:parent-style-name="_32_.本文_ff08_中見出し_ff09_">
      <style:text-properties officeooo:paragraph-rsid="00ff83c1" style:language-asian="ja" style:country-asian="JP"/>
    </style:style>
    <style:style style:name="P53" style:family="paragraph" style:parent-style-name="_32_.本文_ff08_中見出し_ff09_">
      <style:text-properties officeooo:paragraph-rsid="0100d748" style:language-asian="ja" style:country-asian="JP"/>
    </style:style>
    <style:style style:name="P54" style:family="paragraph" style:parent-style-name="_32_.本文_ff08_中見出し_ff09_">
      <style:text-properties officeooo:paragraph-rsid="0101df45" style:language-asian="ja" style:country-asian="JP"/>
    </style:style>
    <style:style style:name="P55" style:family="paragraph" style:parent-style-name="_32_.本文_ff08_中見出し_ff09_">
      <style:text-properties officeooo:paragraph-rsid="0102580e" style:language-asian="ja" style:country-asian="JP"/>
    </style:style>
    <style:style style:name="P56" style:family="paragraph" style:parent-style-name="_32_.本文_ff08_中見出し_ff09_">
      <style:text-properties officeooo:paragraph-rsid="010331ee" style:language-asian="ja" style:country-asian="JP"/>
    </style:style>
    <style:style style:name="P57" style:family="paragraph" style:parent-style-name="_32_.本文_ff08_中見出し_ff09_">
      <style:text-properties officeooo:paragraph-rsid="0108483b" style:language-asian="ja" style:country-asian="JP"/>
    </style:style>
    <style:style style:name="P58" style:family="paragraph" style:parent-style-name="_32_.本文_ff08_中見出し_ff09_">
      <style:text-properties officeooo:rsid="01050e34" style:language-asian="ja" style:country-asian="JP"/>
    </style:style>
    <style:style style:name="P59" style:family="paragraph" style:parent-style-name="_32_.本文_ff08_中見出し_ff09_">
      <style:text-properties officeooo:rsid="01050e34" officeooo:paragraph-rsid="01050e34" style:language-asian="ja" style:country-asian="JP"/>
    </style:style>
    <style:style style:name="P60" style:family="paragraph" style:parent-style-name="_32_.本文_ff08_中見出し_ff09_">
      <style:text-properties officeooo:paragraph-rsid="01133788" style:language-asian="ja" style:country-asian="JP"/>
    </style:style>
    <style:style style:name="P61" style:family="paragraph" style:parent-style-name="_32_.本文_ff08_中見出し_ff09_">
      <style:text-properties officeooo:rsid="0111f423" officeooo:paragraph-rsid="01133788" style:language-asian="ja" style:country-asian="JP"/>
    </style:style>
    <style:style style:name="P62" style:family="paragraph" style:parent-style-name="_32_.本文_ff08_中見出し_ff09_">
      <style:text-properties officeooo:rsid="01133788" officeooo:paragraph-rsid="01133788" style:language-asian="ja" style:country-asian="JP"/>
    </style:style>
    <style:style style:name="P63" style:family="paragraph" style:parent-style-name="_32_.本文_ff08_中見出し_ff09_">
      <style:text-properties officeooo:paragraph-rsid="00faa61c"/>
    </style:style>
    <style:style style:name="P64" style:family="paragraph" style:parent-style-name="_32_.本文_ff08_中見出し_ff09_">
      <style:text-properties fo:font-weight="bold" officeooo:paragraph-rsid="00faa61c" fo:background-color="transparent" style:font-weight-asian="bold" style:font-weight-complex="bold"/>
    </style:style>
    <style:style style:name="P65" style:family="paragraph" style:parent-style-name="_32_.本文_ff08_中見出し_ff09_">
      <style:text-properties fo:font-size="10.25pt" fo:font-weight="normal" officeooo:rsid="00f7a08b" officeooo:paragraph-rsid="00f8def8" style:font-size-asian="9pt" style:language-asian="ja" style:country-asian="JP" style:font-weight-asian="normal" style:font-size-complex="10.25pt" style:font-weight-complex="normal"/>
    </style:style>
    <style:style style:name="P66" style:family="paragraph" style:parent-style-name="_32_.本文_ff08_中見出し_ff09_">
      <style:text-properties fo:font-size="10.25pt" fo:font-weight="normal" officeooo:rsid="00f7a08b" officeooo:paragraph-rsid="00ff2e8b" style:font-size-asian="9pt" style:language-asian="ja" style:country-asian="JP" style:font-weight-asian="normal" style:font-size-complex="10.25pt" style:font-weight-complex="normal"/>
    </style:style>
    <style:style style:name="P67" style:family="paragraph" style:parent-style-name="_32_.本文_ff08_中見出し_ff09_">
      <style:text-properties fo:font-size="10.25pt" fo:font-weight="bold" officeooo:rsid="00faa61c" style:font-size-asian="9pt" style:language-asian="ja" style:country-asian="JP" style:font-weight-asian="bold" style:font-size-complex="10.25pt" style:font-weight-complex="bold"/>
    </style:style>
    <style:style style:name="P68" style:family="paragraph" style:parent-style-name="_32_.本文_ff08_中見出し_ff09_">
      <style:text-properties fo:font-size="10.25pt" fo:font-weight="bold" officeooo:rsid="00faa61c" officeooo:paragraph-rsid="00ff2e8b" style:font-size-asian="9pt" style:language-asian="ja" style:country-asian="JP" style:font-weight-asian="bold" style:font-size-complex="10.25pt" style:font-weight-complex="bold"/>
    </style:style>
    <style:style style:name="P69" style:family="paragraph" style:parent-style-name="_32_.本文_ff08_中見出し_ff09_">
      <style:paragraph-properties fo:text-align="center" style:justify-single-word="false"/>
      <style:text-properties fo:font-size="11pt" fo:font-weight="bold" officeooo:rsid="00faa61c" officeooo:paragraph-rsid="00faa61c" style:font-size-asian="11pt" style:language-asian="ja" style:country-asian="JP" style:font-weight-asian="bold" style:font-size-complex="11pt" style:font-weight-complex="bold"/>
    </style:style>
    <style:style style:name="P70" style:family="paragraph" style:parent-style-name="_32_.本文_ff08_中見出し_ff09_">
      <style:paragraph-properties fo:text-align="center" style:justify-single-word="false"/>
      <style:text-properties fo:font-size="11pt" fo:font-weight="bold" officeooo:rsid="00faa61c" officeooo:paragraph-rsid="00ff2e8b" style:font-size-asian="11pt" style:language-asian="ja" style:country-asian="JP" style:font-weight-asian="bold" style:font-size-complex="11pt" style:font-weight-complex="bold"/>
    </style:style>
    <style:style style:name="P71" style:family="paragraph" style:parent-style-name="_32_.本文_ff08_中見出し_ff09_">
      <style:paragraph-properties fo:text-align="center" style:justify-single-word="false"/>
      <style:text-properties fo:font-size="11pt" fo:font-weight="bold" officeooo:rsid="00faa61c" officeooo:paragraph-rsid="0100d748" style:font-size-asian="11pt" style:language-asian="ja" style:country-asian="JP" style:font-weight-asian="bold" style:font-size-complex="11pt" style:font-weight-complex="bold"/>
    </style:style>
    <style:style style:name="P72" style:family="paragraph" style:parent-style-name="_32_.本文_ff08_中見出し_ff09_">
      <style:paragraph-properties fo:text-align="center" style:justify-single-word="false"/>
      <style:text-properties fo:font-size="11pt" fo:font-weight="bold" officeooo:rsid="00faa61c" officeooo:paragraph-rsid="0101df45" style:font-size-asian="11pt" style:language-asian="ja" style:country-asian="JP" style:font-weight-asian="bold" style:font-size-complex="11pt" style:font-weight-complex="bold"/>
    </style:style>
    <style:style style:name="P73" style:family="paragraph" style:parent-style-name="_32_.本文_ff08_中見出し_ff09_">
      <style:paragraph-properties fo:text-align="center" style:justify-single-word="false"/>
      <style:text-properties fo:font-size="11pt" fo:font-weight="bold" officeooo:rsid="00faa61c" officeooo:paragraph-rsid="0102580e" style:font-size-asian="11pt" style:language-asian="ja" style:country-asian="JP" style:font-weight-asian="bold" style:font-size-complex="11pt" style:font-weight-complex="bold"/>
    </style:style>
    <style:style style:name="P74" style:family="paragraph" style:parent-style-name="_32_.本文_ff08_中見出し_ff09_">
      <style:paragraph-properties fo:text-align="center" style:justify-single-word="false"/>
      <style:text-properties fo:font-size="11pt" fo:font-weight="bold" officeooo:rsid="00faa61c" officeooo:paragraph-rsid="010331ee" style:font-size-asian="11pt" style:language-asian="ja" style:country-asian="JP" style:font-weight-asian="bold" style:font-size-complex="11pt" style:font-weight-complex="bold"/>
    </style:style>
    <style:style style:name="P75" style:family="paragraph" style:parent-style-name="_32_.本文_ff08_中見出し_ff09_">
      <style:paragraph-properties fo:text-align="center" style:justify-single-word="false"/>
      <style:text-properties fo:font-size="11pt" fo:font-weight="bold" officeooo:rsid="00faa61c" officeooo:paragraph-rsid="0108483b" style:font-size-asian="11pt" style:language-asian="ja" style:country-asian="JP" style:font-weight-asian="bold" style:font-size-complex="11pt" style:font-weight-complex="bold"/>
    </style:style>
    <style:style style:name="P76" style:family="paragraph" style:parent-style-name="_32_.本文_ff08_中見出し_ff09_">
      <style:text-properties fo:font-size="11pt" fo:font-weight="bold" officeooo:rsid="00faa61c" officeooo:paragraph-rsid="00faa61c" style:font-size-asian="11pt" style:language-asian="ja" style:country-asian="JP" style:font-weight-asian="bold" style:font-size-complex="11pt" style:font-weight-complex="bold"/>
    </style:style>
    <style:style style:name="P77" style:family="paragraph" style:parent-style-name="_32_.本文_ff08_中見出し_ff09_">
      <style:text-properties officeooo:paragraph-rsid="01050e34"/>
    </style:style>
    <style:style style:name="P78" style:family="paragraph" style:parent-style-name="_32_.本文_ff08_中見出し_ff09_">
      <style:text-properties officeooo:paragraph-rsid="0111f423"/>
    </style:style>
    <style:style style:name="P79" style:family="paragraph" style:parent-style-name="_32_.本文_ff08_中見出し_ff09_">
      <style:text-properties officeooo:paragraph-rsid="011748f5"/>
    </style:style>
    <style:style style:name="P80" style:family="paragraph" style:parent-style-name="_32_.本文_ff08_中見出し_ff09_">
      <style:text-properties officeooo:rsid="01050e34" officeooo:paragraph-rsid="011748f5"/>
    </style:style>
    <style:style style:name="P81" style:family="paragraph" style:parent-style-name="_32_.本文_ff08_中見出し_ff09_">
      <style:text-properties officeooo:paragraph-rsid="012a47b0"/>
    </style:style>
    <style:style style:name="P82" style:family="paragraph" style:parent-style-name="_39_92.サブタイトル">
      <style:text-properties style:font-name="ＭＳ ゴシック2" officeooo:rsid="001a731c" officeooo:paragraph-rsid="00cff718" style:font-name-asian="ＭＳ ゴシック2" style:language-asian="ja" style:country-asian="JP"/>
    </style:style>
    <style:style style:name="P83" style:family="paragraph" style:parent-style-name="_33_.本文_28_小見出し_29_">
      <style:text-properties style:language-asian="ja" style:country-asian="JP"/>
    </style:style>
    <style:style style:name="P84" style:family="paragraph" style:parent-style-name="_33_.本文_28_小見出し_29_">
      <style:text-properties officeooo:paragraph-rsid="00f0421e" style:language-asian="ja" style:country-asian="JP"/>
    </style:style>
    <style:style style:name="P85" style:family="paragraph" style:parent-style-name="_33_.本文_28_小見出し_29_">
      <style:text-properties officeooo:paragraph-rsid="00f0f55b" style:language-asian="ja" style:country-asian="JP"/>
    </style:style>
    <style:style style:name="P86" style:family="paragraph" style:parent-style-name="_33_.本文_28_小見出し_29_">
      <style:text-properties officeooo:rsid="00efd79c" officeooo:paragraph-rsid="00ff3bc2" style:language-asian="ja" style:country-asian="JP"/>
    </style:style>
    <style:style style:name="P87" style:family="paragraph" style:parent-style-name="_33_.本文_28_小見出し_29_">
      <style:text-properties officeooo:rsid="00efd79c" officeooo:paragraph-rsid="0102580e" style:language-asian="ja" style:country-asian="JP"/>
    </style:style>
    <style:style style:name="P88" style:family="paragraph" style:parent-style-name="_33_.本文_28_小見出し_29_">
      <style:text-properties officeooo:rsid="00efd79c" officeooo:paragraph-rsid="01050e34" style:language-asian="ja" style:country-asian="JP"/>
    </style:style>
    <style:style style:name="P89" style:family="paragraph" style:parent-style-name="_33_.本文_28_小見出し_29_">
      <style:text-properties officeooo:rsid="00efd79c" officeooo:paragraph-rsid="011748f5" style:language-asian="ja" style:country-asian="JP"/>
    </style:style>
    <style:style style:name="P90" style:family="paragraph" style:parent-style-name="_33_.本文_28_小見出し_29_">
      <style:text-properties officeooo:rsid="00e8a48c" style:language-asian="ja" style:country-asian="JP"/>
    </style:style>
    <style:style style:name="P91" style:family="paragraph" style:parent-style-name="_33_.本文_28_小見出し_29_">
      <style:text-properties officeooo:rsid="00e8a48c" officeooo:paragraph-rsid="00e8a48c" style:language-asian="ja" style:country-asian="JP"/>
    </style:style>
    <style:style style:name="P92" style:family="paragraph" style:parent-style-name="_33_.本文_28_小見出し_29_">
      <style:text-properties officeooo:rsid="00e8a48c" officeooo:paragraph-rsid="00fd3559" style:language-asian="ja" style:country-asian="JP"/>
    </style:style>
    <style:style style:name="P93" style:family="paragraph" style:parent-style-name="_33_.本文_28_小見出し_29_">
      <style:text-properties officeooo:rsid="00e8a48c" officeooo:paragraph-rsid="00fe58d4" style:language-asian="ja" style:country-asian="JP"/>
    </style:style>
    <style:style style:name="P94" style:family="paragraph" style:parent-style-name="_33_.本文_28_小見出し_29_">
      <style:text-properties officeooo:rsid="00e8a48c" officeooo:paragraph-rsid="0102580e" style:language-asian="ja" style:country-asian="JP"/>
    </style:style>
    <style:style style:name="P95" style:family="paragraph" style:parent-style-name="_33_.本文_28_小見出し_29_">
      <style:text-properties officeooo:rsid="00e8a48c" officeooo:paragraph-rsid="00ff3bc2" style:language-asian="ja" style:country-asian="JP"/>
    </style:style>
    <style:style style:name="P96" style:family="paragraph" style:parent-style-name="_33_.本文_28_小見出し_29_">
      <style:text-properties officeooo:rsid="00e8a48c" officeooo:paragraph-rsid="01050e34" style:language-asian="ja" style:country-asian="JP"/>
    </style:style>
    <style:style style:name="P97" style:family="paragraph" style:parent-style-name="_33_.本文_28_小見出し_29_">
      <style:text-properties officeooo:rsid="00e8a48c" officeooo:paragraph-rsid="011748f5" style:language-asian="ja" style:country-asian="JP"/>
    </style:style>
    <style:style style:name="P98" style:family="paragraph" style:parent-style-name="_33_.本文_28_小見出し_29_">
      <style:text-properties officeooo:rsid="00f0421e" style:language-asian="ja" style:country-asian="JP"/>
    </style:style>
    <style:style style:name="P99" style:family="paragraph" style:parent-style-name="_33_.本文_28_小見出し_29_">
      <style:text-properties officeooo:rsid="00f0421e" officeooo:paragraph-rsid="00f0421e" style:language-asian="ja" style:country-asian="JP"/>
    </style:style>
    <style:style style:name="P100" style:family="paragraph" style:parent-style-name="_33_.本文_28_小見出し_29_">
      <style:text-properties officeooo:rsid="00f11dd3" officeooo:paragraph-rsid="00f11dd3" style:language-asian="ja" style:country-asian="JP"/>
    </style:style>
    <style:style style:name="P101" style:family="paragraph" style:parent-style-name="_33_.本文_28_小見出し_29_">
      <style:text-properties officeooo:rsid="00f11dd3" officeooo:paragraph-rsid="00f0f55b" style:language-asian="ja" style:country-asian="JP"/>
    </style:style>
    <style:style style:name="P102" style:family="paragraph" style:parent-style-name="_33_.本文_28_小見出し_29_">
      <style:text-properties officeooo:rsid="00fe6289" officeooo:paragraph-rsid="00fe58d4" style:language-asian="ja" style:country-asian="JP"/>
    </style:style>
    <style:style style:name="P103" style:family="paragraph" style:parent-style-name="_33_.本文_28_小見出し_29_">
      <style:text-properties officeooo:rsid="00ff3bc2" officeooo:paragraph-rsid="00ff3bc2" style:language-asian="ja" style:country-asian="JP"/>
    </style:style>
    <style:style style:name="P104" style:family="paragraph" style:parent-style-name="_33_.本文_28_小見出し_29_">
      <style:text-properties officeooo:rsid="00ff3bc2" officeooo:paragraph-rsid="0102580e" style:language-asian="ja" style:country-asian="JP"/>
    </style:style>
    <style:style style:name="P105" style:family="paragraph" style:parent-style-name="_33_.本文_28_小見出し_29_">
      <style:text-properties officeooo:rsid="0100d748" officeooo:paragraph-rsid="0100d748" style:language-asian="ja" style:country-asian="JP"/>
    </style:style>
    <style:style style:name="P106" style:family="paragraph" style:parent-style-name="_33_.本文_28_小見出し_29_">
      <style:text-properties officeooo:rsid="00f0f55b" officeooo:paragraph-rsid="0102580e" style:language-asian="ja" style:country-asian="JP"/>
    </style:style>
    <style:style style:name="P107" style:family="paragraph" style:parent-style-name="_33_.本文_28_小見出し_29_">
      <style:text-properties officeooo:rsid="00f0f55b" officeooo:paragraph-rsid="0108483b" style:language-asian="ja" style:country-asian="JP"/>
    </style:style>
    <style:style style:name="P108" style:family="paragraph" style:parent-style-name="_33_.本文_28_小見出し_29_">
      <style:text-properties officeooo:paragraph-rsid="01145a42" style:language-asian="ja" style:country-asian="JP"/>
    </style:style>
    <style:style style:name="P109" style:family="paragraph" style:parent-style-name="_33_.本文_28_小見出し_29_">
      <style:text-properties officeooo:rsid="00e95627" style:language-asian="ja" style:country-asian="JP"/>
    </style:style>
    <style:style style:name="P110" style:family="paragraph" style:parent-style-name="_33_.本文_28_小見出し_29_">
      <style:text-properties officeooo:rsid="01133788" officeooo:paragraph-rsid="01133788" style:language-asian="ja" style:country-asian="JP"/>
    </style:style>
    <style:style style:name="P111" style:family="paragraph" style:parent-style-name="_33_.本文_28_小見出し_29_">
      <style:text-properties officeooo:rsid="01145a42" officeooo:paragraph-rsid="01145a42" style:language-asian="ja" style:country-asian="JP"/>
    </style:style>
    <style:style style:name="P112" style:family="paragraph" style:parent-style-name="_33_.本文_28_小見出し_29_">
      <style:text-properties officeooo:rsid="011e6d81" officeooo:paragraph-rsid="011e6d81" style:language-asian="ja" style:country-asian="JP"/>
    </style:style>
    <style:style style:name="P113" style:family="paragraph" style:parent-style-name="_33_.本文_28_小見出し_29_">
      <style:text-properties officeooo:paragraph-rsid="00efd79c"/>
    </style:style>
    <style:style style:name="P114" style:family="paragraph" style:parent-style-name="_33_.本文_28_小見出し_29_">
      <style:text-properties fo:font-size="10.5pt" fo:font-weight="bold" officeooo:rsid="00e8a48c" officeooo:paragraph-rsid="0102580e" style:font-size-asian="10.5pt" style:language-asian="ja" style:country-asian="JP" style:font-weight-asian="bold" style:font-size-complex="10.5pt" style:font-weight-complex="bold"/>
    </style:style>
    <style:style style:name="P115" style:family="paragraph" style:parent-style-name="_33_.本文_28_小見出し_29_">
      <style:text-properties fo:font-size="10.5pt" fo:font-weight="bold" officeooo:rsid="00f11dd3" officeooo:paragraph-rsid="00f0f55b" style:font-size-asian="10.5pt" style:language-asian="ja" style:country-asian="JP" style:font-weight-asian="bold" style:font-size-complex="10.5pt" style:font-weight-complex="bold"/>
    </style:style>
    <style:style style:name="P116" style:family="paragraph" style:parent-style-name="_33_.本文_28_小見出し_29_">
      <style:text-properties fo:font-size="10.5pt" fo:font-weight="bold" officeooo:rsid="00f11dd3" officeooo:paragraph-rsid="00f7a08b" style:font-size-asian="10.5pt" style:language-asian="ja" style:country-asian="JP" style:font-weight-asian="bold" style:font-size-complex="10.5pt" style:font-weight-complex="bold"/>
    </style:style>
    <style:style style:name="P117" style:family="paragraph" style:parent-style-name="_33_.本文_28_小見出し_29_">
      <style:text-properties fo:font-size="10.5pt" fo:font-weight="bold" officeooo:rsid="00f7a08b" officeooo:paragraph-rsid="00f8def8" style:font-size-asian="10.5pt" style:language-asian="ja" style:country-asian="JP" style:font-weight-asian="bold" style:font-size-complex="10.5pt" style:font-weight-complex="bold"/>
    </style:style>
    <style:style style:name="P118" style:family="paragraph" style:parent-style-name="_33_.本文_28_小見出し_29_">
      <style:text-properties fo:font-size="10.5pt" fo:font-weight="bold" officeooo:rsid="00f7a08b" officeooo:paragraph-rsid="00faa61c" style:font-size-asian="10.5pt" style:language-asian="ja" style:country-asian="JP" style:font-weight-asian="bold" style:font-size-complex="10.5pt" style:font-weight-complex="bold"/>
    </style:style>
    <style:style style:name="P119" style:family="paragraph" style:parent-style-name="_33_.本文_28_小見出し_29_">
      <style:text-properties fo:font-size="10.5pt" fo:font-weight="bold" officeooo:rsid="00f7a08b" officeooo:paragraph-rsid="00ff2e8b" style:font-size-asian="10.5pt" style:language-asian="ja" style:country-asian="JP" style:font-weight-asian="bold" style:font-size-complex="10.5pt" style:font-weight-complex="bold"/>
    </style:style>
    <style:style style:name="P120" style:family="paragraph" style:parent-style-name="_33_.本文_28_小見出し_29_">
      <style:text-properties fo:font-size="10.5pt" fo:font-weight="bold" officeooo:rsid="00fe58d4" officeooo:paragraph-rsid="00fef572" style:font-size-asian="10.5pt" style:language-asian="ja" style:country-asian="JP" style:font-weight-asian="bold" style:font-size-complex="10.5pt" style:font-weight-complex="bold"/>
    </style:style>
    <style:style style:name="P121" style:family="paragraph" style:parent-style-name="_33_.本文_28_小見出し_29_">
      <style:text-properties officeooo:paragraph-rsid="00f8def8"/>
    </style:style>
    <style:style style:name="P122" style:family="paragraph" style:parent-style-name="_33_.本文_28_小見出し_29_">
      <style:text-properties officeooo:paragraph-rsid="00fd3559"/>
    </style:style>
    <style:style style:name="P123" style:family="paragraph" style:parent-style-name="_33_.本文_28_小見出し_29_">
      <style:text-properties officeooo:paragraph-rsid="00ff2e8b"/>
    </style:style>
    <style:style style:name="P124" style:family="paragraph" style:parent-style-name="_33_.本文_28_小見出し_29_">
      <style:text-properties officeooo:paragraph-rsid="00ff3bc2"/>
    </style:style>
    <style:style style:name="P125" style:family="paragraph" style:parent-style-name="_33_.本文_28_小見出し_29_">
      <style:text-properties fo:font-size="9pt" fo:font-weight="normal" officeooo:rsid="00e8a48c" officeooo:paragraph-rsid="00ff3bc2" style:font-size-asian="9pt" style:language-asian="ja" style:country-asian="JP" style:font-weight-asian="normal" style:font-size-complex="9pt" style:font-weight-complex="normal"/>
    </style:style>
    <style:style style:name="P126" style:family="paragraph" style:parent-style-name="_33_.本文_28_小見出し_29_">
      <style:text-properties fo:font-size="9pt" fo:font-weight="normal" officeooo:rsid="00e8a48c" officeooo:paragraph-rsid="0102580e" style:font-size-asian="9pt" style:language-asian="ja" style:country-asian="JP" style:font-weight-asian="normal" style:font-size-complex="9pt" style:font-weight-complex="normal"/>
    </style:style>
    <style:style style:name="P127" style:family="paragraph" style:parent-style-name="_33_.本文_28_小見出し_29_">
      <style:text-properties fo:font-size="9pt" fo:font-weight="normal" officeooo:rsid="00ff83c1" officeooo:paragraph-rsid="00ff83c1" style:font-size-asian="9pt" style:language-asian="ja" style:country-asian="JP" style:font-weight-asian="normal" style:font-size-complex="9pt" style:font-weight-complex="normal"/>
    </style:style>
    <style:style style:name="P128" style:family="paragraph" style:parent-style-name="_33_.本文_28_小見出し_29_">
      <style:text-properties fo:font-size="9pt" fo:font-weight="normal" officeooo:rsid="0102580e" officeooo:paragraph-rsid="0102580e" style:font-size-asian="9pt" style:language-asian="ja" style:country-asian="JP" style:font-weight-asian="normal" style:font-size-complex="9pt" style:font-weight-complex="normal"/>
    </style:style>
    <style:style style:name="P129" style:family="paragraph" style:parent-style-name="_33_.本文_28_小見出し_29_">
      <style:text-properties fo:font-size="9pt" fo:font-weight="normal" officeooo:rsid="00fef572" officeooo:paragraph-rsid="00fef572" style:font-size-asian="9pt" style:language-asian="ja" style:country-asian="JP" style:font-weight-asian="normal" style:font-size-complex="9pt" style:font-weight-complex="normal"/>
    </style:style>
    <style:style style:name="P130" style:family="paragraph" style:parent-style-name="_33_.本文_28_小見出し_29_">
      <style:text-properties fo:font-size="9pt" fo:font-weight="normal" officeooo:rsid="00ecadb7" style:font-size-asian="9pt" style:font-weight-asian="normal" style:font-size-complex="9pt" style:font-weight-complex="normal"/>
    </style:style>
    <style:style style:name="P131" style:family="paragraph" style:parent-style-name="_33_.本文_28_小見出し_29_">
      <style:text-properties officeooo:paragraph-rsid="0100d748"/>
    </style:style>
    <style:style style:name="P132" style:family="paragraph" style:parent-style-name="_33_.本文_28_小見出し_29_">
      <style:text-properties officeooo:paragraph-rsid="0101df45"/>
    </style:style>
    <style:style style:name="P133" style:family="paragraph" style:parent-style-name="_33_.本文_28_小見出し_29_">
      <style:text-properties officeooo:paragraph-rsid="0102580e"/>
    </style:style>
    <style:style style:name="P134" style:family="paragraph" style:parent-style-name="_33_.本文_28_小見出し_29_">
      <style:text-properties officeooo:paragraph-rsid="010331ee"/>
    </style:style>
    <style:style style:name="P135" style:family="paragraph" style:parent-style-name="_33_.本文_28_小見出し_29_">
      <style:text-properties officeooo:paragraph-rsid="0108483b"/>
    </style:style>
    <style:style style:name="P136" style:family="paragraph" style:parent-style-name="_33_.本文_28_小見出し_29_">
      <style:text-properties officeooo:paragraph-rsid="0113501f"/>
    </style:style>
    <style:style style:name="P137" style:family="paragraph" style:parent-style-name="_33_.本文_28_小見出し_29_">
      <style:text-properties officeooo:rsid="00ecadb7"/>
    </style:style>
    <style:style style:name="P138" style:family="paragraph" style:parent-style-name="_33_.本文_28_小見出し_29_">
      <style:text-properties officeooo:rsid="01133788" officeooo:paragraph-rsid="01133788"/>
    </style:style>
    <style:style style:name="P139" style:family="paragraph" style:parent-style-name="_33_.本文_28_小見出し_29_">
      <style:text-properties fo:font-size="10.25pt" fo:font-weight="normal" officeooo:rsid="00fe6289" officeooo:paragraph-rsid="00fe58d4" style:font-size-asian="9pt" style:language-asian="ja" style:country-asian="JP" style:font-weight-asian="normal" style:font-size-complex="10.25pt" style:font-weight-complex="normal"/>
    </style:style>
    <style:style style:name="P140" style:family="paragraph" style:parent-style-name="_33_.本文_28_小見出し_29_">
      <style:paragraph-properties fo:margin-left="2cm" fo:margin-right="0cm" fo:text-indent="0cm" style:auto-text-indent="false"/>
    </style:style>
    <style:style style:name="P141" style:family="paragraph" style:parent-style-name="_33_.本文_28_小見出し_29_">
      <style:paragraph-properties fo:margin-left="2cm" fo:margin-right="0cm" fo:text-indent="0cm" style:auto-text-indent="false"/>
      <style:text-properties officeooo:rsid="00eab99c" officeooo:paragraph-rsid="00eab99c" style:language-asian="ja" style:country-asian="JP"/>
    </style:style>
    <style:style style:name="P142" style:family="paragraph" style:parent-style-name="_33_.本文_28_小見出し_29_">
      <style:paragraph-properties fo:margin-left="2cm" fo:margin-right="0cm" fo:text-indent="0cm" style:auto-text-indent="false"/>
      <style:text-properties officeooo:rsid="00ecadb7" style:language-asian="ja" style:country-asian="JP"/>
    </style:style>
    <style:style style:name="P143" style:family="paragraph" style:parent-style-name="_33_.本文_28_小見出し_29_">
      <style:paragraph-properties fo:margin-left="2cm" fo:margin-right="0cm" fo:text-indent="0cm" style:auto-text-indent="false"/>
      <style:text-properties officeooo:rsid="00ecadb7" officeooo:paragraph-rsid="00ecadb7" style:language-asian="ja" style:country-asian="JP"/>
    </style:style>
    <style:style style:name="P144" style:family="paragraph" style:parent-style-name="_33_.本文_28_小見出し_29_">
      <style:paragraph-properties fo:margin-left="2cm" fo:margin-right="0cm" fo:text-indent="0cm" style:auto-text-indent="false"/>
      <style:text-properties fo:font-size="9pt" fo:font-weight="normal" officeooo:rsid="00e8a48c" officeooo:paragraph-rsid="00ff83c1" style:font-size-asian="9pt" style:language-asian="ja" style:country-asian="JP" style:font-weight-asian="normal" style:font-size-complex="9pt" style:font-weight-complex="normal"/>
    </style:style>
    <style:style style:name="P145" style:family="paragraph" style:parent-style-name="Table_20_Contents">
      <style:paragraph-properties fo:text-align="start" style:justify-single-word="false"/>
      <style:text-properties style:language-asian="ja" style:country-asian="JP"/>
    </style:style>
    <style:style style:name="P146" style:family="paragraph" style:parent-style-name="Table_20_Contents">
      <style:paragraph-properties fo:text-align="start" style:justify-single-word="false"/>
      <style:text-properties officeooo:paragraph-rsid="00f420ea" style:language-asian="ja" style:country-asian="JP"/>
    </style:style>
    <style:style style:name="P147" style:family="paragraph" style:parent-style-name="Table_20_Contents">
      <style:paragraph-properties fo:text-align="start" style:justify-single-word="false"/>
      <style:text-properties officeooo:paragraph-rsid="00f6cf06" style:language-asian="ja" style:country-asian="JP"/>
    </style:style>
    <style:style style:name="P148" style:family="paragraph" style:parent-style-name="Table_20_Contents">
      <style:paragraph-properties fo:text-align="start" style:justify-single-word="false"/>
      <style:text-properties officeooo:paragraph-rsid="0119e4f9" style:language-asian="ja" style:country-asian="JP"/>
    </style:style>
    <style:style style:name="P149" style:family="paragraph" style:parent-style-name="Table_20_Contents">
      <style:paragraph-properties fo:text-align="start" style:justify-single-word="false"/>
      <style:text-properties officeooo:rsid="00f420ea" officeooo:paragraph-rsid="00f420ea" style:language-asian="ja" style:country-asian="JP"/>
    </style:style>
    <style:style style:name="P150" style:family="paragraph" style:parent-style-name="Table_20_Contents">
      <style:paragraph-properties fo:text-align="start" style:justify-single-word="false"/>
      <style:text-properties officeooo:rsid="00f6cf06" officeooo:paragraph-rsid="00f6cf06" style:language-asian="ja" style:country-asian="JP"/>
    </style:style>
    <style:style style:name="P151" style:family="paragraph" style:parent-style-name="Table_20_Contents">
      <style:paragraph-properties fo:text-align="start" style:justify-single-word="false"/>
      <style:text-properties officeooo:rsid="00f6cf06" officeooo:paragraph-rsid="0122dfcd" style:language-asian="ja" style:country-asian="JP"/>
    </style:style>
    <style:style style:name="P152" style:family="paragraph" style:parent-style-name="Table_20_Contents">
      <style:paragraph-properties fo:text-align="start" style:justify-single-word="false"/>
      <style:text-properties officeooo:rsid="00e8a48c" officeooo:paragraph-rsid="00fe58d4" style:language-asian="ja" style:country-asian="JP"/>
    </style:style>
    <style:style style:name="P153" style:family="paragraph" style:parent-style-name="Table_20_Contents">
      <style:paragraph-properties fo:text-align="start" style:justify-single-word="false"/>
      <style:text-properties officeooo:rsid="00e8a48c" officeooo:paragraph-rsid="00ff83c1" style:language-asian="ja" style:country-asian="JP"/>
    </style:style>
    <style:style style:name="P154" style:family="paragraph" style:parent-style-name="Table_20_Contents">
      <style:paragraph-properties fo:text-align="center" style:justify-single-word="false"/>
      <style:text-properties officeooo:rsid="00e8a48c" officeooo:paragraph-rsid="01065703" style:language-asian="ja" style:country-asian="JP"/>
    </style:style>
    <style:style style:name="P155" style:family="paragraph" style:parent-style-name="Table_20_Contents">
      <style:paragraph-properties fo:text-align="start" style:justify-single-word="false"/>
      <style:text-properties officeooo:rsid="00395106" officeooo:paragraph-rsid="00fe58d4" style:language-asian="ja" style:country-asian="JP"/>
    </style:style>
    <style:style style:name="P156" style:family="paragraph" style:parent-style-name="Table_20_Contents">
      <style:paragraph-properties fo:text-align="start" style:justify-single-word="false"/>
      <style:text-properties officeooo:rsid="00395106" officeooo:paragraph-rsid="01065703" style:language-asian="ja" style:country-asian="JP"/>
    </style:style>
    <style:style style:name="P157" style:family="paragraph" style:parent-style-name="Table_20_Contents">
      <style:paragraph-properties fo:text-align="start" style:justify-single-word="false"/>
      <style:text-properties officeooo:rsid="010c15d2" officeooo:paragraph-rsid="0119e4f9" style:language-asian="ja" style:country-asian="JP"/>
    </style:style>
    <style:style style:name="P158" style:family="paragraph" style:parent-style-name="Table_20_Contents">
      <style:paragraph-properties fo:text-align="start" style:justify-single-word="false"/>
      <style:text-properties officeooo:rsid="00fe58d4" officeooo:paragraph-rsid="00fe58d4" style:language-asian="ja" style:country-asian="JP"/>
    </style:style>
    <style:style style:name="P159" style:family="paragraph" style:parent-style-name="Table_20_Contents">
      <style:paragraph-properties fo:text-align="start" style:justify-single-word="false"/>
      <style:text-properties officeooo:rsid="00fe58d4" officeooo:paragraph-rsid="01065703" style:language-asian="ja" style:country-asian="JP"/>
    </style:style>
    <style:style style:name="P160" style:family="paragraph" style:parent-style-name="Table_20_Contents">
      <style:paragraph-properties fo:text-align="start" style:justify-single-word="false"/>
      <style:text-properties officeooo:rsid="00ff83c1" officeooo:paragraph-rsid="00ff83c1" style:language-asian="ja" style:country-asian="JP"/>
    </style:style>
    <style:style style:name="P161" style:family="paragraph" style:parent-style-name="Table_20_Contents">
      <style:paragraph-properties fo:text-align="start" style:justify-single-word="false"/>
      <style:text-properties officeooo:rsid="01065703" officeooo:paragraph-rsid="01065703" style:language-asian="ja" style:country-asian="JP"/>
    </style:style>
    <style:style style:name="P162" style:family="paragraph" style:parent-style-name="Table_20_Contents">
      <style:text-properties officeooo:paragraph-rsid="0119e4f9" style:language-asian="ja" style:country-asian="JP"/>
    </style:style>
    <style:style style:name="P163" style:family="paragraph" style:parent-style-name="Table_20_Contents">
      <style:paragraph-properties fo:text-align="start" style:justify-single-word="false"/>
      <style:text-properties officeooo:rsid="0119e4f9" officeooo:paragraph-rsid="0119e4f9" style:language-asian="ja" style:country-asian="JP"/>
    </style:style>
    <style:style style:name="P164" style:family="paragraph" style:parent-style-name="Table_20_Contents">
      <style:paragraph-properties fo:text-align="start" style:justify-single-word="false"/>
      <style:text-properties officeooo:rsid="00395106" officeooo:paragraph-rsid="00e8a48c"/>
    </style:style>
    <style:style style:name="P165" style:family="paragraph" style:parent-style-name="Table_20_Contents">
      <style:paragraph-properties fo:text-align="start" style:justify-single-word="false"/>
      <style:text-properties officeooo:rsid="00395106" officeooo:paragraph-rsid="00fe58d4"/>
    </style:style>
    <style:style style:name="P166" style:family="paragraph" style:parent-style-name="Table_20_Contents">
      <style:paragraph-properties fo:text-align="start" style:justify-single-word="false"/>
      <style:text-properties officeooo:rsid="00395106" officeooo:paragraph-rsid="00ff83c1"/>
    </style:style>
    <style:style style:name="P167" style:family="paragraph" style:parent-style-name="Table_20_Contents">
      <style:paragraph-properties fo:text-align="start" style:justify-single-word="false"/>
    </style:style>
    <style:style style:name="P168" style:family="paragraph" style:parent-style-name="Table_20_Contents">
      <style:paragraph-properties fo:text-align="start" style:justify-single-word="false"/>
      <style:text-properties officeooo:paragraph-rsid="00f6cf06"/>
    </style:style>
    <style:style style:name="P169" style:family="paragraph" style:parent-style-name="Table_20_Contents">
      <style:paragraph-properties fo:text-align="start" style:justify-single-word="false"/>
      <style:text-properties officeooo:rsid="00e8a48c" officeooo:paragraph-rsid="00e8a48c"/>
    </style:style>
    <style:style style:name="P170" style:family="paragraph" style:parent-style-name="Table_20_Contents">
      <style:paragraph-properties fo:text-align="start" style:justify-single-word="false"/>
      <style:text-properties officeooo:rsid="00e8a48c" officeooo:paragraph-rsid="00fe58d4"/>
    </style:style>
    <style:style style:name="P171" style:family="paragraph" style:parent-style-name="Table_20_Contents">
      <style:paragraph-properties fo:text-align="start" style:justify-single-word="false"/>
      <style:text-properties officeooo:rsid="00e8a48c" officeooo:paragraph-rsid="01065703"/>
    </style:style>
    <style:style style:name="P172" style:family="paragraph" style:parent-style-name="Table_20_Contents">
      <style:paragraph-properties fo:text-align="start" style:justify-single-word="false"/>
      <style:text-properties officeooo:rsid="00f0421e" officeooo:paragraph-rsid="00f0421e"/>
    </style:style>
    <style:style style:name="P173" style:family="paragraph" style:parent-style-name="Table_20_Contents">
      <style:paragraph-properties fo:text-align="start" style:justify-single-word="false"/>
      <style:text-properties officeooo:rsid="00f420ea" officeooo:paragraph-rsid="00f420ea"/>
    </style:style>
    <style:style style:name="P174" style:family="paragraph" style:parent-style-name="Table_20_Contents">
      <style:paragraph-properties fo:text-align="start" style:justify-single-word="false"/>
      <style:text-properties officeooo:rsid="00f6cf06" officeooo:paragraph-rsid="00f6cf06"/>
    </style:style>
    <style:style style:name="P175" style:family="paragraph" style:parent-style-name="Table_20_Contents">
      <style:paragraph-properties fo:text-align="start" style:justify-single-word="false"/>
      <style:text-properties style:font-name="IPAゴシック" fo:font-weight="bold" officeooo:rsid="00f0421e" officeooo:paragraph-rsid="010a050c" style:font-name-asian="IPAゴシック" style:font-weight-asian="bold" style:font-weight-complex="bold"/>
    </style:style>
    <style:style style:name="P176" style:family="paragraph" style:parent-style-name="Table_20_Contents">
      <style:paragraph-properties fo:text-align="start" style:justify-single-word="false"/>
      <style:text-properties style:font-name="IPAゴシック" fo:font-weight="bold" officeooo:rsid="00f0421e" officeooo:paragraph-rsid="0100d748" style:font-name-asian="IPAゴシック" style:language-asian="ja" style:country-asian="JP" style:font-weight-asian="bold" style:font-weight-complex="bold"/>
    </style:style>
    <style:style style:name="P177" style:family="paragraph" style:parent-style-name="Table_20_Contents">
      <style:paragraph-properties fo:text-align="start" style:justify-single-word="false"/>
      <style:text-properties style:font-name="IPAゴシック" officeooo:rsid="00f8def8" officeooo:paragraph-rsid="00f8def8" style:font-name-asian="IPAゴシック"/>
    </style:style>
    <style:style style:name="P178" style:family="paragraph" style:parent-style-name="Table_20_Contents">
      <style:paragraph-properties fo:text-align="start" style:justify-single-word="false"/>
      <style:text-properties style:font-name="IPAゴシック" officeooo:rsid="00faa61c" officeooo:paragraph-rsid="00faa61c" style:font-name-asian="IPAゴシック"/>
    </style:style>
    <style:style style:name="P179" style:family="paragraph" style:parent-style-name="Table_20_Contents">
      <style:paragraph-properties fo:text-align="start" style:justify-single-word="false"/>
      <style:text-properties style:font-name="IPAゴシック" officeooo:rsid="00fd3559" officeooo:paragraph-rsid="00fd3559" style:font-name-asian="IPAゴシック"/>
    </style:style>
    <style:style style:name="P180" style:family="paragraph" style:parent-style-name="Table_20_Contents">
      <style:paragraph-properties fo:text-align="start" style:justify-single-word="false"/>
      <style:text-properties style:font-name="IPAゴシック" officeooo:rsid="00ff2e8b" officeooo:paragraph-rsid="00ff2e8b" style:font-name-asian="IPAゴシック"/>
    </style:style>
    <style:style style:name="P181" style:family="paragraph" style:parent-style-name="Table_20_Contents">
      <style:paragraph-properties fo:text-align="start" style:justify-single-word="false"/>
      <style:text-properties style:font-name="IPAゴシック" officeooo:rsid="00ff3bc2" officeooo:paragraph-rsid="00ff3bc2" style:font-name-asian="IPAゴシック"/>
    </style:style>
    <style:style style:name="P182" style:family="paragraph" style:parent-style-name="Table_20_Contents">
      <style:paragraph-properties fo:text-align="start" style:justify-single-word="false"/>
      <style:text-properties style:font-name="IPAゴシック" officeooo:rsid="00ff83c1" officeooo:paragraph-rsid="00ff83c1" style:font-name-asian="IPAゴシック"/>
    </style:style>
    <style:style style:name="P183" style:family="paragraph" style:parent-style-name="Table_20_Contents">
      <style:paragraph-properties fo:text-align="start" style:justify-single-word="false"/>
      <style:text-properties style:font-name="IPAゴシック" officeooo:rsid="0100d748" officeooo:paragraph-rsid="0100d748" style:font-name-asian="IPAゴシック"/>
    </style:style>
    <style:style style:name="P184" style:family="paragraph" style:parent-style-name="Table_20_Contents">
      <style:paragraph-properties fo:text-align="start" style:justify-single-word="false"/>
      <style:text-properties style:font-name="IPAゴシック" officeooo:rsid="0101df45" officeooo:paragraph-rsid="0101df45" style:font-name-asian="IPAゴシック"/>
    </style:style>
    <style:style style:name="P185" style:family="paragraph" style:parent-style-name="Table_20_Contents">
      <style:paragraph-properties fo:text-align="start" style:justify-single-word="false"/>
      <style:text-properties style:font-name="IPAゴシック" officeooo:rsid="0102580e" officeooo:paragraph-rsid="0102580e" style:font-name-asian="IPAゴシック"/>
    </style:style>
    <style:style style:name="P186" style:family="paragraph" style:parent-style-name="Table_20_Contents">
      <style:paragraph-properties fo:text-align="start" style:justify-single-word="false"/>
      <style:text-properties style:font-name="IPAゴシック" officeooo:rsid="010331ee" officeooo:paragraph-rsid="010331ee" style:font-name-asian="IPAゴシック"/>
    </style:style>
    <style:style style:name="P187" style:family="paragraph" style:parent-style-name="Table_20_Contents">
      <style:paragraph-properties fo:text-align="start" style:justify-single-word="false"/>
      <style:text-properties style:font-name="IPAゴシック" officeooo:rsid="01050e34" officeooo:paragraph-rsid="01050e34" style:font-name-asian="IPAゴシック"/>
    </style:style>
    <style:style style:name="P188" style:family="paragraph" style:parent-style-name="Table_20_Contents">
      <style:paragraph-properties fo:text-align="start" style:justify-single-word="false"/>
      <style:text-properties style:font-name="IPAゴシック" officeooo:rsid="01050e34" officeooo:paragraph-rsid="011748f5" style:font-name-asian="IPAゴシック"/>
    </style:style>
    <style:style style:name="P189" style:family="paragraph" style:parent-style-name="Table_20_Contents">
      <style:paragraph-properties fo:text-align="start" style:justify-single-word="false"/>
      <style:text-properties style:font-name="IPAゴシック" officeooo:rsid="0108483b" officeooo:paragraph-rsid="0108483b" style:font-name-asian="IPAゴシック"/>
    </style:style>
    <style:style style:name="P190" style:family="paragraph" style:parent-style-name="Table_20_Contents">
      <style:paragraph-properties fo:text-align="start" style:justify-single-word="false"/>
      <style:text-properties style:font-name="IPAゴシック" officeooo:rsid="011748f5" officeooo:paragraph-rsid="011748f5" style:font-name-asian="IPAゴシック"/>
    </style:style>
    <style:style style:name="P191" style:family="paragraph" style:parent-style-name="Table_20_Contents">
      <style:paragraph-properties fo:text-align="start" style:justify-single-word="false"/>
      <style:text-properties style:font-name="IPAゴシック" fo:font-size="8pt" fo:font-weight="bold" officeooo:rsid="00ff2e8b" officeooo:paragraph-rsid="010a050c" style:font-name-asian="IPAゴシック" style:font-size-asian="8pt" style:language-asian="ja" style:country-asian="JP" style:font-weight-asian="bold" style:font-size-complex="8pt" style:font-weight-complex="bold"/>
    </style:style>
    <style:style style:name="P192" style:family="paragraph" style:parent-style-name="Table_20_Contents">
      <style:paragraph-properties fo:text-align="start" style:justify-single-word="false"/>
      <style:text-properties officeooo:rsid="010b2d33" officeooo:paragraph-rsid="0119e4f9"/>
    </style:style>
    <style:style style:name="P193" style:family="paragraph" style:parent-style-name="Table_20_Contents">
      <style:paragraph-properties fo:text-align="start" style:justify-single-word="false"/>
      <style:text-properties officeooo:rsid="00fe58d4" officeooo:paragraph-rsid="00fe58d4"/>
    </style:style>
    <style:style style:name="P194" style:family="paragraph" style:parent-style-name="Table_20_Contents">
      <style:paragraph-properties fo:text-align="start" style:justify-single-word="false"/>
      <style:text-properties officeooo:rsid="00ff83c1" officeooo:paragraph-rsid="00ff83c1"/>
    </style:style>
    <style:style style:name="P195" style:family="paragraph" style:parent-style-name="Table_20_Contents">
      <style:paragraph-properties fo:text-align="center" style:justify-single-word="false"/>
      <style:text-properties officeooo:paragraph-rsid="0119e4f9"/>
    </style:style>
    <style:style style:name="P196" style:family="paragraph" style:parent-style-name="Table_20_Heading">
      <style:text-properties officeooo:paragraph-rsid="00e8a48c"/>
    </style:style>
    <style:style style:name="P197" style:family="paragraph" style:parent-style-name="Table_20_Heading">
      <style:text-properties style:language-asian="ja" style:country-asian="JP"/>
    </style:style>
    <style:style style:name="P198" style:family="paragraph" style:parent-style-name="Table_20_Heading">
      <style:text-properties officeooo:paragraph-rsid="00fe58d4" style:language-asian="ja" style:country-asian="JP"/>
    </style:style>
    <style:style style:name="P199" style:family="paragraph" style:parent-style-name="Table_20_Heading">
      <style:text-properties officeooo:paragraph-rsid="00ff83c1" style:language-asian="ja" style:country-asian="JP"/>
    </style:style>
    <style:style style:name="P200" style:family="paragraph" style:parent-style-name="Table_20_Heading">
      <style:text-properties officeooo:paragraph-rsid="01065703" style:language-asian="ja" style:country-asian="JP"/>
    </style:style>
    <style:style style:name="P201" style:family="paragraph" style:parent-style-name="Table_20_Heading">
      <style:text-properties officeooo:rsid="00e8a48c" officeooo:paragraph-rsid="00fe58d4" style:language-asian="ja" style:country-asian="JP"/>
    </style:style>
    <style:style style:name="P202" style:family="paragraph" style:parent-style-name="Table_20_Heading">
      <style:text-properties officeooo:rsid="00e8a48c" officeooo:paragraph-rsid="01065703" style:language-asian="ja" style:country-asian="JP"/>
    </style:style>
    <style:style style:name="P203" style:family="paragraph" style:parent-style-name="Table_20_Heading">
      <style:text-properties officeooo:rsid="00e8a48c" officeooo:paragraph-rsid="0119e4f9" style:language-asian="ja" style:country-asian="JP"/>
    </style:style>
    <style:style style:name="P204" style:family="paragraph" style:parent-style-name="Table_20_Heading">
      <style:text-properties officeooo:rsid="00ff83c1" officeooo:paragraph-rsid="00ff83c1" style:language-asian="ja" style:country-asian="JP"/>
    </style:style>
    <style:style style:name="P205" style:family="paragraph" style:parent-style-name="Table_20_Heading">
      <style:text-properties officeooo:rsid="01065703" officeooo:paragraph-rsid="01065703" style:language-asian="ja" style:country-asian="JP"/>
    </style:style>
    <style:style style:name="P206" style:family="paragraph" style:parent-style-name="Table_20_Heading">
      <style:text-properties officeooo:paragraph-rsid="0119e4f9" style:language-asian="ja" style:country-asian="JP"/>
    </style:style>
    <style:style style:name="P207" style:family="paragraph" style:parent-style-name="Table_20_Heading">
      <style:paragraph-properties fo:text-align="center" style:justify-single-word="false"/>
    </style:style>
    <style:style style:name="P208" style:family="paragraph" style:parent-style-name="Table_20_Heading">
      <style:paragraph-properties fo:text-align="center" style:justify-single-word="false"/>
      <style:text-properties officeooo:paragraph-rsid="00f6cf06"/>
    </style:style>
    <style:style style:name="P209" style:family="paragraph" style:parent-style-name="Table_20_Heading">
      <style:text-properties officeooo:paragraph-rsid="00f6cf06"/>
    </style:style>
    <style:style style:name="P210" style:family="paragraph" style:parent-style-name="Table_20_Heading">
      <style:text-properties officeooo:rsid="00f420ea"/>
    </style:style>
    <style:style style:name="P211" style:family="paragraph" style:parent-style-name="Table_20_Heading">
      <style:text-properties officeooo:rsid="00f420ea" officeooo:paragraph-rsid="00f6cf06"/>
    </style:style>
    <style:style style:name="P212" style:family="paragraph" style:parent-style-name="Table_20_Heading">
      <style:text-properties officeooo:rsid="00ff83c1" officeooo:paragraph-rsid="00ff83c1"/>
    </style:style>
    <style:style style:name="P213" style:family="paragraph" style:parent-style-name="Table_20_Heading">
      <style:text-properties style:font-name="IPA Pゴシック" officeooo:paragraph-rsid="0119e4f9" style:font-name-asian="IPA Pゴシック" style:language-asian="ja" style:country-asian="JP"/>
    </style:style>
    <style:style style:name="P214" style:family="paragraph" style:parent-style-name="Table">
      <style:paragraph-properties fo:keep-with-next="always"/>
    </style:style>
    <style:style style:name="P215" style:family="paragraph" style:parent-style-name="Table">
      <style:paragraph-properties fo:keep-with-next="always"/>
      <style:text-properties officeooo:rsid="00e8a48c" officeooo:paragraph-rsid="00fe58d4" style:language-asian="ja" style:country-asian="JP"/>
    </style:style>
    <style:style style:name="P216" style:family="paragraph" style:parent-style-name="Table">
      <style:paragraph-properties fo:keep-with-next="always"/>
      <style:text-properties officeooo:rsid="00e8a48c" officeooo:paragraph-rsid="00ff83c1" style:language-asian="ja" style:country-asian="JP"/>
    </style:style>
    <style:style style:name="P217" style:family="paragraph" style:parent-style-name="Table">
      <style:paragraph-properties fo:keep-with-next="always"/>
      <style:text-properties officeooo:rsid="00e8a48c" officeooo:paragraph-rsid="01065703" style:language-asian="ja" style:country-asian="JP"/>
    </style:style>
    <style:style style:name="P218" style:family="paragraph" style:parent-style-name="Table">
      <style:paragraph-properties fo:keep-with-next="always"/>
      <style:text-properties officeooo:rsid="00f420ea" officeooo:paragraph-rsid="01065703" style:language-asian="ja" style:country-asian="JP"/>
    </style:style>
    <style:style style:name="P219" style:family="paragraph" style:parent-style-name="Table">
      <style:paragraph-properties fo:keep-with-next="always"/>
      <style:text-properties officeooo:paragraph-rsid="00f6cf06"/>
    </style:style>
    <style:style style:name="P220" style:family="paragraph" style:parent-style-name="Table">
      <style:paragraph-properties fo:keep-with-next="always"/>
      <style:text-properties officeooo:paragraph-rsid="0119e4f9"/>
    </style:style>
    <style:style style:name="P221" style:family="paragraph" style:parent-style-name="Table_20_Contents">
      <style:paragraph-properties fo:text-align="start" style:justify-single-word="false" fo:background-color="transparent">
        <style:background-image/>
      </style:paragraph-properties>
      <style:text-properties officeooo:rsid="00f544ac" officeooo:paragraph-rsid="00f544ac" style:language-asian="ja" style:country-asian="JP"/>
    </style:style>
    <style:style style:name="P222" style:family="paragraph" style:parent-style-name="Table_20_Heading">
      <style:paragraph-properties fo:background-color="#cccccc">
        <style:background-image/>
      </style:paragraph-properties>
      <style:text-properties officeooo:paragraph-rsid="00f6cf06" style:language-asian="ja" style:country-asian="JP"/>
    </style:style>
    <style:style style:name="P223" style:family="paragraph" style:parent-style-name="_31_.本文_28_大見出し_29_">
      <style:paragraph-properties fo:text-align="center" style:justify-single-word="false"/>
    </style:style>
    <style:style style:name="P224" style:family="paragraph" style:parent-style-name="_31_.本文_28_大見出し_29_">
      <style:text-properties officeooo:rsid="01050e34" style:language-asian="ja" style:country-asian="JP"/>
    </style:style>
    <style:style style:name="P225" style:family="paragraph" style:parent-style-name="_39_94.見出し中_28_その他_29_">
      <style:paragraph-properties fo:margin-left="0.667cm" fo:margin-right="0cm" fo:text-indent="0cm" style:auto-text-indent="false"/>
      <style:text-properties officeooo:paragraph-rsid="00215f6b"/>
    </style:style>
    <style:style style:name="P226" style:family="paragraph" style:parent-style-name="_39_94.見出し中_28_その他_29_">
      <style:paragraph-properties fo:margin-left="0.667cm" fo:margin-right="0cm" fo:text-indent="0cm" style:auto-text-indent="false"/>
      <style:text-properties officeooo:paragraph-rsid="0119e4f9"/>
    </style:style>
    <style:style style:name="P227" style:family="paragraph" style:parent-style-name="Table">
      <style:text-properties officeooo:paragraph-rsid="0119e4f9"/>
    </style:style>
    <style:style style:name="P228" style:family="paragraph" style:parent-style-name="Endnote">
      <style:text-properties officeooo:paragraph-rsid="011f665e"/>
    </style:style>
    <style:style style:name="P229" style:family="paragraph" style:parent-style-name="Endnote">
      <style:text-properties officeooo:paragraph-rsid="011f84c3"/>
    </style:style>
    <style:style style:name="P230" style:family="paragraph" style:parent-style-name="Endnote">
      <style:text-properties officeooo:paragraph-rsid="01269429"/>
    </style:style>
    <style:style style:name="P231" style:family="paragraph" style:parent-style-name="Standard">
      <style:text-properties officeooo:rsid="00ff2e8b"/>
    </style:style>
    <style:style style:name="P232" style:family="paragraph" style:parent-style-name="Standard">
      <style:text-properties fo:font-size="9pt" fo:font-weight="normal" officeooo:rsid="0100d748" style:font-size-asian="9pt" style:language-asian="ja" style:country-asian="JP" style:font-weight-asian="normal" style:font-size-complex="9pt" style:font-weight-complex="normal"/>
    </style:style>
    <style:style style:name="P233" style:family="paragraph" style:parent-style-name="Standard">
      <style:text-properties fo:font-size="9pt" fo:font-weight="normal" officeooo:rsid="00ff2e8b" style:font-size-asian="9pt" style:font-weight-asian="normal" style:font-size-complex="9pt" style:font-weight-complex="normal"/>
    </style:style>
    <style:style style:name="P234" style:family="paragraph" style:parent-style-name="Standard">
      <style:text-properties officeooo:paragraph-rsid="012f6ac7"/>
    </style:style>
    <style:style style:name="P235" style:family="paragraph" style:parent-style-name="Standard">
      <style:text-properties officeooo:paragraph-rsid="013138a5"/>
    </style:style>
    <style:style style:name="P236" style:family="paragraph" style:parent-style-name="_39_91.メインタイトル">
      <style:text-properties officeooo:rsid="00e80d19" officeooo:paragraph-rsid="00e80d19" style:language-asian="ja" style:country-asian="JP"/>
    </style:style>
    <style:style style:name="P237" style:family="paragraph" style:parent-style-name="_39_93.見出し大_28_その他_29_" style:master-page-name="First_20_Page">
      <style:paragraph-properties style:page-number="auto"/>
      <style:text-properties officeooo:paragraph-rsid="00cff718"/>
    </style:style>
    <style:style style:name="P238" style:family="paragraph" style:parent-style-name="_39_93.見出し大_28_その他_29_">
      <style:paragraph-properties fo:break-before="page"/>
      <style:text-properties officeooo:rsid="00ee0906" officeooo:paragraph-rsid="013138a5" style:language-asian="ja" style:country-asian="JP"/>
    </style:style>
    <style:style style:name="P239" style:family="paragraph" style:parent-style-name="_32_.本文_ff08_中見出し_ff09_">
      <style:text-properties fo:font-size="9pt" fo:font-weight="normal" officeooo:rsid="00ff2e8b" officeooo:paragraph-rsid="00ff2e8b" style:font-size-asian="9pt" style:language-asian="ja" style:country-asian="JP" style:font-weight-asian="normal" style:font-size-complex="9pt" style:font-weight-complex="normal"/>
    </style:style>
    <style:style style:name="P240" style:family="paragraph" style:parent-style-name="_32_.本文_ff08_中見出し_ff09_">
      <style:text-properties fo:font-size="9pt" fo:font-weight="normal" officeooo:rsid="00ff83c1" officeooo:paragraph-rsid="00ff83c1" style:font-size-asian="9pt" style:language-asian="ja" style:country-asian="JP" style:font-weight-asian="normal" style:font-size-complex="9pt" style:font-weight-complex="normal"/>
    </style:style>
    <style:style style:name="P241" style:family="paragraph" style:parent-style-name="_32_.本文_ff08_中見出し_ff09_" style:list-style-name="L1">
      <style:text-properties officeooo:rsid="01050e34" officeooo:paragraph-rsid="01050e34" style:language-asian="ja" style:country-asian="JP"/>
    </style:style>
    <style:style style:name="P242" style:family="paragraph" style:parent-style-name="_32_.本文_ff08_中見出し_ff09_" style:list-style-name="L2">
      <style:text-properties officeooo:rsid="01050e34" officeooo:paragraph-rsid="01050e34" style:language-asian="ja" style:country-asian="JP"/>
    </style:style>
    <style:style style:name="P243" style:family="paragraph" style:parent-style-name="_32_.本文_ff08_中見出し_ff09_">
      <style:text-properties officeooo:rsid="00f0421e" officeooo:paragraph-rsid="00f0421e" style:language-asian="ja" style:country-asian="JP"/>
    </style:style>
    <style:style style:name="P244" style:family="paragraph" style:parent-style-name="_32_.本文_ff08_中見出し_ff09_">
      <style:text-properties officeooo:rsid="00f0421e" officeooo:paragraph-rsid="0108483b" style:language-asian="ja" style:country-asian="JP"/>
    </style:style>
    <style:style style:name="P245" style:family="paragraph" style:parent-style-name="_32_.本文_ff08_中見出し_ff09_">
      <style:text-properties officeooo:paragraph-rsid="00dd737e" style:language-asian="ja" style:country-asian="JP"/>
    </style:style>
    <style:style style:name="P246" style:family="paragraph" style:parent-style-name="Contents_20_2">
      <style:paragraph-properties>
        <style:tab-stops>
          <style:tab-stop style:position="16.683cm" style:type="right" style:leader-style="dotted" style:leader-text="."/>
        </style:tab-stops>
      </style:paragraph-properties>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_31_.大見出し" style:list-style-name=""/>
    <style:style style:name="P249" style:family="paragraph" style:parent-style-name="_31_.大見出し" style:list-style-name="">
      <style:text-properties officeooo:rsid="00dd737e" officeooo:paragraph-rsid="00e8a48c"/>
    </style:style>
    <style:style style:name="P250" style:family="paragraph" style:parent-style-name="_31_.大見出し">
      <style:paragraph-properties fo:break-before="page"/>
    </style:style>
    <style:style style:name="P251" style:family="paragraph" style:parent-style-name="_31_.大見出し">
      <style:paragraph-properties fo:break-before="page"/>
      <style:text-properties officeooo:rsid="011bf581" officeooo:paragraph-rsid="011bf581" style:language-asian="ja" style:country-asian="JP"/>
    </style:style>
    <style:style style:name="P252" style:family="paragraph" style:parent-style-name="_31_.本文_28_大見出し_29_" style:list-style-name="L3">
      <style:text-properties officeooo:rsid="011bf581" officeooo:paragraph-rsid="011bf581" style:language-asian="ja" style:country-asian="JP"/>
    </style:style>
    <style:style style:name="P253" style:family="paragraph" style:parent-style-name="_32_.中見出し" style:list-style-name="">
      <style:text-properties officeooo:rsid="00e8a48c" style:language-asian="ja" style:country-asian="JP"/>
    </style:style>
    <style:style style:name="P254" style:family="paragraph" style:parent-style-name="_32_.中見出し">
      <style:paragraph-properties fo:break-before="page"/>
    </style:style>
    <style:style style:name="P255" style:family="paragraph" style:parent-style-name="_33_.小見出し">
      <style:text-properties style:language-asian="ja" style:country-asian="JP"/>
    </style:style>
    <style:style style:name="P256" style:family="paragraph" style:parent-style-name="_33_.小見出し">
      <style:text-properties officeooo:rsid="00e8a48c" style:language-asian="ja" style:country-asian="JP"/>
    </style:style>
    <style:style style:name="P257" style:family="paragraph" style:parent-style-name="_33_.小見出し" style:list-style-name="">
      <style:text-properties officeooo:rsid="00e8a48c" officeooo:paragraph-rsid="00fe58d4" style:language-asian="ja" style:country-asian="JP"/>
    </style:style>
    <style:style style:name="P258" style:family="paragraph" style:parent-style-name="_33_.小見出し">
      <style:text-properties officeooo:rsid="00e8a48c" officeooo:paragraph-rsid="00fe58d4" style:language-asian="ja" style:country-asian="JP"/>
    </style:style>
    <style:style style:name="P259" style:family="paragraph" style:parent-style-name="_33_.小見出し">
      <style:text-properties officeooo:rsid="00f0421e" style:language-asian="ja" style:country-asian="JP"/>
    </style:style>
    <style:style style:name="P260" style:family="paragraph" style:parent-style-name="_33_.小見出し">
      <style:text-properties officeooo:rsid="01133788" officeooo:paragraph-rsid="01133788" style:language-asian="ja" style:country-asian="JP"/>
    </style:style>
    <style:style style:name="P261" style:family="paragraph" style:parent-style-name="_33_.小見出し">
      <style:text-properties officeooo:rsid="01145a42" officeooo:paragraph-rsid="01145a42" style:language-asian="ja" style:country-asian="JP"/>
    </style:style>
    <style:style style:name="P262" style:family="paragraph" style:parent-style-name="_33_.小見出し">
      <style:text-properties fo:font-size="12pt" style:font-size-asian="12pt" style:font-size-complex="12pt"/>
    </style:style>
    <style:style style:name="P263" style:family="paragraph" style:parent-style-name="_33_.小見出し">
      <style:text-properties fo:font-size="12pt" officeooo:paragraph-rsid="0134c2d6" style:font-size-asian="12pt" style:font-size-complex="12pt"/>
    </style:style>
    <style:style style:name="P264" style:family="paragraph" style:parent-style-name="_33_.小見出し">
      <style:text-properties officeooo:paragraph-rsid="01145a42"/>
    </style:style>
    <style:style style:name="P265" style:family="paragraph" style:parent-style-name="_33_.小見出し">
      <style:text-properties officeooo:rsid="00fef572"/>
    </style:style>
    <style:style style:name="P266" style:family="paragraph" style:parent-style-name="_33_.小見出し">
      <style:text-properties officeooo:rsid="00fe58d4"/>
    </style:style>
    <style:style style:name="P267" style:family="paragraph" style:parent-style-name="_33_.小見出し">
      <style:text-properties fo:font-size="9pt" fo:font-weight="normal" officeooo:rsid="00ff83c1" officeooo:paragraph-rsid="00ff83c1" style:font-size-asian="9pt" style:language-asian="ja" style:country-asian="JP" style:font-weight-asian="normal" style:font-size-complex="9pt" style:font-weight-complex="normal"/>
    </style:style>
    <style:style style:name="P268" style:family="paragraph" style:parent-style-name="_33_.小見出し">
      <style:text-properties officeooo:rsid="0102580e"/>
    </style:style>
    <style:style style:name="P269" style:family="paragraph" style:parent-style-name="_33_.小見出し">
      <style:paragraph-properties fo:break-before="page"/>
    </style:style>
    <style:style style:name="P270" style:family="paragraph" style:parent-style-name="_33_.本文_28_小見出し_29_">
      <style:text-properties fo:font-size="10.5pt" fo:font-weight="bold" officeooo:rsid="00f7a08b" officeooo:paragraph-rsid="0100d748" style:font-size-asian="10.5pt" style:language-asian="ja" style:country-asian="JP" style:font-weight-asian="bold" style:font-size-complex="10.5pt" style:font-weight-complex="bold"/>
    </style:style>
    <style:style style:name="P271" style:family="paragraph" style:parent-style-name="_33_.本文_28_小見出し_29_">
      <style:text-properties fo:font-size="10.5pt" fo:font-weight="bold" officeooo:rsid="00f7a08b" officeooo:paragraph-rsid="010331ee" style:font-size-asian="10.5pt" style:language-asian="ja" style:country-asian="JP" style:font-weight-asian="bold" style:font-size-complex="10.5pt" style:font-weight-complex="bold"/>
    </style:style>
    <style:style style:name="P272" style:family="paragraph" style:parent-style-name="_33_.本文_28_小見出し_29_">
      <style:text-properties officeooo:rsid="00e8a48c" officeooo:paragraph-rsid="0102580e" style:language-asian="ja" style:country-asian="JP"/>
    </style:style>
    <style:style style:name="P273" style:family="paragraph" style:parent-style-name="Contents_20_Heading">
      <style:paragraph-properties fo:break-before="page"/>
    </style:style>
    <style:style style:name="P274" style:family="paragraph" style:parent-style-name="Table_20_Contents">
      <style:text-properties fo:font-size="6pt" officeooo:rsid="00eb10aa" officeooo:paragraph-rsid="012f6ac7" style:font-size-asian="6pt" style:font-size-complex="6pt"/>
    </style:style>
    <style:style style:name="P275" style:family="paragraph" style:parent-style-name="Table_20_Contents">
      <style:text-properties fo:font-size="6pt" officeooo:paragraph-rsid="012f6ac7" style:font-size-asian="6pt" style:font-size-complex="6pt"/>
    </style:style>
    <style:style style:name="P276" style:family="paragraph" style:parent-style-name="Table_20_Contents">
      <style:text-properties fo:font-size="10pt" officeooo:rsid="00eb10aa" officeooo:paragraph-rsid="012f6ac7" style:font-size-asian="10pt" style:font-size-complex="10pt"/>
    </style:style>
    <style:style style:name="P277" style:family="paragraph" style:parent-style-name="Table_20_Contents">
      <style:text-properties fo:font-size="10pt" officeooo:paragraph-rsid="012f6ac7" style:font-size-asian="10pt" style:font-size-complex="10pt"/>
    </style:style>
    <style:style style:name="P278" style:family="paragraph" style:parent-style-name="Table_20_Contents">
      <style:text-properties officeooo:paragraph-rsid="013138a5" style:language-asian="ja" style:country-asian="JP"/>
    </style:style>
    <style:style style:name="P279" style:family="paragraph" style:parent-style-name="Table_20_Contents">
      <style:text-properties officeooo:paragraph-rsid="013138a5"/>
    </style:style>
    <style:style style:name="P280" style:family="paragraph" style:parent-style-name="Table_20_Heading">
      <style:text-properties officeooo:paragraph-rsid="013138a5" style:language-asian="ja" style:country-asian="JP"/>
    </style:style>
    <style:style style:name="P281" style:family="paragraph" style:parent-style-name="Table_20_Heading">
      <style:text-properties officeooo:paragraph-rsid="013138a5"/>
    </style:style>
    <style:style style:name="P282" style:family="paragraph" style:parent-style-name="Table">
      <style:text-properties officeooo:paragraph-rsid="012f6ac7"/>
    </style:style>
    <style:style style:name="P283" style:family="paragraph" style:parent-style-name="Table">
      <style:text-properties officeooo:paragraph-rsid="013138a5" style:language-asian="ja" style:country-asian="JP"/>
    </style:style>
    <style:style style:name="P284" style:family="paragraph" style:parent-style-name="Endnote">
      <style:text-properties officeooo:paragraph-rsid="01353f32"/>
    </style:style>
    <style:style style:name="P285" style:family="paragraph">
      <style:paragraph-properties fo:text-align="center"/>
    </style:style>
    <style:style style:name="P286" style:family="paragraph">
      <style:text-properties style:font-name="ＭＳ ゴシック2" fo:font-size="6pt" style:font-size-asian="6pt" style:font-size-complex="6pt"/>
    </style:style>
    <style:style style:name="T1" style:family="text">
      <style:text-properties style:language-asian="ja" style:country-asian="JP"/>
    </style:style>
    <style:style style:name="T2" style:family="text">
      <style:text-properties officeooo:rsid="001a731c" style:language-asian="ja" style:country-asian="JP"/>
    </style:style>
    <style:style style:name="T3" style:family="text">
      <style:text-properties officeooo:rsid="002d1f98" style:language-asian="ja" style:country-asian="JP"/>
    </style:style>
    <style:style style:name="T4" style:family="text">
      <style:text-properties officeooo:rsid="005c66da" style:language-asian="ja" style:country-asian="JP"/>
    </style:style>
    <style:style style:name="T5" style:family="text">
      <style:text-properties officeooo:rsid="003c80e8" style:language-asian="ja" style:country-asian="JP"/>
    </style:style>
    <style:style style:name="T6" style:family="text">
      <style:text-properties officeooo:rsid="00e8a48c" style:language-asian="ja" style:country-asian="JP"/>
    </style:style>
    <style:style style:name="T7" style:family="text">
      <style:text-properties officeooo:rsid="00eab99c" style:language-asian="ja" style:country-asian="JP"/>
    </style:style>
    <style:style style:name="T8" style:family="text">
      <style:text-properties officeooo:rsid="00f0421e" style:language-asian="ja" style:country-asian="JP"/>
    </style:style>
    <style:style style:name="T9" style:family="text">
      <style:text-properties officeooo:rsid="00f0f55b" style:language-asian="ja" style:country-asian="JP"/>
    </style:style>
    <style:style style:name="T10" style:family="text">
      <style:text-properties officeooo:rsid="00f11dd3" style:language-asian="ja" style:country-asian="JP"/>
    </style:style>
    <style:style style:name="T11" style:family="text">
      <style:text-properties officeooo:rsid="00f420ea" style:language-asian="ja" style:country-asian="JP"/>
    </style:style>
    <style:style style:name="T12" style:family="text">
      <style:text-properties officeooo:rsid="00f7a08b" style:language-asian="ja" style:country-asian="JP"/>
    </style:style>
    <style:style style:name="T13" style:family="text">
      <style:text-properties officeooo:rsid="00faa61c" style:language-asian="ja" style:country-asian="JP"/>
    </style:style>
    <style:style style:name="T14" style:family="text">
      <style:text-properties officeooo:rsid="00f8def8" style:language-asian="ja" style:country-asian="JP"/>
    </style:style>
    <style:style style:name="T15" style:family="text">
      <style:text-properties officeooo:rsid="00fe58d4" style:language-asian="ja" style:country-asian="JP"/>
    </style:style>
    <style:style style:name="T16" style:family="text">
      <style:text-properties officeooo:rsid="00ff2e8b" style:language-asian="ja" style:country-asian="JP"/>
    </style:style>
    <style:style style:name="T17" style:family="text">
      <style:text-properties officeooo:rsid="00ff83c1" style:language-asian="ja" style:country-asian="JP"/>
    </style:style>
    <style:style style:name="T18" style:family="text">
      <style:text-properties officeooo:rsid="0100d748" style:language-asian="ja" style:country-asian="JP"/>
    </style:style>
    <style:style style:name="T19" style:family="text">
      <style:text-properties officeooo:rsid="01065703" style:language-asian="ja" style:country-asian="JP"/>
    </style:style>
    <style:style style:name="T20" style:family="text">
      <style:text-properties officeooo:rsid="0111f423" style:language-asian="ja" style:country-asian="JP"/>
    </style:style>
    <style:style style:name="T21" style:family="text">
      <style:text-properties officeooo:rsid="01133788" style:language-asian="ja" style:country-asian="JP"/>
    </style:style>
    <style:style style:name="T22" style:family="text">
      <style:text-properties officeooo:rsid="0113501f" style:language-asian="ja" style:country-asian="JP"/>
    </style:style>
    <style:style style:name="T23" style:family="text">
      <style:text-properties officeooo:rsid="01145a42" style:language-asian="ja" style:country-asian="JP"/>
    </style:style>
    <style:style style:name="T24" style:family="text">
      <style:text-properties officeooo:rsid="011748f5" style:language-asian="ja" style:country-asian="JP"/>
    </style:style>
    <style:style style:name="T25" style:family="text">
      <style:text-properties officeooo:rsid="0119e4f9" style:language-asian="ja" style:country-asian="JP"/>
    </style:style>
    <style:style style:name="T26" style:family="text">
      <style:text-properties officeooo:rsid="011da665" style:language-asian="ja" style:country-asian="JP"/>
    </style:style>
    <style:style style:name="T27" style:family="text">
      <style:text-properties officeooo:rsid="011f665e" style:language-asian="ja" style:country-asian="JP"/>
    </style:style>
    <style:style style:name="T28" style:family="text">
      <style:text-properties officeooo:rsid="011f84c3" style:language-asian="ja" style:country-asian="JP"/>
    </style:style>
    <style:style style:name="T29" style:family="text">
      <style:text-properties officeooo:rsid="0124bb2d" style:language-asian="ja" style:country-asian="JP"/>
    </style:style>
    <style:style style:name="T30" style:family="text">
      <style:text-properties officeooo:rsid="01269429" style:language-asian="ja" style:country-asian="JP"/>
    </style:style>
    <style:style style:name="T31" style:family="text">
      <style:text-properties officeooo:rsid="01270513" style:language-asian="ja" style:country-asian="JP"/>
    </style:style>
    <style:style style:name="T32" style:family="text">
      <style:text-properties officeooo:rsid="012897a1" style:language-asian="ja" style:country-asian="JP"/>
    </style:style>
    <style:style style:name="T33" style:family="text">
      <style:text-properties officeooo:rsid="012a47b0" style:language-asian="ja" style:country-asian="JP"/>
    </style:style>
    <style:style style:name="T34" style:family="text">
      <style:text-properties officeooo:rsid="00eb10aa" style:language-asian="ja" style:country-asian="JP"/>
    </style:style>
    <style:style style:name="T35" style:family="text">
      <style:text-properties officeooo:rsid="010e462e" style:language-asian="ja" style:country-asian="JP"/>
    </style:style>
    <style:style style:name="T36" style:family="text">
      <style:text-properties officeooo:rsid="001a731c"/>
    </style:style>
    <style:style style:name="T37" style:family="text">
      <style:text-properties officeooo:rsid="00e80d19"/>
    </style:style>
    <style:style style:name="T38" style:family="text">
      <style:text-properties officeooo:rsid="00e8a48c"/>
    </style:style>
    <style:style style:name="T39" style:family="text">
      <style:text-properties officeooo:rsid="00eab99c"/>
    </style:style>
    <style:style style:name="T40" style:family="text">
      <style:text-properties officeooo:rsid="00ecadb7"/>
    </style:style>
    <style:style style:name="T41" style:family="text">
      <style:text-properties fo:font-size="9pt" fo:font-weight="normal" style:font-size-asian="9pt" style:font-weight-asian="normal" style:font-size-complex="9pt" style:font-weight-complex="normal"/>
    </style:style>
    <style:style style:name="T42" style:family="text">
      <style:text-properties fo:font-size="9pt" fo:font-weight="normal" officeooo:rsid="0102580e" style:font-size-asian="9pt" style:font-weight-asian="normal" style:font-size-complex="9pt" style:font-weight-complex="normal"/>
    </style:style>
    <style:style style:name="T43" style:family="text">
      <style:text-properties fo:font-size="9pt" style:font-size-asian="9pt" style:font-size-complex="9pt"/>
    </style:style>
    <style:style style:name="T44" style:family="text">
      <style:text-properties fo:font-size="9pt" style:font-size-asian="9pt" style:language-asian="ja" style:country-asian="JP" style:font-size-complex="9pt"/>
    </style:style>
    <style:style style:name="T45" style:family="text">
      <style:text-properties officeooo:rsid="00ee3e8b"/>
    </style:style>
    <style:style style:name="T46" style:family="text">
      <style:text-properties officeooo:rsid="00f0421e"/>
    </style:style>
    <style:style style:name="T47" style:family="text">
      <style:text-properties officeooo:rsid="00f0f55b"/>
    </style:style>
    <style:style style:name="T48" style:family="text">
      <style:text-properties officeooo:rsid="00f11dd3"/>
    </style:style>
    <style:style style:name="T49" style:family="text">
      <style:text-properties officeooo:rsid="00f420ea"/>
    </style:style>
    <style:style style:name="T50" style:family="text">
      <style:text-properties officeooo:rsid="00f6cf06"/>
    </style:style>
    <style:style style:name="T51" style:family="text">
      <style:text-properties fo:font-size="8pt" officeooo:rsid="00ff2e8b" style:font-size-asian="8pt" style:language-asian="ja" style:country-asian="JP" style:font-size-complex="8pt"/>
    </style:style>
    <style:style style:name="T52" style:family="text">
      <style:text-properties fo:font-size="8pt" officeooo:rsid="010a050c" style:font-size-asian="8pt" style:language-asian="ja" style:country-asian="JP" style:font-size-complex="8pt"/>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font-size="10.5pt" fo:font-weight="bold" officeooo:rsid="00f7a08b" style:font-size-asian="10.5pt" style:font-weight-asian="bold" style:font-size-complex="10.5pt" style:font-weight-complex="bold"/>
    </style:style>
    <style:style style:name="T55" style:family="text">
      <style:text-properties officeooo:rsid="00f8def8"/>
    </style:style>
    <style:style style:name="T56" style:family="text">
      <style:text-properties officeooo:rsid="00faa61c"/>
    </style:style>
    <style:style style:name="T57" style:family="text">
      <style:text-properties fo:font-weight="normal" officeooo:rsid="00faa61c" style:font-weight-asian="normal" style:font-weight-complex="normal"/>
    </style:style>
    <style:style style:name="T58" style:family="text">
      <style:text-properties fo:font-weight="normal" officeooo:rsid="00faa61c" style:language-asian="ja" style:country-asian="JP" style:font-weight-asian="normal" style:font-weight-complex="normal"/>
    </style:style>
    <style:style style:name="T59" style:family="text">
      <style:text-properties officeooo:rsid="00fd3559"/>
    </style:style>
    <style:style style:name="T60" style:family="text">
      <style:text-properties officeooo:rsid="00fe58d4"/>
    </style:style>
    <style:style style:name="T61" style:family="text">
      <style:text-properties fo:font-size="10.25pt" fo:font-weight="normal" officeooo:rsid="00fe6289" style:font-size-asian="9pt" style:font-weight-asian="normal" style:font-size-complex="10.25pt" style:font-weight-complex="normal"/>
    </style:style>
    <style:style style:name="T62" style:family="text">
      <style:text-properties fo:font-size="10.25pt" fo:font-weight="normal" officeooo:rsid="00fe6289" style:font-size-asian="9pt" style:language-asian="ja" style:country-asian="JP" style:font-weight-asian="normal" style:font-size-complex="10.25pt" style:font-weight-complex="normal"/>
    </style:style>
    <style:style style:name="T63" style:family="text">
      <style:text-properties officeooo:rsid="00ff2e8b"/>
    </style:style>
    <style:style style:name="T64" style:family="text">
      <style:text-properties officeooo:rsid="00ff3bc2"/>
    </style:style>
    <style:style style:name="T65" style:family="text">
      <style:text-properties officeooo:rsid="00ff83c1"/>
    </style:style>
    <style:style style:name="T66" style:family="text">
      <style:text-properties officeooo:rsid="0100d748"/>
    </style:style>
    <style:style style:name="T67" style:family="text">
      <style:text-properties officeooo:rsid="0101df45"/>
    </style:style>
    <style:style style:name="T68" style:family="text">
      <style:text-properties officeooo:rsid="0102580e"/>
    </style:style>
    <style:style style:name="T69" style:family="text">
      <style:text-properties officeooo:rsid="010331ee"/>
    </style:style>
    <style:style style:name="T70" style:family="text">
      <style:text-properties officeooo:rsid="01050e34"/>
    </style:style>
    <style:style style:name="T71" style:family="text">
      <style:text-properties officeooo:rsid="01065703"/>
    </style:style>
    <style:style style:name="T72" style:family="text">
      <style:text-properties officeooo:rsid="0108483b"/>
    </style:style>
    <style:style style:name="T73" style:family="text">
      <style:text-properties officeooo:rsid="010a050c"/>
    </style:style>
    <style:style style:name="T74" style:family="text">
      <style:text-properties fo:font-size="12pt" fo:font-weight="bold" officeooo:rsid="00f0421e" style:font-size-asian="12pt" style:language-asian="ja" style:country-asian="JP" style:font-weight-asian="bold" style:font-size-complex="12pt" style:font-weight-complex="bold"/>
    </style:style>
    <style:style style:name="T75" style:family="text">
      <style:text-properties fo:font-size="12pt" fo:font-weight="bold" officeooo:rsid="00f7a08b" style:font-size-asian="12pt" style:font-weight-asian="bold" style:font-size-complex="12pt" style:font-weight-complex="bold"/>
    </style:style>
    <style:style style:name="T76" style:family="text">
      <style:text-properties fo:font-weight="bold" style:font-weight-asian="bold" style:font-weight-complex="bold"/>
    </style:style>
    <style:style style:name="T77" style:family="text">
      <style:text-properties fo:font-weight="bold" officeooo:rsid="00f7a08b" style:font-weight-asian="bold" style:font-weight-complex="bold"/>
    </style:style>
    <style:style style:name="T78" style:family="text">
      <style:text-properties fo:font-weight="bold" officeooo:rsid="00f11dd3" style:font-weight-asian="bold" style:font-weight-complex="bold"/>
    </style:style>
    <style:style style:name="T79" style:family="text">
      <style:text-properties officeooo:rsid="0111f423"/>
    </style:style>
    <style:style style:name="T80" style:family="text">
      <style:text-properties officeooo:rsid="01133788"/>
    </style:style>
    <style:style style:name="T81" style:family="text">
      <style:text-properties officeooo:rsid="01145a42"/>
    </style:style>
    <style:style style:name="T82" style:family="text">
      <style:text-properties officeooo:rsid="0115ce4f"/>
    </style:style>
    <style:style style:name="T83" style:family="text">
      <style:text-properties officeooo:rsid="011748f5"/>
    </style:style>
    <style:style style:name="T84" style:family="text">
      <style:text-properties officeooo:rsid="011a4d83"/>
    </style:style>
    <style:style style:name="T85" style:family="text">
      <style:text-properties officeooo:rsid="011da665"/>
    </style:style>
    <style:style style:name="T86" style:family="text">
      <style:text-properties officeooo:rsid="011e22b0"/>
    </style:style>
    <style:style style:name="T87" style:family="text">
      <style:text-properties officeooo:rsid="011f665e"/>
    </style:style>
    <style:style style:name="T88" style:family="text">
      <style:text-properties officeooo:rsid="011f84c3"/>
    </style:style>
    <style:style style:name="T89" style:family="text">
      <style:text-properties officeooo:rsid="01269429"/>
    </style:style>
    <style:style style:name="T90" style:family="text">
      <style:text-properties officeooo:rsid="01270513"/>
    </style:style>
    <style:style style:name="T91" style:family="text">
      <style:text-properties officeooo:rsid="012897a1"/>
    </style:style>
    <style:style style:name="T92" style:family="text">
      <style:text-properties officeooo:rsid="012e2715"/>
    </style:style>
    <style:style style:name="T93" style:family="text">
      <style:text-properties officeooo:rsid="012f6ac7"/>
    </style:style>
    <style:style style:name="T94" style:family="text">
      <style:text-properties officeooo:rsid="00eb10aa"/>
    </style:style>
    <style:style style:name="T95" style:family="text">
      <style:text-properties officeooo:rsid="01294471"/>
    </style:style>
    <style:style style:name="T96" style:family="text">
      <style:text-properties officeooo:rsid="010e462e"/>
    </style:style>
    <style:style style:name="T97" style:family="text">
      <style:text-properties officeooo:rsid="013138a5"/>
    </style:style>
    <style:style style:name="T98" style:family="text">
      <style:text-properties style:font-name="ＭＳ ゴシック2"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24"><text:bookmark-start text:name="__RefHeading__802_178903962"/><text:span text:style-name="T1">製作</text:span><text:span text:style-name="T3">者</text:span><text:bookmark-end text:name="__RefHeading__802_178903962"/></text:p>
          <text:p text:style-name="P25"><text:bookmark-start text:name="__RefHeading__804_178903962"/>所属企業： <text:s/><text:span text:style-name="T37">TIS株式会社</text:span><text:bookmark-end text:name="__RefHeading__804_178903962"/></text:p>
        </draw:text-box>
      </draw:frame>
      <draw:frame draw:style-name="fr3" draw:name="グラフィックス7" text:anchor-type="page" text:anchor-page-number="2" svg:x="2.18cm" svg:y="19.81cm" svg:width="2.268cm" style:rel-width="13%" svg:height="0.771cm" style:rel-height="3%" draw:z-index="52">
        <draw:image xlink:href="Pictures/10000201000000580000001FED1EC38A.png" xlink:type="simple" xlink:show="embed" xlink:actuate="onLoad"/>
      </draw:frame>
      <text:p text:style-name="P237"><text:span text:style-name="T36">PostgreSQL</text:span><text:span text:style-name="T2">エンタープライズ・コンソーシアム 技術部会 WG#2</text:span></text:p>
      <text:p text:style-name="P23"/>
      <text:p text:style-name="P3"/>
      <text:p text:style-name="P22"/>
      <text:p text:style-name="P2"/>
      <text:p text:style-name="P2"/>
      <text:p text:style-name="P2"/>
      <text:p text:style-name="P2"/>
      <text:p text:style-name="P2"/>
      <text:p text:style-name="P2"/>
      <text:p text:style-name="P2"/>
      <text:p text:style-name="P2"/>
      <text:p text:style-name="P2"/>
      <text:p text:style-name="P236">スキーマ移行調査編</text:p>
      <text:p text:style-name="P82"/>
      <text:p text:style-name="P4"/>
      <text:p text:style-name="_39_92.サブタイトル"/>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7">版</text:p>
          </table:table-cell>
          <table:table-cell table:style-name="表2.A1" office:value-type="string">
            <text:p text:style-name="P17">改訂日</text:p>
          </table:table-cell>
          <table:table-cell table:style-name="表2.C1" office:value-type="string">
            <text:p text:style-name="P18">変更内容</text:p>
          </table:table-cell>
        </table:table-row>
        <table:table-row table:style-name="表2.1">
          <table:table-cell table:style-name="表2.A5" office:value-type="string">
            <text:p text:style-name="P17">1.0</text:p>
          </table:table-cell>
          <table:table-cell table:style-name="表2.B2" office:value-type="string">
            <text:p text:style-name="P19"><text:span text:style-name="T37">2013</text:span>/<text:span text:style-name="T37">0</text:span><text:span text:style-name="T93">4/22</text:span></text:p>
          </table:table-cell>
          <table:table-cell table:style-name="表2.C2" office:value-type="string">
            <text:p text:style-name="P21">新規作成</text:p>
          </table:table-cell>
        </table:table-row>
        <table:table-row table:style-name="表2.1">
          <table:table-cell table:style-name="表2.A5" office:value-type="string">
            <text:p text:style-name="P17"/>
          </table:table-cell>
          <table:table-cell table:style-name="表2.B3" office:value-type="string">
            <text:p text:style-name="P20"/>
          </table:table-cell>
          <table:table-cell table:style-name="表2.C3" office:value-type="string">
            <text:p text:style-name="P17"/>
          </table:table-cell>
        </table:table-row>
        <table:table-row table:style-name="表2.1">
          <table:table-cell table:style-name="表2.A5" office:value-type="string">
            <text:p text:style-name="P17"/>
          </table:table-cell>
          <table:table-cell table:style-name="表2.B4" office:value-type="string">
            <text:p text:style-name="P17"/>
          </table:table-cell>
          <table:table-cell table:style-name="表2.C4" office:value-type="string">
            <text:p text:style-name="P17"/>
          </table:table-cell>
        </table:table-row>
        <table:table-row table:style-name="表2.1">
          <table:table-cell table:style-name="表2.A5" office:value-type="string">
            <text:p text:style-name="P17"/>
          </table:table-cell>
          <table:table-cell table:style-name="表2.B5" office:value-type="string">
            <text:p text:style-name="P17"/>
          </table:table-cell>
          <table:table-cell table:style-name="表2.C5" office:value-type="string">
            <text:p text:style-name="P17"/>
          </table:table-cell>
        </table:table-row>
      </table:table>
      <text:p text:style-name="P5"/>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able:table table:name="ライセンス" table:style-name="ライセンス">
        <table:table-column table:style-name="ライセンス.A"/>
        <table:table-row table:style-name="ライセンス.1">
          <table:table-cell table:style-name="ライセンス.A1" office:value-type="string">
            <text:p text:style-name="P276">ライセンス</text:p>
            <text:p text:style-name="P276">本作品はCC-BYライセンスによって許諾されています。</text:p>
            <text:p text:style-name="P276">ライセンスの内容を知りたい方はhttp://creativecommons.org/licenses/by/2.1/jp/でご確認ください。</text:p>
            <text:p text:style-name="P276">文書の内容、表記に関する誤り、ご要望、感想等につきましては、PGEConsのサイトを通じてお寄せいただきますようお願いいたします。</text:p>
            <text:p text:style-name="P277"><text:span text:style-name="T94">サイトURL <text:s/></text:span><text:a xlink:type="simple" xlink:href="https://www.pgecons.org/contact/"><text:span text:style-name="T94">https://www.pgecons.org/contact/</text:span></text:a></text:p>
            <text:p text:style-name="P276"/>
            <text:p text:style-name="P274">Oracleは、Oracle Corporation 及びその子会社、関連会社の米国及びその他の国における登録商標です。文中の社名、商品名等は各社の商標または登録商標である場合があります。</text:p>
            <text:p text:style-name="P274">PostgreSQLは、PostgreSQL Community Association of Canadaのカナダにおける登録商標およびその他の国における商標です。</text:p>
            <text:p text:style-name="P275"><text:span text:style-name="T94">その他、本資料に記載されている社名及び商品名はそれぞれ各社が商標または登録商標として使用している場合があります </text:span><text:span text:style-name="T34">。</text:span></text:p>
          </table:table-cell>
        </table:table-row>
      </table:table>
      <text:p text:style-name="P282"/>
      <text:p text:style-name="P7">はじめに</text:p>
      <text:p text:style-name="P15">■本資料の目的</text:p>
      <text:p text:style-name="P10">本資料は、<text:span text:style-name="T37">異種DBMSからPostgreSQLへ</text:span>スキーマを移行する作業の難易度、ボリュームを事前に判断するための参考資料として利用することを想定しています。</text:p>
      <text:p text:style-name="P9"/>
      <text:p text:style-name="P225">■<text:span text:style-name="T1">本</text:span>資料<text:span text:style-name="T1">で記載する範囲</text:span></text:p>
      <text:p text:style-name="P12">　本資料では、移行元の異種<text:span text:style-name="T84">DBMSとしてOracle Databaseを想定し、Oracle DatabaseからPostgreSQLへスキーマを移行する際にDDL仕様の相違等により書き換えが必要となる箇所についてスキーマの種別毎に記載します。</text:span></text:p>
      <text:p text:style-name="P13">　また、移行ツールOra2Pgの利用を前提とした場合の具体的な変換方法についても記載します。</text:p>
      <text:p text:style-name="P225"/>
      <text:p text:style-name="P226">■<text:span text:style-name="T1">本</text:span>資料<text:span text:style-name="T1">で扱う用語の定義</text:span></text:p>
      <text:p text:style-name="P9"><text:bookmark-start text:name="__RefHeading__810_178903962"/>資料で記述する用語について以下に定義します。<text:bookmark-end text:name="__RefHeading__810_178903962"/></text:p>
      <text:p text:style-name="P227"><text:span text:style-name="T43">表 </text:span><text:span text:style-name="T43"><text:sequence text:ref-name="refTable0" text:name="Table" text:formula="ooow:Table+1" style:num-format="1">1</text:sequence></text:span><text:span text:style-name="T43">: </text:span><text:span text:style-name="T44">用語定義</text:span></text:p>
      <table:table table:name="表58" table:style-name="表58">
        <table:table-column table:style-name="表58.A"/>
        <table:table-column table:style-name="表58.B"/>
        <table:table-column table:style-name="表58.C"/>
        <table:table-row>
          <table:table-cell table:style-name="表58.A1" office:value-type="string">
            <text:p text:style-name="P213">№</text:p>
          </table:table-cell>
          <table:table-cell table:style-name="表58.A1" office:value-type="string">
            <text:p text:style-name="P213">用語</text:p>
          </table:table-cell>
          <table:table-cell table:style-name="表58.C1" office:value-type="string">
            <text:p text:style-name="P213">意味</text:p>
          </table:table-cell>
        </table:table-row>
        <table:table-row>
          <table:table-cell table:style-name="表58.A3" office:value-type="string">
            <text:p text:style-name="P195">1</text:p>
          </table:table-cell>
          <table:table-cell table:style-name="表58.B3" office:value-type="string">
            <text:p text:style-name="P148">DBMS</text:p>
          </table:table-cell>
          <table:table-cell table:style-name="表58.C3" office:value-type="string">
            <text:p text:style-name="P162">データベース管理システムを指します。ここでは、PostgreSQLおよび異種DBMSの総称として利用します。</text:p>
          </table:table-cell>
        </table:table-row>
        <table:table-row>
          <table:table-cell table:style-name="表58.A3" office:value-type="string">
            <text:p text:style-name="P195">2</text:p>
          </table:table-cell>
          <table:table-cell table:style-name="表58.B3" office:value-type="string">
            <text:p text:style-name="P148">異種DBMS</text:p>
          </table:table-cell>
          <table:table-cell table:style-name="表58.C3" office:value-type="string">
            <text:p text:style-name="P162">PostgreSQLではない、データベース管理システムを指します。</text:p>
            <text:p text:style-name="P162">本資料では、Oracle Databaseが該当します。</text:p>
          </table:table-cell>
        </table:table-row>
        <table:table-row>
          <table:table-cell table:style-name="表58.A4" office:value-type="string">
            <text:p text:style-name="P195">3</text:p>
          </table:table-cell>
          <table:table-cell table:style-name="表58.B4" office:value-type="string">
            <text:p text:style-name="P148">Oracle</text:p>
          </table:table-cell>
          <table:table-cell table:style-name="表58.C4" office:value-type="string">
            <text:p text:style-name="P162">データベース管理システムのOracle Database を指します。</text:p>
          </table:table-cell>
        </table:table-row>
      </table:table>
      <text:p text:style-name="P26"/>
      <text:p text:style-name="P16">■<text:span text:style-name="T38">本資料で扱う DBMSおよびツール</text:span></text:p>
      <text:p text:style-name="P11">本書では以下のDBMS、ツールを前提にした調査結果を記載します。</text:p>
      <text:p text:style-name="P214">表 <text:sequence text:ref-name="refTable1" text:name="Table" text:formula="ooow:Table+1" style:num-format="1">2</text:sequence>: <text:span text:style-name="T6">本書で扱うDBMS</text:span></text:p>
      <table:table table:name="表4" table:style-name="表4">
        <table:table-column table:style-name="表4.A"/>
        <table:table-column table:style-name="表4.B"/>
        <table:table-row>
          <table:table-cell table:style-name="表4.A1" office:value-type="string">
            <text:p text:style-name="P196"><text:span text:style-name="T38">DBMS</text:span><text:span text:style-name="T6">名称</text:span></text:p>
          </table:table-cell>
          <table:table-cell table:style-name="表4.B1" office:value-type="string">
            <text:p text:style-name="P197">バージョン</text:p>
          </table:table-cell>
        </table:table-row>
        <table:table-row>
          <table:table-cell table:style-name="表4.A2" office:value-type="string">
            <text:p text:style-name="P169">PostgreSQL</text:p>
          </table:table-cell>
          <table:table-cell table:style-name="表4.B2" office:value-type="string">
            <text:p text:style-name="P169">9.2.0</text:p>
          </table:table-cell>
        </table:table-row>
        <table:table-row>
          <table:table-cell table:style-name="表4.A3" office:value-type="string">
            <text:p text:style-name="P169">Oracle Database</text:p>
          </table:table-cell>
          <table:table-cell table:style-name="表4.B3" office:value-type="string">
            <text:p text:style-name="P164"><text:span text:style-name="T38">11gR2</text:span><text:span text:style-name="T6"> </text:span><text:span text:style-name="T4">11.2.0.</text:span><text:span text:style-name="T5">2</text:span><text:span text:style-name="T4">.0</text:span></text:p>
          </table:table-cell>
        </table:table-row>
      </table:table>
      <text:p text:style-name="P220">表 <text:sequence text:ref-name="refTable2" text:name="Table" text:formula="ooow:Table+1" style:num-format="1">3</text:sequence>: <text:span text:style-name="T6">本書で扱う</text:span><text:span text:style-name="T25">ツール</text:span></text:p>
      <table:table table:name="表59" table:style-name="表59">
        <table:table-column table:style-name="表59.A"/>
        <table:table-column table:style-name="表59.B"/>
        <table:table-column table:style-name="表59.C"/>
        <table:table-column table:style-name="表59.D"/>
        <table:table-column table:style-name="表59.E"/>
        <table:table-row>
          <table:table-cell table:style-name="表59.A1" office:value-type="string">
            <text:p text:style-name="P203">ツール名称</text:p>
          </table:table-cell>
          <table:table-cell table:style-name="表59.A1" office:value-type="string">
            <text:p text:style-name="P206">バージョン</text:p>
          </table:table-cell>
          <table:table-cell table:style-name="表59.A1" office:value-type="string">
            <text:p text:style-name="P206">ライセンス</text:p>
          </table:table-cell>
          <table:table-cell table:style-name="表59.A1" office:value-type="string">
            <text:p text:style-name="P206">入手元</text:p>
          </table:table-cell>
          <table:table-cell table:style-name="表59.E1" office:value-type="string">
            <text:p text:style-name="P206">概要</text:p>
          </table:table-cell>
        </table:table-row>
        <table:table-row>
          <table:table-cell table:style-name="表59.A2" office:value-type="string">
            <text:p text:style-name="P192">Ora2Pg</text:p>
          </table:table-cell>
          <table:table-cell table:style-name="表59.B2" office:value-type="string">
            <text:p text:style-name="P157">9.0</text:p>
          </table:table-cell>
          <table:table-cell table:style-name="表59.C2" office:value-type="string">
            <text:p text:style-name="P163">GNU General Public License <text:s/>v3</text:p>
          </table:table-cell>
          <table:table-cell table:style-name="表59.D2" office:value-type="string">
            <text:p text:style-name="P163">http://ora2pg.darold.net/</text:p>
          </table:table-cell>
          <table:table-cell table:style-name="表59.E2" office:value-type="string">
            <text:p text:style-name="P163">Oracleのスキーマ、データをPostgreSQLに移行するツール</text:p>
          </table:table-cell>
        </table:table-row>
      </table:table>
      <text:p text:style-name="P14"/>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73">目次</text:p>
          </text:index-title>
          <text:p text:style-name="P247"><text:a xlink:type="simple" xlink:href="#__RefHeading__644_1683883031" text:style-name="Index_20_Link" text:visited-style-name="Index_20_Link">1.組み込みデータ型<text:tab/>5</text:a></text:p>
          <text:p text:style-name="P246"><text:a xlink:type="simple" xlink:href="#__RefHeading__1329_1959921247" text:style-name="Index_20_Link" text:visited-style-name="Index_20_Link">1.1.組み込みデータ型の違い<text:tab/>5</text:a></text:p>
          <text:p text:style-name="P246"><text:a xlink:type="simple" xlink:href="#__RefHeading__4145_691277234" text:style-name="Index_20_Link" text:visited-style-name="Index_20_Link">1.2.変換方針<text:tab/>5</text:a></text:p>
          <text:p text:style-name="P247"><text:a xlink:type="simple" xlink:href="#__RefHeading__824_178903962" text:style-name="Index_20_Link" text:visited-style-name="Index_20_Link">2.テーブル<text:tab/>5</text:a></text:p>
          <text:p text:style-name="P246"><text:a xlink:type="simple" xlink:href="#__RefHeading__3627_69746246" text:style-name="Index_20_Link" text:visited-style-name="Index_20_Link">2.1.DDLの違い<text:tab/>5</text:a></text:p>
          <text:p text:style-name="P246"><text:a xlink:type="simple" xlink:href="#__RefHeading__4147_691277234" text:style-name="Index_20_Link" text:visited-style-name="Index_20_Link">2.2.変換方針<text:tab/>6</text:a></text:p>
          <text:p text:style-name="P246"><text:a xlink:type="simple" xlink:href="#__RefHeading__4149_691277234" text:style-name="Index_20_Link" text:visited-style-name="Index_20_Link">2.3.DDLの移行手順<text:tab/>7</text:a></text:p>
          <text:p text:style-name="P247"><text:a xlink:type="simple" xlink:href="#__RefHeading__3545_69746246" text:style-name="Index_20_Link" text:visited-style-name="Index_20_Link">3.パーティショニングテーブル<text:tab/>10</text:a></text:p>
          <text:p text:style-name="P246"><text:a xlink:type="simple" xlink:href="#__RefHeading__4546_691277234" text:style-name="Index_20_Link" text:visited-style-name="Index_20_Link">3.1.DDLの違い、 変換方針<text:tab/>10</text:a></text:p>
          <text:p text:style-name="P246"><text:a xlink:type="simple" xlink:href="#__RefHeading__4155_691277234" text:style-name="Index_20_Link" text:visited-style-name="Index_20_Link">3.2.ＤＤＬの移行手順<text:tab/>10</text:a></text:p>
          <text:p text:style-name="P247"><text:a xlink:type="simple" xlink:href="#__RefHeading__3547_69746246" text:style-name="Index_20_Link" text:visited-style-name="Index_20_Link">4.索引<text:tab/>11</text:a></text:p>
          <text:p text:style-name="P246"><text:a xlink:type="simple" xlink:href="#__RefHeading__1780_1719617006" text:style-name="Index_20_Link" text:visited-style-name="Index_20_Link">4.1.DDLの違い<text:tab/>11</text:a></text:p>
          <text:p text:style-name="P246"><text:a xlink:type="simple" xlink:href="#__RefHeading__4157_691277234" text:style-name="Index_20_Link" text:visited-style-name="Index_20_Link">4.2.変換方針<text:tab/>12</text:a></text:p>
          <text:p text:style-name="P246"><text:a xlink:type="simple" xlink:href="#__RefHeading__4159_691277234" text:style-name="Index_20_Link" text:visited-style-name="Index_20_Link">4.3.DDLの移行手順<text:tab/>13</text:a></text:p>
          <text:p text:style-name="P247"><text:a xlink:type="simple" xlink:href="#__RefHeading__3549_69746246" text:style-name="Index_20_Link" text:visited-style-name="Index_20_Link">5.ビュー<text:tab/>14</text:a></text:p>
          <text:p text:style-name="P246"><text:a xlink:type="simple" xlink:href="#__RefHeading__1976_1719617006" text:style-name="Index_20_Link" text:visited-style-name="Index_20_Link">5.1.ＤＤＬの違い<text:tab/>14</text:a></text:p>
          <text:p text:style-name="P246"><text:a xlink:type="simple" xlink:href="#__RefHeading__2081_1719617006" text:style-name="Index_20_Link" text:visited-style-name="Index_20_Link">5.2.変換方針<text:tab/>14</text:a></text:p>
          <text:p text:style-name="P246"><text:a xlink:type="simple" xlink:href="#__RefHeading__4161_691277234" text:style-name="Index_20_Link" text:visited-style-name="Index_20_Link">5.3.ＤＤＬの移行手順<text:tab/>15</text:a></text:p>
          <text:p text:style-name="P247"><text:a xlink:type="simple" xlink:href="#__RefHeading__2529_1719617006" text:style-name="Index_20_Link" text:visited-style-name="Index_20_Link">6.シーケンス<text:tab/>17</text:a></text:p>
          <text:p text:style-name="P246"><text:a xlink:type="simple" xlink:href="#__RefHeading__4163_691277234" text:style-name="Index_20_Link" text:visited-style-name="Index_20_Link">6.1.DDLの違い<text:tab/>17</text:a></text:p>
          <text:p text:style-name="P246"><text:a xlink:type="simple" xlink:href="#__RefHeading__4165_691277234" text:style-name="Index_20_Link" text:visited-style-name="Index_20_Link">6.2.変換方針<text:tab/>17</text:a></text:p>
          <text:p text:style-name="P246"><text:a xlink:type="simple" xlink:href="#__RefHeading__4167_691277234" text:style-name="Index_20_Link" text:visited-style-name="Index_20_Link">6.3.DDLの移行手順<text:tab/>18</text:a></text:p>
          <text:p text:style-name="P247"><text:a xlink:type="simple" xlink:href="#__RefHeading__3553_69746246" text:style-name="Index_20_Link" text:visited-style-name="Index_20_Link">7.シノニム<text:tab/>19</text:a></text:p>
          <text:p text:style-name="P246"><text:a xlink:type="simple" xlink:href="#__RefHeading__4169_691277234" text:style-name="Index_20_Link" text:visited-style-name="Index_20_Link">7.1.DDLの違い<text:tab/>19</text:a></text:p>
          <text:p text:style-name="P246"><text:a xlink:type="simple" xlink:href="#__RefHeading__4171_691277234" text:style-name="Index_20_Link" text:visited-style-name="Index_20_Link">7.2.変換方針<text:tab/>19</text:a></text:p>
          <text:p text:style-name="P246"><text:a xlink:type="simple" xlink:href="#__RefHeading__4173_691277234" text:style-name="Index_20_Link" text:visited-style-name="Index_20_Link">7.3.DDLの移行手順<text:tab/>19</text:a></text:p>
          <text:p text:style-name="P247"><text:a xlink:type="simple" xlink:href="#__RefHeading__3555_69746246" text:style-name="Index_20_Link" text:visited-style-name="Index_20_Link">8.制約<text:tab/>20</text:a></text:p>
          <text:p text:style-name="P246"><text:a xlink:type="simple" xlink:href="#__RefHeading__4175_691277234" text:style-name="Index_20_Link" text:visited-style-name="Index_20_Link">8.1.利用できる制約の種類<text:tab/>20</text:a></text:p>
          <text:p text:style-name="P246"><text:a xlink:type="simple" xlink:href="#__RefHeading__4177_691277234" text:style-name="Index_20_Link" text:visited-style-name="Index_20_Link">8.2.変換方針<text:tab/>20</text:a></text:p>
          <text:p text:style-name="P246"><text:a xlink:type="simple" xlink:href="#__RefHeading__4179_691277234" text:style-name="Index_20_Link" text:visited-style-name="Index_20_Link">8.3.DDLの移行手順<text:tab/>21</text:a></text:p>
          <text:p text:style-name="P247"><text:a xlink:type="simple" xlink:href="#__RefHeading__3561_69746246" text:style-name="Index_20_Link" text:visited-style-name="Index_20_Link">9.マテリアライズド・ビュー<text:tab/>23</text:a></text:p>
          <text:p text:style-name="P246"><text:a xlink:type="simple" xlink:href="#__RefHeading__4187_691277234" text:style-name="Index_20_Link" text:visited-style-name="Index_20_Link">9.1.DDLの違い<text:tab/>23</text:a></text:p>
          <text:p text:style-name="P246"><text:a xlink:type="simple" xlink:href="#__RefHeading__4189_691277234" text:style-name="Index_20_Link" text:visited-style-name="Index_20_Link">9.2.変換方針<text:tab/>23</text:a></text:p>
          <text:p text:style-name="P246"><text:a xlink:type="simple" xlink:href="#__RefHeading__4191_691277234" text:style-name="Index_20_Link" text:visited-style-name="Index_20_Link">9.3.ＤＤＬの移行手順<text:tab/>23</text:a></text:p>
          <text:p text:style-name="P247"><text:a xlink:type="simple" xlink:href="#__RefHeading__9547_691277234" text:style-name="Index_20_Link" text:visited-style-name="Index_20_Link">10.別紙一覧<text:tab/>24</text:a></text:p>
        </text:index-body>
      </text:table-of-content>
      <text:p text:style-name="Standard"/>
      <text:p text:style-name="P223"/>
      <text:h text:style-name="P250" text:outline-level="1"><text:bookmark-start text:name="__RefHeading__644_1683883031"/>組み込みデータ型<text:bookmark-end text:name="__RefHeading__644_1683883031"/></text:h>
      <text:p text:style-name="P29"/>
      <text:h text:style-name="_32_.中見出し" text:outline-level="2"><text:bookmark-start text:name="__RefHeading__1329_1959921247"/>組み込みデータ型の違い<text:bookmark-end text:name="__RefHeading__1329_1959921247"/></text:h>
      <text:p text:style-name="_32_.本文_ff08_中見出し_ff09_"><text:span text:style-name="T39">Oracle</text:span><text:span text:style-name="T7">とPostgreSQLでは対応している組み込みデータ型に違いがあり、移行元のデータベースで使われているデータ型が移行先のデータベースに存在しないことがあります。移行元のデータ型が移行先に存在しない場合は、移行先のデータベースにおいて対応するデータ型に修正する必要があります。</text:span></text:p>
      <text:p text:style-name="_32_.本文_ff08_中見出し_ff09_">OracleとPostgreSQLにおける組み込みデータ型の対応関係は、別紙「組み込みデータ型対応表（Oracle-PostgreSQL）」を参照してください。</text:p>
      <text:p text:style-name="P141"/>
      <text:h text:style-name="_32_.中見出し" text:outline-level="2"><text:bookmark-start text:name="__RefHeading__4145_691277234"/>変換方針<text:bookmark-end text:name="__RefHeading__4145_691277234"/></text:h>
      <text:p text:style-name="_32_.本文_ff08_中見出し_ff09_"><text:span text:style-name="T6"><text:bookmark-ref text:reference-format="chapter" text:ref-name="__RefHeading__1329_1959921247">1.1</text:bookmark-ref></text:span><text:span text:style-name="T6">に記載した相違点に基づき、以下のような方針で組み込みデータ型を変換します。</text:span></text:p>
      <text:p text:style-name="_32_.本文_ff08_中見出し_ff09_"/>
      <text:h text:style-name="P256" text:outline-level="3">文字型</text:h>
      <text:p text:style-name="P142"><text:s/>Oracle のデータ型に対応するPostgreSQLのデータ型に置き換えます。</text:p>
      <text:p text:style-name="P140"><text:s/>ただし、可変長文字列はサイズ指定がバイト数/文字数のどちらで指定されているか注意が必要です。</text:p>
      <text:p text:style-name="P140"/>
      <text:h text:style-name="_33_.小見出し" text:outline-level="3">数値型</text:h>
      <text:p text:style-name="P137">OracleのNUMBER型に完全に一致するデータ型はPostgreSQLに存在しません。</text:p>
      <text:p text:style-name="_33_.本文_28_小見出し_29_">そのため、精度とスケールに応じて、PostgreSQLの数値データ型から置換える対象を選択します。</text:p>
      <text:p text:style-name="P112">なお、OracleのFLOAT型はPostgreSQLにも存在するため変換は不要ですが、保有可能な精度が異なる（Oracle ２進数126桁、PostgreSQL 2進数53桁）点に注意する必要があります。</text:p>
      <text:p text:style-name="_33_.本文_28_小見出し_29_"/>
      <text:h text:style-name="_33_.小見出し" text:outline-level="3">日付/時刻データ型</text:h>
      <text:p text:style-name="P130">Oracleのデータ型に対応するPostgreSQLのデータ型に置き換えます。</text:p>
      <text:p text:style-name="_33_.本文_28_小見出し_29_">ただし、DATE型はOracleとPostgreSQLで保有する制度が異なるため、注意が必要です。</text:p>
      <text:p text:style-name="_32_.本文_ff08_中見出し_ff09_"/>
      <text:h text:style-name="_33_.小見出し" text:outline-level="3">バイナリ型</text:h>
      <text:p text:style-name="P137">PostgreSQLでは原則としてbytea型に置き換えます。</text:p>
      <text:p text:style-name="_33_.本文_28_小見出し_29_">ただし、bytea型で保有できる上限の1GBを超える場合は、ラージオブジェクトを使用するか、外部ファイルへ　別途保存する必要があります。</text:p>
      <text:p text:style-name="_32_.本文_ff08_中見出し_ff09_"/>
      <text:h text:style-name="_33_.小見出し" text:outline-level="3">その他</text:h>
      <text:p text:style-name="_33_.本文_28_小見出し_29_"><text:span text:style-name="T40">対応するデータ型が</text:span><text:span text:style-name="T45">PostgreSQLに存在しないため、機械的な変換は困難です。</text:span></text:p>
      <text:p text:style-name="P143"/>
      <text:h text:style-name="_31_.大見出し" text:outline-level="1"><text:bookmark-start text:name="__RefHeading__824_178903962"/>テーブル<text:bookmark-end text:name="__RefHeading__824_178903962"/></text:h>
      <text:p text:style-name="P30"/>
      <text:h text:style-name="_32_.中見出し" text:outline-level="2"><text:bookmark-start text:name="__RefHeading__3627_69746246"/><text:span text:style-name="T38">DDL</text:span><text:span text:style-name="T6">の違い</text:span><text:bookmark-end text:name="__RefHeading__3627_69746246"/></text:h>
      <text:p text:style-name="_32_.本文_ff08_中見出し_ff09_">OracleとPostgreSQLにおけるCREATE TABLE文の違いを比較します。</text:p>
      <text:p text:style-name="P243">【Oracle の CREATE TABLE文】<text:note text:id="ftn1" text:note-class="footnote"><text:note-citation>1</text:note-citation><text:note-body><text:p text:style-name="P228"><text:span text:style-name="T87">Oracle Database SQL</text:span><text:span text:style-name="T27">言語リファレンス</text:span><text:span text:style-name="T87"> </text:span><text:span text:style-name="T88">11g</text:span><text:span text:style-name="T28">リリース2</text:span><text:span text:style-name="T87"> </text:span><text:span text:style-name="T27">（</text:span><text:a xlink:type="simple" xlink:href="http://docs.oracle.com/cd/E16338_01/server.112/b56299/statements_7002.htm#i2095331"><text:span text:style-name="T28">http://docs.oracle.com/cd/E16338_01/server.112/b56299/statements_7002.htm#i2095331</text:span></text:a><text:span text:style-name="T27">）より引用</text:span></text:p></text:note-body></text:note></text:p>
      <table:table table:name="表1" table:style-name="表1">
        <table:table-column table:style-name="表1.A"/>
        <table:table-row>
          <table:table-cell table:style-name="表1.A1" office:value-type="string">
            <text:p text:style-name="P172">CREATE [ GLOBAL TEMPORARY ] TABLE 表名</text:p>
            <text:p text:style-name="P172"><text:s text:c="2"/>[ (</text:p>
            <text:p text:style-name="P172"><text:s text:c="4"/>{ 列名 データ型 [ SORT ][ ENCRYPT 暗号化方式 ]</text:p>
            <text:p text:style-name="P172"><text:s text:c="7"/>[ ( { 列制約 }... ) | 外部参照制約 ]</text:p>
            <text:p text:style-name="P172"><text:s text:c="4"/>| 仮想列名 [データ型] [GENERATED ALWAYS] AS (列値導出式) [VIRTUAL]</text:p>
            <text:p text:style-name="P172"><text:s text:c="7"/>[ 列制約 ... ]</text:p>
            <text:p text:style-name="P172"><text:soft-page-break/><text:s text:c="4"/>| 表制約</text:p>
            <text:p text:style-name="P172"><text:s text:c="4"/>} [, ... ]</text:p>
            <text:p text:style-name="P172"><text:s text:c="2"/>) ]</text:p>
            <text:p text:style-name="P172"><text:s text:c="2"/>[ ON COMMIT { DELETE | PRESERVE } ROWS ]</text:p>
            <text:p text:style-name="P172"><text:s text:c="2"/>[TABLESPACE 表領域名]</text:p>
            <text:p text:style-name="P172"><text:s text:c="2"/>[PCTFREE 空き領域割合]</text:p>
            <text:p text:style-name="P172"><text:s text:c="2"/>[PCTUSED 使用領域割合]</text:p>
            <text:p text:style-name="P172"><text:s text:c="2"/>[STRAGE</text:p>
            <text:p text:style-name="P172"><text:s text:c="4"/>(</text:p>
            <text:p text:style-name="P172"><text:s text:c="6"/>[INITIAL　初期エクステントサイズ]</text:p>
            <text:p text:style-name="P172"><text:s text:c="6"/>[NEXT　増分エクステントサイズ]</text:p>
            <text:p text:style-name="P172"><text:s text:c="6"/>[MINEXTENTS　最小エクステント数]</text:p>
            <text:p text:style-name="P172"><text:s text:c="6"/>[MAXEXTENTS　最大エクステント数|UNLIMITED]</text:p>
            <text:p text:style-name="P172"><text:s text:c="6"/>[PCTINCREASE　エクステントサイズ拡大率]</text:p>
            <text:p text:style-name="P172"><text:s text:c="6"/>[BUFFER_POOL　{DEFAULT | KEEP | RECYCLE}]</text:p>
            <text:p text:style-name="P172"><text:s text:c="6"/>[FREELISTS　空きリスト数]</text:p>
            <text:p text:style-name="P172"><text:s text:c="4"/>)</text:p>
            <text:p text:style-name="P172"><text:s text:c="2"/>]</text:p>
            <text:p text:style-name="P172"><text:s text:c="2"/>[ {LOGGING | NOLOGGING | <text:s/>FILESYSTEM_LIKE_LOGGING} ]</text:p>
            <text:p text:style-name="P172"><text:s text:c="2"/>[ {COMPRESS | NOCOMPRESS} ]</text:p>
            <text:p text:style-name="P172"><text:s text:c="2"/>[ 列の記憶域属性 ]</text:p>
            <text:p text:style-name="P172"><text:s text:c="2"/>[ PARTITION BY パーティション定義 ]</text:p>
            <text:p text:style-name="P172"><text:s text:c="2"/>[ CACHE | NOCACHE ]</text:p>
            <text:p text:style-name="P172"><text:s text:c="2"/>[ RESULT_CACHE ( MODE {DEFAULT | FORCE } ) ] </text:p>
            <text:p text:style-name="P172"><text:s text:c="2"/>[ { NOPARALLEL | PARALLEL 並列度 } ]</text:p>
            <text:p text:style-name="P172"><text:s text:c="2"/>[ ROWDEPENDENCIES | NOROWDEPENDENCIES ]</text:p>
            <text:p text:style-name="P172"><text:s text:c="2"/>[ 制約の使用可否 ]...</text:p>
            <text:p text:style-name="P172"><text:s text:c="2"/>[ { ENABLE | DISABLE } ROW MOVEMENT ]</text:p>
            <text:p text:style-name="P172"><text:s text:c="2"/>[ FLASHBACK ARCHIVE [flashback_archive] | NO FLASHBACK ARCHIVE ]</text:p>
            <text:p text:style-name="P172"><text:s text:c="2"/>[ AS 副問い合わせ ]</text:p>
          </table:table-cell>
        </table:table-row>
      </table:table>
      <text:p text:style-name="P113"/>
      <text:p text:style-name="P27">【ＰｏｓｔｇｒｅＳＱＬの<text:span text:style-name="T46">CREATE TABLE文】</text:span><text:span text:style-name="T46"><text:note text:id="ftn2" text:note-class="footnote"><text:note-citation>2</text:note-citation><text:note-body><text:p text:style-name="P229"><text:span text:style-name="T88">PostgreSQL 9.2.0 </text:span><text:span text:style-name="T28">付属ドキュメント（</text:span><text:a xlink:type="simple" xlink:href="http://www.postgresql.jp/document/9.2/html/sql-createtable.html">http://www.postgresql.jp/document/9.2/html/sql-createtable.html</text:a><text:span text:style-name="T28">）より引用</text:span></text:p></text:note-body></text:note></text:span></text:p>
      <table:table table:name="表3" table:style-name="表3">
        <table:table-column table:style-name="表3.A"/>
        <table:table-row>
          <table:table-cell table:style-name="表3.A1" office:value-type="string">
            <text:p text:style-name="P172">CREATE [ [ GLOBAL | LOCAL ] { TEMPORARY | TEMP } | UNLOGGED ] TABLE [ IF NOT EXISTS ] 表名</text:p>
            <text:p text:style-name="P172"><text:s text:c="2"/>[ (</text:p>
            <text:p text:style-name="P172"><text:s text:c="6"/>{ 列名 データ型 [ COLLATE 照合順 ] [ 列制約 [ ... ] ]</text:p>
            <text:p text:style-name="P172"><text:s text:c="4"/>　| 表制約</text:p>
            <text:p text:style-name="P172"><text:s text:c="4"/>　| LIKE コピー元表名 [ like_option ... ] }</text:p>
            <text:p text:style-name="P172"><text:s text:c="4"/>　[, ... ]</text:p>
            <text:p text:style-name="P172"><text:s text:c="2"/>) ]</text:p>
            <text:p text:style-name="P172">[ INHERITS ( 親テーブル [, ... ] ) ]</text:p>
            <text:p text:style-name="P172">[ WITH </text:p>
            <text:p text:style-name="P172"><text:s text:c="4"/>(</text:p>
            <text:p text:style-name="P172"><text:s text:c="6"/>[fillfactor = 使用領域割合]</text:p>
            <text:p text:style-name="P172">　　　[autovacuum_enabled = 自動VACUUM有効/無効]</text:p>
            <text:p text:style-name="P172"><text:s text:c="6"/>[, ... ]</text:p>
            <text:p text:style-name="P172"><text:s text:c="4"/>) </text:p>
            <text:p text:style-name="P172"><text:s text:c="2"/>| WITH OIDS | WITHOUT OIDS </text:p>
            <text:p text:style-name="P172">]</text:p>
            <text:p text:style-name="P172">[ ON COMMIT { PRESERVE ROWS | DELETE ROWS | DROP } ]</text:p>
            <text:p text:style-name="P172">[ TABLESPACE テーブル空間名 ]</text:p>
            <text:p text:style-name="P172">[ AS 副問い合わせ ]</text:p>
          </table:table-cell>
        </table:table-row>
      </table:table>
      <text:p text:style-name="P91"/>
      <text:h text:style-name="_32_.中見出し" text:outline-level="2"><text:bookmark-start text:name="__RefHeading__4147_691277234"/>変換方針<text:bookmark-end text:name="__RefHeading__4147_691277234"/></text:h>
      <text:p text:style-name="_32_.本文_ff08_中見出し_ff09_"><text:span text:style-name="T6"><text:bookmark-ref text:reference-format="chapter" text:ref-name="__RefHeading__3627_69746246">2.1</text:bookmark-ref></text:span><text:span text:style-name="T6">に記載した</text:span><text:span text:style-name="T10">CREATE TABLE文の相違点から、</text:span><text:span text:style-name="T6">以下のような方針でＤＤＬを修正します。</text:span></text:p>
      <text:p text:style-name="P91"><text:soft-page-break/></text:p>
      <text:h text:style-name="_33_.小見出し" text:outline-level="3">列定義</text:h>
      <text:p text:style-name="P98">Oracleの仮想列はPostgreSQLに存在しないため、別途ビューの作成を検討してください。</text:p>
      <text:p text:style-name="_33_.本文_28_小見出し_29_"><text:span text:style-name="T38">組み込みデータ型自体の変換方法は、</text:span><text:span text:style-name="T46"><text:bookmark-ref text:reference-format="chapter" text:ref-name="__RefHeading__644_1683883031">1</text:bookmark-ref></text:span><text:span text:style-name="T46">を参照してください。</text:span></text:p>
      <text:p text:style-name="_33_.本文_28_小見出し_29_"><text:span text:style-name="T46">列制約、表制約の違い、変換方法については、</text:span><text:span text:style-name="T46"><text:bookmark-ref text:reference-format="chapter" text:ref-name="__RefHeading__3555_69746246">8</text:bookmark-ref></text:span><text:span text:style-name="T46">を参照してください。</text:span></text:p>
      <text:p text:style-name="P99"/>
      <text:h text:style-name="_33_.小見出し" text:outline-level="3">PCTFREE、 PCTUSED</text:h>
      <text:p text:style-name="P99">PCTUSEDで指定する使用領域割合は、PostgreSQLではWITH句のfillfactorパラメータで指定します。</text:p>
      <text:p text:style-name="P99">PCTFREEで指定する空き領域割合を指定するパラメータは、PostgreSQLに存在しないため削除します。</text:p>
      <text:p text:style-name="P99"/>
      <text:h text:style-name="_33_.小見出し" text:outline-level="3">STORAGE, LOGGING, COMPRESS, CACHE, RESULT_CACHE, PARALLEL, <text:s text:c="2"/><text:span text:style-name="T74">ROWDEPENDENCIES, ENABLE ROW MOVEMENT, FLASHBACK ARCHIVE</text:span></text:h>
      <text:p text:style-name="P99">PostgreSQLには存在しないパラメータのため、削除します。</text:p>
      <text:p text:style-name="P99"/>
      <text:h text:style-name="_33_.小見出し" text:outline-level="3">PARTITION BY</text:h>
      <text:p text:style-name="P99">PostgreSQLでは「テーブルの継承」「CHECK制約」「トリガ」の仕組みを使ってパーティション表を実現します。</text:p>
      <text:p text:style-name="P84"><text:span text:style-name="T46">パーティションテーブルの違い、変換方法については、</text:span><text:span text:style-name="T46"><text:bookmark-ref text:reference-format="chapter" text:ref-name="__RefHeading__3545_69746246">3</text:bookmark-ref></text:span><text:span text:style-name="T46">を参照してください。</text:span></text:p>
      <text:p text:style-name="P99"/>
      <text:h text:style-name="_32_.中見出し" text:outline-level="2"><text:bookmark-start text:name="__RefHeading__4149_691277234"/>DDLの移行手順<text:bookmark-end text:name="__RefHeading__4149_691277234"/></text:h>
      <text:p text:style-name="_32_.本文_ff08_中見出し_ff09_"><text:span text:style-name="T9">移行ツールのOra2Pg を利用するとOracle のテーブルから PostgreSQL </text:span><text:span text:style-name="T10">のCREATE TABLE文を</text:span><text:span text:style-name="T9">生成することができます。ただし、一部のデータ型は </text:span><text:span text:style-name="T10">Ora2Pgでの変換がうまく行われ</text:span><text:span text:style-name="T12">ず</text:span><text:span text:style-name="T10">、手作業で修正する必要があります。</text:span></text:p>
      <text:p text:style-name="P100"/>
      <text:h text:style-name="_33_.小見出し" text:outline-level="3">Ora2Pgで対応していないデータ型</text:h>
      <text:p text:style-name="P101">以下のデータ型はOra2Pgで変換が行えないため、手作業で移行します。</text:p>
      <text:p text:style-name="P214">表 <text:sequence text:ref-name="refTable3" text:name="Table" text:formula="ooow:Table+1" style:num-format="1">2.1</text:sequence>: <text:span text:style-name="T1"><text:s/></text:span><text:span text:style-name="T11">Ora2Pgでの自動変換に対応していないデータ型</text:span></text:p>
      <table:table table:name="表5" table:style-name="表5">
        <table:table-column table:style-name="表5.A"/>
        <table:table-column table:style-name="表5.B"/>
        <table:table-column table:style-name="表5.C"/>
        <table:table-column table:style-name="表5.D"/>
        <table:table-row>
          <table:table-cell table:style-name="表5.A1" table:number-rows-spanned="2" office:value-type="string">
            <text:p text:style-name="Table_20_Heading"/>
          </table:table-cell>
          <table:table-cell table:style-name="表5.A1" table:number-columns-spanned="2" office:value-type="string">
            <text:p text:style-name="P210">Oracle</text:p>
          </table:table-cell>
          <table:covered-table-cell/>
          <table:table-cell table:style-name="表5.D1" office:value-type="string">
            <text:p text:style-name="P210">PostgreSQL</text:p>
          </table:table-cell>
        </table:table-row>
        <table:table-row>
          <table:covered-table-cell/>
          <table:table-cell table:style-name="表5.B2" office:value-type="string">
            <text:p text:style-name="P207">データ型</text:p>
          </table:table-cell>
          <table:table-cell table:style-name="表5.B2" office:value-type="string">
            <text:p text:style-name="Table_20_Heading">単位</text:p>
          </table:table-cell>
          <table:table-cell table:style-name="表5.D2" office:value-type="string">
            <text:p text:style-name="P210">データ型</text:p>
          </table:table-cell>
        </table:table-row>
        <table:table-row>
          <table:table-cell table:style-name="表5.A12" table:number-rows-spanned="2" office:value-type="string">
            <text:p text:style-name="P145">日時</text:p>
          </table:table-cell>
          <table:table-cell table:style-name="表5.B12" office:value-type="string">
            <text:p text:style-name="P173">INTERVAL YEAR TO MONTH </text:p>
          </table:table-cell>
          <table:table-cell table:style-name="表5.C4" office:value-type="string">
            <text:p text:style-name="P145">年、月</text:p>
          </table:table-cell>
          <table:table-cell table:style-name="表5.D4" office:value-type="string">
            <text:p text:style-name="P173">interval [ fields ] [ (p) ]</text:p>
          </table:table-cell>
        </table:table-row>
        <table:table-row>
          <table:covered-table-cell/>
          <table:table-cell table:style-name="表5.B12" office:value-type="string">
            <text:p text:style-name="P173">INTERVAL DAY TO SECOND</text:p>
          </table:table-cell>
          <table:table-cell table:style-name="表5.C4" office:value-type="string">
            <text:p text:style-name="P145">日～秒</text:p>
          </table:table-cell>
          <table:table-cell table:style-name="表5.D4" office:value-type="string">
            <text:p text:style-name="P173">interval [ fields ] [ (p) ]</text:p>
          </table:table-cell>
        </table:table-row>
        <table:table-row>
          <table:table-cell table:style-name="表5.A12" table:number-rows-spanned="8" office:value-type="string">
            <text:p text:style-name="P145">その他</text:p>
          </table:table-cell>
          <table:table-cell table:style-name="表5.B12" office:value-type="string">
            <text:p text:style-name="P173">BFILE </text:p>
          </table:table-cell>
          <table:table-cell table:style-name="表5.C5" office:value-type="string">
            <text:p text:style-name="P167"/>
          </table:table-cell>
          <table:table-cell table:style-name="表5.D5" table:number-rows-spanned="8" office:value-type="string">
            <text:p text:style-name="P221">対応なし</text:p>
          </table:table-cell>
        </table:table-row>
        <table:table-row>
          <table:covered-table-cell/>
          <table:table-cell table:style-name="表5.B12" office:value-type="string">
            <text:p text:style-name="P173">ROWID</text:p>
          </table:table-cell>
          <table:table-cell table:style-name="表5.C5" office:value-type="string">
            <text:p text:style-name="P167"/>
          </table:table-cell>
          <table:covered-table-cell/>
        </table:table-row>
        <table:table-row>
          <table:covered-table-cell/>
          <table:table-cell table:style-name="表5.B12" office:value-type="string">
            <text:p text:style-name="P173">UROWID</text:p>
          </table:table-cell>
          <table:table-cell table:style-name="表5.C5" office:value-type="string">
            <text:p text:style-name="P167"/>
          </table:table-cell>
          <table:covered-table-cell/>
        </table:table-row>
        <table:table-row>
          <table:covered-table-cell/>
          <table:table-cell table:style-name="表5.B12" office:value-type="string">
            <text:p text:style-name="P145">ユーザ定義型</text:p>
          </table:table-cell>
          <table:table-cell table:style-name="表5.C5" office:value-type="string">
            <text:p text:style-name="P167"/>
          </table:table-cell>
          <table:covered-table-cell/>
        </table:table-row>
        <table:table-row>
          <table:covered-table-cell/>
          <table:table-cell table:style-name="表5.B12" office:value-type="string">
            <text:p text:style-name="P149">任意型</text:p>
          </table:table-cell>
          <table:table-cell table:style-name="表5.C5" office:value-type="string">
            <text:p text:style-name="P167"/>
          </table:table-cell>
          <table:covered-table-cell/>
        </table:table-row>
        <table:table-row>
          <table:covered-table-cell/>
          <table:table-cell table:style-name="表5.B12" office:value-type="string">
            <text:p text:style-name="P146">空間型</text:p>
          </table:table-cell>
          <table:table-cell table:style-name="表5.C5" office:value-type="string">
            <text:p text:style-name="P167"/>
          </table:table-cell>
          <table:covered-table-cell/>
        </table:table-row>
        <table:table-row>
          <table:covered-table-cell/>
          <table:table-cell table:style-name="表5.B12" office:value-type="string">
            <text:p text:style-name="P146">メディア型</text:p>
          </table:table-cell>
          <table:table-cell table:style-name="表5.C5" office:value-type="string">
            <text:p text:style-name="P167"/>
          </table:table-cell>
          <table:covered-table-cell/>
        </table:table-row>
        <table:table-row>
          <table:covered-table-cell/>
          <table:table-cell table:style-name="表5.B12" office:value-type="string">
            <text:p text:style-name="P149">Expression Filter型</text:p>
          </table:table-cell>
          <table:table-cell table:style-name="表5.C5" office:value-type="string">
            <text:p text:style-name="P167"/>
          </table:table-cell>
          <table:covered-table-cell/>
        </table:table-row>
      </table:table>
      <text:p text:style-name="P101"/>
      <text:p text:style-name="P115"/>
      <text:h text:style-name="P269" text:outline-level="3">Ora2Pgで自動変換されるが、PostgreSQLでは適切ではないデータ型</text:h>
      <text:p text:style-name="P85"><text:span text:style-name="T47">以下のデータ型は</text:span><text:span text:style-name="T50">Ora2Pgで自動変換されますが、適切なデータ型が選択されていない可能性があるため、自動変換されたDDLを手作業で修正します。</text:span></text:p>
      <text:p text:style-name="P219">表 <text:sequence text:ref-name="refTable4" text:name="Table" text:formula="ooow:Table+1" style:num-format="1">2.2</text:sequence>: <text:span text:style-name="T1"><text:s/></text:span><text:span text:style-name="T11">Ora2Pgで自動変換後、手修正すべきデータ型</text:span></text:p>
      <table:table table:name="表6" table:style-name="表6">
        <table:table-column table:style-name="表6.A"/>
        <table:table-column table:style-name="表6.B"/>
        <table:table-column table:style-name="表6.C"/>
        <table:table-column table:style-name="表6.D"/>
        <table:table-column table:style-name="表6.E"/>
        <table:table-row>
          <table:table-cell table:style-name="表6.A1" table:number-rows-spanned="2" office:value-type="string">
            <text:p text:style-name="P209"/>
          </table:table-cell>
          <table:table-cell table:style-name="表6.A1" table:number-columns-spanned="2" office:value-type="string">
            <text:p text:style-name="P211">Oracle</text:p>
          </table:table-cell>
          <table:covered-table-cell/>
          <table:table-cell table:style-name="表6.A1" office:value-type="string">
            <text:p text:style-name="P211">PostgreSQL</text:p>
          </table:table-cell>
          <table:table-cell table:style-name="表6.E1" table:number-rows-spanned="2" office:value-type="string">
            <text:p text:style-name="P222">移行時の修正方法</text:p>
          </table:table-cell>
        </table:table-row>
        <table:table-row>
          <table:covered-table-cell/>
          <table:table-cell table:style-name="表6.B2" office:value-type="string">
            <text:p text:style-name="P208">データ型</text:p>
          </table:table-cell>
          <table:table-cell table:style-name="表6.B2" office:value-type="string">
            <text:p text:style-name="P209">単位</text:p>
          </table:table-cell>
          <table:table-cell table:style-name="表6.B2" office:value-type="string">
            <text:p text:style-name="P211">データ型</text:p>
          </table:table-cell>
          <table:covered-table-cell/>
        </table:table-row>
        <table:table-row>
          <table:table-cell table:style-name="表6.A12" office:value-type="string">
            <text:p text:style-name="P147">文字</text:p>
          </table:table-cell>
          <table:table-cell table:style-name="表6.B12" office:value-type="string">
            <text:p text:style-name="P168"><text:span text:style-name="T50">NCHAR</text:span><text:span text:style-name="T49"> </text:span></text:p>
          </table:table-cell>
          <table:table-cell table:style-name="表6.C9" office:value-type="string">
            <text:p text:style-name="P150">char</text:p>
          </table:table-cell>
          <table:table-cell table:style-name="表6.D4" office:value-type="string">
            <text:p text:style-name="P174">char(n)</text:p>
          </table:table-cell>
          <table:table-cell table:style-name="表6.E3" office:value-type="string">
            <text:p text:style-name="P174">エクスポート前の文字数を確認して、文字数を指定する。</text:p>
            <text:p text:style-name="P174">例）NCHAR(10) → char(10)</text:p>
          </table:table-cell>
        </table:table-row>
        <table:table-row>
          <table:table-cell table:style-name="表6.A9" table:number-rows-spanned="6" office:value-type="string">
            <text:p text:style-name="P147">真数</text:p>
          </table:table-cell>
          <table:table-cell table:style-name="表6.B12" table:number-rows-spanned="6" office:value-type="string">
            <text:p text:style-name="P174">NUMBER</text:p>
          </table:table-cell>
          <table:table-cell table:style-name="表6.C9" table:number-rows-spanned="6" office:value-type="string">
            <text:p text:style-name="P147"/>
          </table:table-cell>
          <table:table-cell table:style-name="表6.D4" office:value-type="string">
            <text:p text:style-name="P174">decimal</text:p>
          </table:table-cell>
          <table:table-cell table:style-name="表6.E9" table:number-rows-spanned="6" office:value-type="string">
            <text:p text:style-name="P174">精度とスケールに応じてPostgreSQLのデータ型を指定する。</text:p>
            <text:p text:style-name="P151"/>
          </table:table-cell>
        </table:table-row>
        <table:table-row>
          <table:covered-table-cell/>
          <table:covered-table-cell/>
          <table:covered-table-cell/>
          <table:table-cell table:style-name="表6.D5" office:value-type="string">
            <text:p text:style-name="P150">numeric</text:p>
          </table:table-cell>
          <table:covered-table-cell/>
        </table:table-row>
        <table:table-row>
          <table:covered-table-cell/>
          <table:covered-table-cell/>
          <table:covered-table-cell/>
          <table:table-cell table:style-name="表6.D5" office:value-type="string">
            <text:p text:style-name="P174">integer</text:p>
          </table:table-cell>
          <table:covered-table-cell/>
        </table:table-row>
        <table:table-row>
          <table:covered-table-cell/>
          <table:covered-table-cell/>
          <table:covered-table-cell/>
          <table:table-cell table:style-name="表6.D5" office:value-type="string">
            <text:p text:style-name="P174">bigint</text:p>
          </table:table-cell>
          <table:covered-table-cell/>
        </table:table-row>
        <table:table-row>
          <table:covered-table-cell/>
          <table:covered-table-cell/>
          <table:covered-table-cell/>
          <table:table-cell table:style-name="表6.D5" office:value-type="string">
            <text:p text:style-name="P168"/>
          </table:table-cell>
          <table:covered-table-cell/>
        </table:table-row>
        <table:table-row>
          <table:covered-table-cell/>
          <table:covered-table-cell/>
          <table:covered-table-cell/>
          <table:table-cell table:style-name="表6.D5" office:value-type="string">
            <text:p text:style-name="P168"/>
          </table:table-cell>
          <table:covered-table-cell/>
        </table:table-row>
        <table:table-row>
          <table:table-cell table:style-name="表6.A12" table:number-rows-spanned="3" office:value-type="string">
            <text:p text:style-name="P147">日時</text:p>
          </table:table-cell>
          <table:table-cell table:style-name="表6.B12" office:value-type="string">
            <text:p text:style-name="P150">TIMESTAMP</text:p>
          </table:table-cell>
          <table:table-cell table:style-name="表6.D5" office:value-type="string">
            <text:p text:style-name="P168"/>
          </table:table-cell>
          <table:table-cell table:style-name="表6.D5" office:value-type="string">
            <text:p text:style-name="P174">timestamp [ (p) ] [ without time zone ]</text:p>
          </table:table-cell>
          <table:table-cell table:style-name="表6.E10" table:number-rows-spanned="3" office:value-type="string">
            <text:p text:style-name="P174">TIMESTAMP型のミリ秒以下のスケールを指定する。</text:p>
            <text:p text:style-name="P174">タイムゾーンを持つ場合は、データ型にタイムゾーンを指定する。</text:p>
          </table:table-cell>
        </table:table-row>
        <table:table-row>
          <table:covered-table-cell/>
          <table:table-cell table:style-name="表6.B12" office:value-type="string">
            <text:p text:style-name="P150">TIMESTAMP WITH TIMEZONE</text:p>
          </table:table-cell>
          <table:table-cell table:style-name="表6.D5" office:value-type="string">
            <text:p text:style-name="P168"/>
          </table:table-cell>
          <table:table-cell table:style-name="表6.D5" office:value-type="string">
            <text:p text:style-name="P174">timestamp [ (p) ] with time zone</text:p>
          </table:table-cell>
          <table:covered-table-cell/>
        </table:table-row>
        <table:table-row>
          <table:covered-table-cell/>
          <table:table-cell table:style-name="表6.B12" office:value-type="string">
            <text:p text:style-name="P150">TIMESTAMP WITH LOCAL TIMEZONE</text:p>
          </table:table-cell>
          <table:table-cell table:style-name="表6.D5" office:value-type="string">
            <text:p text:style-name="P168"/>
          </table:table-cell>
          <table:table-cell table:style-name="表6.D5" office:value-type="string">
            <text:p text:style-name="P174">timestamp [ (p) ] [ without time zone ]</text:p>
          </table:table-cell>
          <table:covered-table-cell/>
        </table:table-row>
      </table:table>
      <text:p text:style-name="P116"/>
      <text:h text:style-name="P262" text:outline-level="3"><text:span text:style-name="T76">Or</text:span><text:span text:style-name="T77">a2Pgによる移行例</text:span></text:h>
      <text:p text:style-name="P65"/>
      <text:p text:style-name="P31">【例<text:span text:style-name="T55">1 移行元の</text:span>Oracleの<text:span text:style-name="T55">CREATE TABLE文</text:span> 】</text:p>
      <table:table table:name="表7" table:style-name="表7">
        <table:table-column table:style-name="表7.A"/>
        <table:table-row>
          <table:table-cell table:style-name="表7.A1" office:value-type="string">
            <text:p text:style-name="P177">CREATE TABLE DATA_TYPE_TEST1 ( </text:p>
            <text:p text:style-name="P177"><text:s text:c="4"/>ID <text:s text:c="25"/>VARCHAR2(5) <text:s text:c="4"/>NOT NULL,</text:p>
            <text:p text:style-name="P177"><text:s text:c="4"/>CHAR_VARCHAR2_BYTE <text:s text:c="9"/>VARCHAR2(20),</text:p>
            <text:p text:style-name="P177"><text:s text:c="4"/>CHAR_VARCHAR2_CHAR <text:s text:c="9"/>VARCHAR2(20 CHAR),</text:p>
            <text:p text:style-name="P177"><text:s text:c="4"/>CHAR_NVARCHAR2 <text:s text:c="13"/>NVARCHAR2(20),</text:p>
            <text:p text:style-name="P177"><text:s text:c="4"/>CHAR_CHAR_BYTE <text:s text:c="13"/>CHAR(10),</text:p>
            <text:p text:style-name="P177"><text:s text:c="4"/>CHAR_CHAR_CHAR <text:s text:c="13"/>CHAR(10 CHAR),</text:p>
            <text:p text:style-name="P177"><text:s text:c="4"/>CHAR_NCHAR <text:s text:c="17"/>NCHAR(10),</text:p>
            <text:p text:style-name="P177"><text:s text:c="4"/>CHAR_LONG <text:s text:c="18"/>LONG,</text:p>
            <text:p text:style-name="P177"><text:s text:c="4"/>CHAR_CLOB <text:s text:c="18"/>CLOB,</text:p>
            <text:p text:style-name="P177"><text:s text:c="4"/>CHAR_NCLOB <text:s text:c="17"/>NCLOB,</text:p>
            <text:p text:style-name="P177"><text:s text:c="4"/>NUM_NUMBER1 <text:s text:c="16"/>NUMBER(5),</text:p>
            <text:p text:style-name="P177"><text:s text:c="4"/>NUM_NUMBER2 <text:s text:c="16"/>NUMBER(10),</text:p>
            <text:p text:style-name="P177"><text:s text:c="4"/>NUM_NUMBER3 <text:s text:c="16"/>NUMBER(11),</text:p>
            <text:p text:style-name="P177"><text:s text:c="4"/>NUM_NUMBER4 <text:s text:c="16"/>NUMBER(10,2),</text:p>
            <text:p text:style-name="P177"><text:s text:c="4"/>NUM_NUMBER5 <text:s text:c="16"/>NUMBER(15,5),</text:p>
            <text:p text:style-name="P177"><text:s text:c="4"/>DATE_DATE <text:s text:c="18"/>DATE,</text:p>
            <text:p text:style-name="P177"><text:s text:c="4"/>DATE_TIMESTAMP <text:s text:c="13"/>TIMESTAMP(6),</text:p>
            <text:p text:style-name="P177"><text:s text:c="4"/>DATE_TIMESTAMP_TIMEZONE <text:s text:c="4"/>TIMESTAMP(6) WITH TIME ZONE,</text:p>
            <text:p text:style-name="P177"><text:s text:c="4"/>DATE_TIMESTAMP_LOCAL <text:s text:c="7"/>TIMESTAMP(6) WITH LOCAL TIME ZONE</text:p>
            <text:p text:style-name="P177">) </text:p>
          </table:table-cell>
        </table:table-row>
      </table:table>
      <text:p text:style-name="P121"/>
      <text:p text:style-name="P69">↓Ora2Pgで変換</text:p>
      <text:p text:style-name="P47"/>
      <text:p text:style-name="P8">【例<text:span text:style-name="T55">1 Ora2Pgで変換した</text:span>ＰｏｓｔｇｒｅＳＱＬ用の<text:span text:style-name="T46">CREATE TABLE文】</text:span></text:p>
      <table:table table:name="表8" table:style-name="表8">
        <table:table-column table:style-name="表8.A"/>
        <table:table-row>
          <table:table-cell table:style-name="表8.A1" office:value-type="string">
            <text:p text:style-name="P177">CREATE TABLE "data_type_test1" (</text:p>
            <text:p text:style-name="P177"><text:s/>"id" varchar(5) NOT NULL,</text:p>
            <text:p text:style-name="P177"><text:s/>"char_varchar2_byte" varchar(20),</text:p>
            <text:p text:style-name="P177"><text:s/>"char_varchar2_char" varchar(20),</text:p>
            <text:p text:style-name="P177"><text:s/>"char_nvarchar2" varchar(20),</text:p>
            <text:p text:style-name="P177"><text:s/>"char_char_byte" char(10),</text:p>
            <text:p text:style-name="P177"><text:s/>"char_char_char" char(10),</text:p>
            <text:p text:style-name="P177"><text:s/>"char_nchar" char, <text:s text:c="20"/>→ <text:span text:style-name="T29">手作業で </text:span>char(10) <text:span text:style-name="T1">に書き換える</text:span></text:p>
            <text:p text:style-name="P177"><text:s/>"char_long" text,</text:p>
            <text:p text:style-name="P177"><text:s/>"char_clob" text,</text:p>
            <text:p text:style-name="P177"><text:s/>"char_nclob" text,</text:p>
            <text:p text:style-name="P177"><text:s/>"num_number1" numeric(5), <text:s text:c="13"/>→ <text:span text:style-name="T1">手作業で </text:span>int <text:span text:style-name="T1">に書き換える</text:span></text:p>
            <text:p text:style-name="P177"><text:s/>"num_number2" numeric(10), <text:s text:c="12"/>→ <text:span text:style-name="T1">手作業で </text:span>bigint <text:span text:style-name="T1">に書き換える</text:span></text:p>
            <text:p text:style-name="P177"><text:s/>"num_number3" numeric(11), <text:s text:c="12"/>→ <text:span text:style-name="T1">手作業で </text:span>bigint <text:span text:style-name="T1">に書き換える</text:span></text:p>
            <text:p text:style-name="P177"><text:s/>"num_number4" decimal(10,2),</text:p>
            <text:p text:style-name="P177"><text:s/>"num_number5" decimal(15,5),</text:p>
            <text:p text:style-name="P177"><text:s/>"date_date" timestamp,</text:p>
            <text:p text:style-name="P177"><text:s/>"date_timestamp" timestamp, <text:s text:c="11"/>→ <text:span text:style-name="T1">手作業で </text:span>timestamp(6) <text:span text:style-name="T1">に書き換える</text:span></text:p>
            <text:p text:style-name="P177"><text:s/>"date_timestamp_timezone" timestamp, <text:s text:c="2"/>→ <text:span text:style-name="T1">手作業で </text:span>timestamp(6) with time zone <text:span text:style-name="T1">に書き換える</text:span></text:p>
            <text:p text:style-name="P177"><text:s/>"date_timestamp_local" timestamp <text:s text:c="6"/>→ <text:span text:style-name="T1">手作業で </text:span>timestamp(6) <text:span text:style-name="T1">に書き換える</text:span></text:p>
            <text:p text:style-name="P177">);</text:p>
          </table:table-cell>
        </table:table-row>
      </table:table>
      <text:p text:style-name="P117"/>
      <text:p text:style-name="P32">【例<text:span text:style-name="T56">2</text:span><text:span text:style-name="T55"> 移行元の</text:span>Oracleの<text:span text:style-name="T55">CREATE TABLE文</text:span> 】</text:p>
      <table:table table:name="表9" table:style-name="表9">
        <table:table-column table:style-name="表9.A"/>
        <table:table-row>
          <table:table-cell table:style-name="表9.A1" office:value-type="string">
            <text:p text:style-name="P178">CREATE TABLE DATA_TYPE_TEST3 ( </text:p>
            <text:p text:style-name="P178"><text:s text:c="4"/>ID <text:s text:c="25"/>VARCHAR2(5) <text:s text:c="4"/>NOT NULL,</text:p>
            <text:p text:style-name="P178"><text:s text:c="4"/>DATE_INTERVAL_YEAR_MONTH <text:s text:c="3"/>INTERVAL YEAR(2) TO MONTH,</text:p>
            <text:p text:style-name="P178"><text:s text:c="4"/>DATE_INTERVAL_DAY_SECOND <text:s text:c="3"/>INTERVAL DAY(2) TO SECOND(6)</text:p>
            <text:p text:style-name="P178">) </text:p>
          </table:table-cell>
        </table:table-row>
      </table:table>
      <text:p text:style-name="P69"/>
      <text:p text:style-name="P69">↓Ora2Pgで変換</text:p>
      <text:p text:style-name="P48"/>
      <text:p text:style-name="P63"><text:span text:style-name="T1">【例</text:span><text:span text:style-name="T13">2</text:span><text:span text:style-name="T14"> Ora2Pgで変換した</text:span><text:span text:style-name="T1">ＰｏｓｔｇｒｅＳＱＬ用の</text:span><text:span text:style-name="T8">CREATE TABLE文】</text:span></text:p>
      <text:p text:style-name="P64"><text:span text:style-name="T56">I</text:span><text:span text:style-name="T57">NTERVAL 型の列を Ora2Pg で自動変換できないため、手動で DDL を作成する</text:span><text:span text:style-name="T58">必要がある。</text:span></text:p>
      <text:p text:style-name="P32"/>
      <text:p text:style-name="P32">【例<text:span text:style-name="T56">3</text:span><text:span text:style-name="T55"> 移行元の</text:span>Oracleの<text:span text:style-name="T55">CREATE TABLE文</text:span> 】</text:p>
      <table:table table:name="表10" table:style-name="表10">
        <table:table-column table:style-name="表10.A"/>
        <table:table-row>
          <table:table-cell table:style-name="表10.A1" office:value-type="string">
            <text:p text:style-name="P178">CREATE TABLE DATA_TYPE_TEST4 ( </text:p>
            <text:p text:style-name="P178"><text:s text:c="4"/>ID <text:s text:c="25"/>VARCHAR2(5) <text:s text:c="4"/>NOT NULL,</text:p>
            <text:p text:style-name="P178"><text:s text:c="4"/>BIN_RAW <text:s text:c="20"/>RAW(100),</text:p>
            <text:p text:style-name="P178"><text:s text:c="4"/>BIN_BLOB <text:s text:c="19"/>BLOB</text:p>
            <text:p text:style-name="P178">) </text:p>
          </table:table-cell>
        </table:table-row>
      </table:table>
      <text:p text:style-name="P69"/>
      <text:p text:style-name="P69">↓Ora2Pgで変換</text:p>
      <text:p text:style-name="P76"/>
      <text:p text:style-name="P48">【例<text:span text:style-name="T56">3</text:span><text:span text:style-name="T55"> Ora2Pgで変換した</text:span>ＰｏｓｔｇｒｅＳＱＬ用の<text:span text:style-name="T46">CREATE TABLE文】</text:span></text:p>
      <table:table table:name="表11" table:style-name="表11">
        <table:table-column table:style-name="表11.A"/>
        <table:table-row>
          <table:table-cell table:style-name="表11.A1" office:value-type="string">
            <text:p text:style-name="P178">CREATE TABLE "data_type_test4" (</text:p>
            <text:p text:style-name="P178"><text:s/>"id" varchar(5) NOT NULL,</text:p>
            <text:p text:style-name="P178"><text:s/>"bin_raw" bytea,</text:p>
            <text:p text:style-name="P178"><text:s/>"bin_blob" bytea</text:p>
            <text:p text:style-name="P178">);</text:p>
          </table:table-cell>
        </table:table-row>
      </table:table>
      <text:p text:style-name="P118"/>
      <text:h text:style-name="P253" text:outline-level="2"/>
      <text:h text:style-name="P250" text:outline-level="1"><text:bookmark-start text:name="__RefHeading__3545_69746246"/>パーティショニングテーブル<text:bookmark-end text:name="__RefHeading__3545_69746246"/></text:h>
      <text:p text:style-name="P44"/>
      <text:h text:style-name="_32_.中見出し" text:outline-level="2"><text:bookmark-start text:name="__RefHeading__4546_691277234"/>DDLの違い<text:span text:style-name="T1">、 </text:span>変換方針<text:bookmark-end text:name="__RefHeading__4546_691277234"/></text:h>
      <text:p text:style-name="P78"><text:span text:style-name="T79">Oracle</text:span><text:span text:style-name="T20">ではテーブルのパーティショニングは組み込みの機能として実装されており、CREATE TABLE文のPARTITION BY句を定義することで、パーティショニングテーブルを作成できます。</text:span></text:p>
      <text:p text:style-name="P61"/>
      <text:p text:style-name="P60"><text:span text:style-name="T79">一方、PostgreSQLはパーティショニングを組み込みの機能としては持たないため、</text:span><text:span text:style-name="T46">「テーブルの継承」「CHECK制約」「トリガ」の仕組みを使って、パーティショニングテーブルを実現することになります。以下にそれらの構成要素について</text:span><text:span text:style-name="T80">簡単に</text:span><text:span text:style-name="T46">紹介します。</text:span><text:span text:style-name="T46"><text:note text:id="ftn3" text:note-class="footnote"><text:note-citation>3</text:note-citation><text:note-body><text:p text:style-name="Footnote"><text:span text:style-name="T21">Lets' Postgres（</text:span><text:a xlink:type="simple" xlink:href="http://lets.postgresql.jp/documents/technical/partitioning/2"><text:span text:style-name="T1">http://lets.postgresql.jp/documents/technical/partitioning/2</text:span></text:a> <text:span text:style-name="T80">)</text:span><text:span text:style-name="T21">より引用</text:span></text:p></text:note-body></text:note></text:span></text:p>
      <text:p text:style-name="P43"/>
      <text:h text:style-name="P259" text:outline-level="3">継承</text:h>
      <text:p text:style-name="P138">オブジェクト関係データベース管理システム (ORDBMS) である PostgreSQL はテーブルの『継承』という機能を持っています。テーブルに親子関係を定義し、子は親の列構成を引き継ぎます（列の追加もできます）。親テーブルへのクエリは子テーブルも含むように自動的に展開されます。オブジェクト指向を取り入れたスキーマ設計のための機能ですが、最近ではもっぱらテーブル・パーティショニングのために利用されているようです。</text:p>
      <text:p text:style-name="P138"/>
      <text:h text:style-name="P260" text:outline-level="3">CHECK制約</text:h>
      <text:p text:style-name="P110">パーティションに含まれるデータの範囲の定義には『CHECK制約』を使用します。PostgreSQLでは分割方法について、特に「レンジ」「リスト」「ハッシュ」などの区別をせず、単純に WHERE 句の条件が制約に適合するかのみで判定します。柔軟性はあるものの、判定が順番に行われるためパーティション数に比例する処理コストがかかるのが難点です。分割数は100個に留めたほうが良いでしょう。</text:p>
      <text:p text:style-name="P110"/>
      <text:h text:style-name="P260" text:outline-level="3">トリガ</text:h>
      <text:p text:style-name="P138">PostgreSQL 8.2 以降であれば、親テーブルに対する SELECT, UPDATE, DELETE は自動的に子テーブルを展開し、絞込みを行ってくれます。ただし INSERT については何もしないので、親テーブルに『トリガ』を定義し、パーティション・キーの値に基づいて挿入先を振り分ける必要があります。</text:p>
      <text:p text:style-name="P138"/>
      <text:h text:style-name="_32_.中見出し" text:outline-level="2"><text:bookmark-start text:name="__RefHeading__4155_691277234"/>ＤＤＬの移行手順<text:bookmark-end text:name="__RefHeading__4155_691277234"/></text:h>
      <text:p text:style-name="P62">移行ツールのOra2Pgはパーティショニングテーブルに対応していないため、以下の様な手順を手作業で行います。</text:p>
      <text:p text:style-name="P62"/>
      <text:h text:style-name="P255" text:outline-level="3"><text:bookmark-start text:name="__RefHeading__4363_691277234"/>親テーブルの作成<text:bookmark-end text:name="__RefHeading__4363_691277234"/></text:h>
      <text:p text:style-name="P136"><text:span text:style-name="T22">Oracleのテーブル定義を</text:span><text:span text:style-name="T22"><text:bookmark-ref text:reference-format="chapter" text:ref-name="__RefHeading__4147_691277234">2.2</text:bookmark-ref></text:span><text:span text:style-name="T22">の方針でPostgreSQLのCREATE TABLE文に変換し、PostgreSQLのデータベースに作成します。このテーブルはパーティションテーブルではなく、通常のテーブルとして作成されます。</text:span></text:p>
      <text:p text:style-name="P83"/>
      <text:h text:style-name="P255" text:outline-level="3">子テーブルの作成</text:h>
      <text:p text:style-name="P136"><text:span text:style-name="T1"><text:bookmark-ref text:reference-format="chapter" text:ref-name="__RefHeading__4363_691277234">3.2.1</text:bookmark-ref></text:span><text:span text:style-name="T1">で作成したテーブルを親テーブルとして継承する子テーブルを作成します。この時、子テーブルは</text:span><text:span text:style-name="T22">Oracleのパーティション・テーブルにおける各パーティションに相当するため、パーティション数分の子テーブルを作成することになります。</text:span><text:span text:style-name="T1">なお、継承する親テーブルは子テーブルの </text:span><text:span text:style-name="T22">CREATE TABLE文の</text:span><text:span text:style-name="T8">INHERITS句に指定します。</text:span></text:p>
      <text:p text:style-name="P83"/>
      <text:h text:style-name="P261" text:outline-level="3">CHECK制約の作成</text:h>
      <text:p text:style-name="P111">Oracleのパーティション定義に合わせて、各パーティション（子テーブル）に含まれるデータの範囲をCHECK制約で定義します。このCHECK制約により、ＳＥＬＥＣＴ、UPDATE、DELETE文の実行時に走査するデータ範囲の絞込みが自動的に行われるようになります。</text:p>
      <text:p text:style-name="P111"/>
      <text:h text:style-name="P264" text:outline-level="3"><text:span text:style-name="T81">INSERT</text:span><text:span text:style-name="T23">トリガの定義</text:span></text:h>
      <text:p text:style-name="P108"><text:span text:style-name="T81">親テーブルへのINSERT文を実行した時、適切なパーティション（子テーブル）に自動的にSQLを振り分けたい場合は、親テーブル</text:span><text:span text:style-name="T82">にINSERTトリガを定義します。</text:span></text:p>
      <text:h text:style-name="P250" text:outline-level="1"><text:bookmark-start text:name="__RefHeading__3547_69746246"/>索引<text:bookmark-end text:name="__RefHeading__3547_69746246"/></text:h>
      <text:p text:style-name="P44"/>
      <text:h text:style-name="_32_.中見出し" text:outline-level="2"><text:bookmark-start text:name="__RefHeading__1780_1719617006"/>DDLの違い<text:bookmark-end text:name="__RefHeading__1780_1719617006"/></text:h>
      <text:p text:style-name="_32_.本文_ff08_中見出し_ff09_">OracleとPostgreSQLにおけるCREATE ＩＮＤＥＸ文の違いを比較します。</text:p>
      <text:p text:style-name="P33">【Oracle の CREATE <text:span text:style-name="T59">INDEX</text:span>文】<text:note text:id="ftn4" text:note-class="footnote"><text:note-citation>4</text:note-citation><text:note-body><text:p text:style-name="P229"><text:span text:style-name="T87">Oracle Database SQL</text:span><text:span text:style-name="T27">言語リファレンス</text:span><text:span text:style-name="T87"> </text:span><text:span text:style-name="T88">11g</text:span><text:span text:style-name="T28">リリース2</text:span><text:span text:style-name="T87"> </text:span><text:span text:style-name="T27">（</text:span><text:a xlink:type="simple" xlink:href="http://docs.oracle.com/cd/E16338_01/server.112/b56299/statements_5012.htm#i2062403"><text:span text:style-name="T28">http://docs.oracle.com/cd/E16338_01/server.112/b56299/statements_5012.htm#i2062403</text:span></text:a><text:span text:style-name="T27">）より引用</text:span></text:p></text:note-body></text:note></text:p>
      <table:table table:name="表12" table:style-name="表12">
        <table:table-column table:style-name="表12.A"/>
        <table:table-row>
          <table:table-cell table:style-name="表12.A1" office:value-type="string">
            <text:p text:style-name="P179">CREATE [ UNIQUE | BITMAP ] INDEX インデックス名</text:p>
            <text:p text:style-name="P179"><text:s text:c="2"/>ON { 表名 [ 相関名(別名) ]</text:p>
            <text:p text:style-name="P179"><text:s text:c="8"/>(列名 [ ASC | DESC ] ...) [ index_attributes ]</text:p>
            <text:p text:style-name="P179"><text:s text:c="5"/>| CLUSTER クラスタ名 [ index_attributes ]</text:p>
            <text:p text:style-name="P179"><text:s text:c="5"/>}</text:p>
            <text:p text:style-name="P179"><text:s text:c="2"/>[ UNUSABLE ] ;</text:p>
            <text:p text:style-name="P179"/>
            <text:p text:style-name="P179">※ index_attributes 部分には以下のパラメータを指定可能</text:p>
            <text:p text:style-name="P179">-------------------------------------------------------</text:p>
            <text:p text:style-name="P179">[PCTFREE 空き領域割合]</text:p>
            <text:p text:style-name="P179">[PCTUSED 使用領域割合]</text:p>
            <text:p text:style-name="P179">[INITRANS 同時実行トランザクションエントリ初期数]</text:p>
            <text:p text:style-name="P179">[STRAGE</text:p>
            <text:p text:style-name="P179"><text:s text:c="2"/>(</text:p>
            <text:p text:style-name="P179"><text:s text:c="4"/>[INITIAL　初期エクステントサイズ]</text:p>
            <text:p text:style-name="P179"><text:s text:c="4"/>[NEXT　増分エクステントサイズ]</text:p>
            <text:p text:style-name="P179"><text:s text:c="4"/>[MINEXTENTS　最小エクステント数]</text:p>
            <text:p text:style-name="P179"><text:s text:c="4"/>[MAXEXTENTS　最大エクステント数|UNLIMITED]</text:p>
            <text:p text:style-name="P179"><text:s text:c="4"/>[PCTINCREASE　エクステントサイズ拡大率]</text:p>
            <text:p text:style-name="P179"><text:s text:c="4"/>[BUFFER_POOL　{DEFAULT | KEEP | RECYCLE}]</text:p>
            <text:p text:style-name="P179"><text:s text:c="4"/>[FREELISTS　空きリスト数]</text:p>
            <text:p text:style-name="P179"><text:s text:c="2"/>)</text:p>
            <text:p text:style-name="P179">]</text:p>
            <text:p text:style-name="P179">[ONLINE]</text:p>
            <text:p text:style-name="P179">[TABLESPACE { テーブル空間名 | DEFAULT ]</text:p>
            <text:p text:style-name="P179">[COMPRESS 接頭辞長 | NOCOMPRESS]</text:p>
            <text:p text:style-name="P179">[SORT | NOSORT]</text:p>
            <text:p text:style-name="P179">[REVERSE]</text:p>
            <text:p text:style-name="P179">[VISIBLE | INVISIBLE]</text:p>
            <text:p text:style-name="P179">[NOPARALLEL | PARALLEL 並列度 ]</text:p>
            <text:p text:style-name="P179">-------------------------------------------------------</text:p>
          </table:table-cell>
        </table:table-row>
      </table:table>
      <text:p text:style-name="P122"/>
      <text:p text:style-name="P49">【ＰｏｓｔｇｒｅＳＱＬの<text:span text:style-name="T46">CREATE </text:span><text:span text:style-name="T88">INDEX</text:span><text:span text:style-name="T46">文】</text:span><text:span text:style-name="T46"><text:note text:id="ftn5" text:note-class="footnote"><text:note-citation>5</text:note-citation><text:note-body><text:p text:style-name="P229"><text:span text:style-name="T88">PostgreSQL 9.2.0 </text:span><text:span text:style-name="T28">付属ドキュメント（</text:span><text:a xlink:type="simple" xlink:href="http://www.postgresql.jp/document/9.2/html/sql-createindex.html">http://www.postgresql.jp/document/9.2/html/sql-createindex.html</text:a><text:span text:style-name="T28">）より引用</text:span></text:p></text:note-body></text:note></text:span></text:p>
      <table:table table:name="表13" table:style-name="表13">
        <table:table-column table:style-name="表13.A"/>
        <table:table-row>
          <table:table-cell table:style-name="表13.A1" office:value-type="string">
            <text:p text:style-name="P179">CREATE [UNIQUE] INDEX [CONCURRENTLY] インデックス名]</text:p>
            <text:p text:style-name="P179"><text:s text:c="2"/>ON 表名 [USING {btree | hash | gist | spgist | gin}]</text:p>
            <text:p text:style-name="P179"><text:s text:c="4"/>(列名 [ COLLATE 照合順 ] [ 演算子クラス ] [ ASC | DESC ] [ NULLS { FIRST | LAST } ] ,...)</text:p>
            <text:p text:style-name="P179"><text:s text:c="4"/>[ WITH</text:p>
            <text:p text:style-name="P179"><text:s text:c="6"/>(</text:p>
            <text:p text:style-name="P179"><text:s text:c="8"/>[fillfactor = 使用領域割合]</text:p>
            <text:p text:style-name="P179"><text:s text:c="6"/>) </text:p>
            <text:p text:style-name="P179"><text:s text:c="4"/>]</text:p>
            <text:p text:style-name="P179"><text:s text:c="4"/>[ TABLESPACE テーブル空間名 ]</text:p>
            <text:p text:style-name="P179"><text:s text:c="4"/>[ WHERE 部分インデックス用の制約式 ]</text:p>
          </table:table-cell>
        </table:table-row>
      </table:table>
      <text:p text:style-name="P92"/>
      <text:h text:style-name="_32_.中見出し" text:outline-level="2"><text:bookmark-start text:name="__RefHeading__4157_691277234"/><text:soft-page-break/>変換方針<text:bookmark-end text:name="__RefHeading__4157_691277234"/></text:h>
      <text:p text:style-name="_32_.本文_ff08_中見出し_ff09_"><text:span text:style-name="T6"><text:bookmark-ref text:reference-format="chapter" text:ref-name="__RefHeading__1780_1719617006">4.1</text:bookmark-ref></text:span><text:span text:style-name="T6">に記載した</text:span><text:span text:style-name="T10">CREATE </text:span><text:span text:style-name="T15">INDEX</text:span><text:span text:style-name="T10">文の相違点から、</text:span><text:span text:style-name="T6">以下のような方針でＤＤＬを修正します。</text:span></text:p>
      <text:p text:style-name="P93"/>
      <text:h text:style-name="P265" text:outline-level="3">index_attributes部分のパラメータ</text:h>
      <text:p text:style-name="P129">PCTUSEDで指定する使用領域割合のみ、PostgreSQLではWITH句のfillfactorパラメータに指定できます。それ以外のパラメータはPostgreSQLに存在しないため、削除します。</text:p>
      <text:p text:style-name="P120"/>
      <text:h text:style-name="P266" text:outline-level="3">利用できる索引の種類</text:h>
      <text:p text:style-name="P139">OracleとPostgreSQLでそれぞれ利用できる索引の種類を以下にまとめます。</text:p>
      <text:p text:style-name="P215">表 <text:sequence text:ref-name="refTable5" text:name="Table" text:formula="ooow:Table+1" style:num-format="1">4.1</text:sequence>: <text:s/><text:span text:style-name="T60">Oracle</text:span><text:span text:style-name="T49">で利用できる索引</text:span></text:p>
      <table:table table:name="表14" table:style-name="表14">
        <table:table-column table:style-name="表14.A"/>
        <table:table-column table:style-name="表14.B"/>
        <table:table-row>
          <table:table-cell table:style-name="表14.A1" office:value-type="string">
            <text:p text:style-name="P201">索引の種別</text:p>
          </table:table-cell>
          <table:table-cell table:style-name="表14.B1" office:value-type="string">
            <text:p text:style-name="P198">説明</text:p>
          </table:table-cell>
        </table:table-row>
        <table:table-row>
          <table:table-cell table:style-name="表14.A9" office:value-type="string">
            <text:p text:style-name="P170"><text:span text:style-name="T60">B-tree</text:span><text:span text:style-name="T15">索引</text:span></text:p>
          </table:table-cell>
          <table:table-cell table:style-name="表14.B9" office:value-type="string">
            <text:p text:style-name="P158">デフォルトで選択される索引</text:p>
          </table:table-cell>
        </table:table-row>
        <table:table-row>
          <table:table-cell table:style-name="表14.A9" office:value-type="string">
            <text:p text:style-name="P152">ファンクション索引</text:p>
          </table:table-cell>
          <table:table-cell table:style-name="表14.B9" office:value-type="string">
            <text:p text:style-name="P165"><text:span text:style-name="T60">Oracle</text:span><text:span text:style-name="T15">関数やユーザ定義関数を利用した索引</text:span></text:p>
          </table:table-cell>
        </table:table-row>
        <table:table-row>
          <table:table-cell table:style-name="表14.A9" office:value-type="string">
            <text:p text:style-name="P152">ビットマップ索引</text:p>
          </table:table-cell>
          <table:table-cell table:style-name="表14.B9" office:value-type="string">
            <text:p text:style-name="P155">カーディナリティが低いデータに適した索引</text:p>
          </table:table-cell>
        </table:table-row>
        <table:table-row>
          <table:table-cell table:style-name="表14.A9" office:value-type="string">
            <text:p text:style-name="P152">逆キー索引</text:p>
          </table:table-cell>
          <table:table-cell table:style-name="表14.B9" office:value-type="string">
            <text:p text:style-name="P158">索引列のデータをビット単位で反転させ、その反転させたデータをソートして作成する索引。</text:p>
            <text:p text:style-name="P158">データ挿入時に特定の索引ブロックにアクセスが集中する場合に有効だが、検索処理では索引が有効に働かないパターンがあり注意が必要。</text:p>
          </table:table-cell>
        </table:table-row>
        <table:table-row>
          <table:table-cell table:style-name="表14.A9" office:value-type="string">
            <text:p text:style-name="P152">ドメイン索引</text:p>
          </table:table-cell>
          <table:table-cell table:style-name="表14.B9" office:value-type="string">
            <text:p text:style-name="P155">ユーザが定義した索引タイプ（<text:span text:style-name="T60">INDEXTYPE</text:span>）を使用する索引</text:p>
          </table:table-cell>
        </table:table-row>
        <table:table-row>
          <table:table-cell table:style-name="表14.A9" office:value-type="string">
            <text:p text:style-name="P152">パーティション索引</text:p>
          </table:table-cell>
          <table:table-cell table:style-name="表14.B9" office:value-type="string">
            <text:p text:style-name="P155">パーティションテーブルに対する索引</text:p>
          </table:table-cell>
        </table:table-row>
        <table:table-row>
          <table:table-cell table:style-name="表14.A9" office:value-type="string">
            <text:p text:style-name="P158">B-tree クラスタ索引</text:p>
          </table:table-cell>
          <table:table-cell table:style-name="表14.B9" office:value-type="string">
            <text:p text:style-name="P155">クラスタで使用される索引</text:p>
          </table:table-cell>
        </table:table-row>
        <table:table-row>
          <table:table-cell table:style-name="表14.A9" office:value-type="string">
            <text:p text:style-name="P152">ハッシュ・クラスタ索引</text:p>
          </table:table-cell>
          <table:table-cell table:style-name="表14.B9" office:value-type="string">
            <text:p text:style-name="P155">クラスタで使用される索引</text:p>
          </table:table-cell>
        </table:table-row>
      </table:table>
      <text:p text:style-name="P215">表 <text:sequence text:ref-name="refTable6" text:name="Table" text:formula="ooow:Table+1" style:num-format="1">4.2</text:sequence>: <text:s/><text:span text:style-name="T60">PostgreSQL</text:span><text:span text:style-name="T49">で利用できる索引</text:span></text:p>
      <table:table table:name="表15" table:style-name="表15">
        <table:table-column table:style-name="表15.A"/>
        <table:table-column table:style-name="表15.B"/>
        <table:table-row>
          <table:table-cell table:style-name="表15.A1" office:value-type="string">
            <text:p text:style-name="P201">索引の種別</text:p>
          </table:table-cell>
          <table:table-cell table:style-name="表15.B1" office:value-type="string">
            <text:p text:style-name="P198">説明</text:p>
          </table:table-cell>
        </table:table-row>
        <table:table-row>
          <table:table-cell table:style-name="表15.A7" office:value-type="string">
            <text:p text:style-name="P170"><text:span text:style-name="T60">B-tree</text:span><text:span text:style-name="T15">索引</text:span></text:p>
          </table:table-cell>
          <table:table-cell table:style-name="表15.B7" office:value-type="string">
            <text:p text:style-name="P152">デフォルトで選択される索引</text:p>
          </table:table-cell>
        </table:table-row>
        <table:table-row>
          <table:table-cell table:style-name="表15.A7" office:value-type="string">
            <text:p text:style-name="P152">ファンクション索引</text:p>
          </table:table-cell>
          <table:table-cell table:style-name="表15.B7" office:value-type="string">
            <text:p text:style-name="P158">PostgreSQL関数やユーザ定義関数を利用した索引</text:p>
          </table:table-cell>
        </table:table-row>
        <table:table-row>
          <table:table-cell table:style-name="表15.A7" office:value-type="string">
            <text:p text:style-name="P158">R-tree索引</text:p>
          </table:table-cell>
          <table:table-cell table:style-name="表15.B7" office:value-type="string">
            <text:p text:style-name="P165"><text:span text:style-name="T60">特に二次元の空間的なデータに対する問い合わせに適した索引。WALに書き込まれないため、DBクラッシュ後に</text:span><text:span text:style-name="T15">索引</text:span><text:span text:style-name="T60">の再構築が必要。</text:span></text:p>
          </table:table-cell>
        </table:table-row>
        <table:table-row>
          <table:table-cell table:style-name="表15.A7" office:value-type="string">
            <text:p text:style-name="P152">ハッシュ索引</text:p>
          </table:table-cell>
          <table:table-cell table:style-name="表15.B7" office:value-type="string">
            <text:p text:style-name="P165"><text:span text:style-name="T60">単純な等価性比較のみを扱うことができる索引。WALに書き込まれないため、DBクラッシュ後に</text:span><text:span text:style-name="T15">索引</text:span><text:span text:style-name="T60">の再構築が必要。</text:span></text:p>
          </table:table-cell>
        </table:table-row>
        <table:table-row>
          <table:table-cell table:style-name="表15.A7" office:value-type="string">
            <text:p text:style-name="P158">GiST索引</text:p>
          </table:table-cell>
          <table:table-cell table:style-name="表15.B7" office:value-type="string">
            <text:p text:style-name="P165"><text:span text:style-name="T60">多くの異なるインデックス戦略を実装。主に幾何情報に対して有効。例えば</text:span><text:span text:style-name="T15">、</text:span><text:span text:style-name="T60">垂直であるか並行であるかといった情報をもとに索引を作成できる。</text:span></text:p>
          </table:table-cell>
        </table:table-row>
        <table:table-row>
          <table:table-cell table:style-name="表15.A7" office:value-type="string">
            <text:p text:style-name="P158">GIN 索引</text:p>
          </table:table-cell>
          <table:table-cell table:style-name="表15.B7" office:value-type="string">
            <text:p text:style-name="P193">PostgreSQLの配列などの集合に対する索引</text:p>
          </table:table-cell>
        </table:table-row>
      </table:table>
      <text:h text:style-name="P258" text:outline-level="3" text:is-list-header="true"/>
      <text:p text:style-name="P102">OracleのB-tree索引はPostgreSQLでも実装されているため、そのまま移行することができます。また、Oracleのファンクション索引は同様の索引がPostgreSQLでも実装されていますが、索引対象とするデータ型に制約があること、ファンクション自体がPostgreSQLに用意されている必要があることに注意が必要です。</text:p>
      <text:p text:style-name="P102"/>
      <text:p text:style-name="P102">上記以外の索引はPostgreSQLに対応する索引が実装されていませんので、B-tree索引やGiST索引で代用する等の設計変更を検討することになります。</text:p>
      <text:p text:style-name="P93"/>
      <text:h text:style-name="P257" text:outline-level="3"/>
      <text:h text:style-name="P254" text:outline-level="2"><text:bookmark-start text:name="__RefHeading__4159_691277234"/>DDLの移行手順<text:bookmark-end text:name="__RefHeading__4159_691277234"/></text:h>
      <text:p text:style-name="_32_.本文_ff08_中見出し_ff09_"><text:span text:style-name="T9">移行ツールのOra2Pg を利用するとOracle の</text:span><text:span text:style-name="T16">B-tree</text:span><text:span text:style-name="T9">索引とファンクション索引の一部を PostgreSQL </text:span><text:span text:style-name="T10">のCREATE </text:span><text:span text:style-name="T16">INDEX</text:span><text:span text:style-name="T10">文を</text:span><text:span text:style-name="T9">生成することができます。それ以外の索引は手作業で</text:span><text:span text:style-name="T16">DDLを作成します。</text:span></text:p>
      <text:p text:style-name="_32_.本文_ff08_中見出し_ff09_"/>
      <text:h text:style-name="_33_.小見出し" text:outline-level="3"><text:span text:style-name="T53">Or</text:span><text:span text:style-name="T54">a2Pgによる移行例</text:span></text:h>
      <text:p text:style-name="P66"/>
      <text:p text:style-name="P34">【例<text:span text:style-name="T55">1 移行元の</text:span>Oracleの<text:span text:style-name="T55">CREATE </text:span><text:span text:style-name="T63">INDEX</text:span><text:span text:style-name="T55">文</text:span> 】</text:p>
      <table:table table:name="表16" table:style-name="表16">
        <table:table-column table:style-name="表16.A"/>
        <table:table-row>
          <table:table-cell table:style-name="表16.A1" office:value-type="string">
            <text:p text:style-name="P180">CREATE UNIQUE INDEX INDEX_TEST1</text:p>
            <text:p text:style-name="P180"><text:s text:c="4"/>ON DATA_TYPE_TEST1 (ID, CHAR_VARCHAR2_BYTE) </text:p>
            <text:p text:style-name="P180">　　COMPRESS 1 </text:p>
          </table:table-cell>
        </table:table-row>
      </table:table>
      <text:p text:style-name="P123"/>
      <text:p text:style-name="P70">↓Ora2Pgで変換</text:p>
      <text:p text:style-name="P50"/>
      <text:p text:style-name="P50">【例<text:span text:style-name="T55">1 Ora2Pgで変換した</text:span>ＰｏｓｔｇｒｅＳＱＬ用の<text:span text:style-name="T46">CREATE </text:span><text:span text:style-name="T63">INDEX</text:span><text:span text:style-name="T46">文】</text:span></text:p>
      <table:table table:name="表17" table:style-name="表17">
        <table:table-column table:style-name="表17.A"/>
        <table:table-row>
          <table:table-cell table:style-name="表17.A1" office:value-type="string">
            <text:p text:style-name="P180">CREATE UNIQUE INDEX index_test1</text:p>
            <text:p text:style-name="P180"><text:s text:c="2"/>ON data_type_test1</text:p>
            <text:p text:style-name="P180"><text:s text:c="2"/>USING btree</text:p>
            <text:p text:style-name="P180"><text:s text:c="2"/>(id COLLATE pg_catalog."default" , char_varchar2_byte COLLATE pg_catalog."default" );</text:p>
          </table:table-cell>
        </table:table-row>
      </table:table>
      <text:p text:style-name="P119"/>
      <text:p text:style-name="P34">【例<text:span text:style-name="T63">2</text:span><text:span text:style-name="T55"> 移行元の</text:span>Oracleの<text:span text:style-name="T55">CREATE </text:span><text:span text:style-name="T63">INDEX</text:span><text:span text:style-name="T55">文</text:span> 】</text:p>
      <table:table table:name="表18" table:style-name="表18">
        <table:table-column table:style-name="表18.A"/>
        <table:table-row>
          <table:table-cell table:style-name="表18.A1" office:value-type="string">
            <text:p text:style-name="P180">CREATE INDEX INDEX_TEST3</text:p>
            <text:p text:style-name="P180"><text:s text:c="4"/>ON DATA_TYPE_TEST1 ("TO_CHAR("DATE_TIMESTAMP",'YYYYMMDD')") </text:p>
          </table:table-cell>
        </table:table-row>
      </table:table>
      <text:p text:style-name="P67"/>
      <text:p text:style-name="P70">↓Ora2Pgで変換</text:p>
      <text:p text:style-name="P50"/>
      <text:p text:style-name="P50">【例<text:span text:style-name="T63">2</text:span><text:span text:style-name="T55"> Ora2Pgで変換した</text:span>ＰｏｓｔｇｒｅＳＱＬ用の<text:span text:style-name="T46">CREATE </text:span><text:span text:style-name="T63">INDEX</text:span><text:span text:style-name="T46">文】</text:span></text:p>
      <table:table table:name="表19" table:style-name="表19">
        <table:table-column table:style-name="表19.A"/>
        <table:table-row>
          <table:table-cell table:style-name="表19.A1" office:value-type="string">
            <text:p text:style-name="P180">CREATE INDEX index_test3 ON "data_type_test1" (to_char("date_timestamp",'yyyymmdd'));</text:p>
            <text:p text:style-name="P180">********** エラー **********</text:p>
            <text:p text:style-name="P180"/>
            <text:p text:style-name="P180">ERROR: functions in index expression must be marked IMMUTABLE</text:p>
            <text:p text:style-name="P180">SQLステート:42P17</text:p>
            <text:p text:style-name="P180"/>
            <text:p text:style-name="P191"><text:bookmark-start text:name="__DdeLink__2588_1719617006"/>※PostgreSQL では出力形式が変更可能で値が随時変わってしまうデータ型にファンクション索引を作成できない。<text:bookmark-end text:name="__DdeLink__2588_1719617006"/></text:p>
          </table:table-cell>
        </table:table-row>
      </table:table>
      <text:h text:style-name="P231" text:outline-level="2" text:is-list-header="true"><text:bookmark-start text:name="__RefHeading__2523_1719617006"/><text:bookmark-end text:name="__RefHeading__2523_1719617006"/></text:h>
      <text:h text:style-name="P239" text:outline-level="2"/>
      <text:p text:style-name="P34">【例<text:span text:style-name="T63">3</text:span><text:span text:style-name="T55"> 移行元の</text:span>Oracleの<text:span text:style-name="T55">CREATE </text:span><text:span text:style-name="T63">INDEX</text:span><text:span text:style-name="T55">文</text:span> 】</text:p>
      <table:table table:name="表20" table:style-name="表20">
        <table:table-column table:style-name="表20.A"/>
        <table:table-row>
          <table:table-cell table:style-name="表20.A1" office:value-type="string">
            <text:p text:style-name="P180">CREATE INDEX INDEX_TEST4</text:p>
            <text:p text:style-name="P180"><text:s text:c="4"/>ON DATA_TYPE_TEST1 ("SUBSTR("CHAR_VARCHAR2_BYTE",0,2)") </text:p>
          </table:table-cell>
        </table:table-row>
      </table:table>
      <text:p text:style-name="P68"/>
      <text:p text:style-name="P70">↓Ora2Pgで変換</text:p>
      <text:p text:style-name="P50"/>
      <text:p text:style-name="P50">【例<text:span text:style-name="T92">3</text:span><text:span text:style-name="T55"> Ora2Pgで変換した</text:span>ＰｏｓｔｇｒｅＳＱＬ用の<text:span text:style-name="T46">CREATE </text:span><text:span text:style-name="T63">INDEX</text:span><text:span text:style-name="T46">文】</text:span></text:p>
      <table:table table:name="表21" table:style-name="表21">
        <table:table-column table:style-name="表21.A"/>
        <table:table-row>
          <table:table-cell table:style-name="表21.A1" office:value-type="string">
            <text:p text:style-name="P180">CREATE INDEX index_test4 ON "data_type_test1" (substring("char_varchar2_byte" from 0 for 2));</text:p>
          </table:table-cell>
        </table:table-row>
      </table:table>
      <text:h text:style-name="P239" text:outline-level="2"/>
      <text:h text:style-name="P250" text:outline-level="1"><text:bookmark-start text:name="__RefHeading__3549_69746246"/>ビュー<text:bookmark-end text:name="__RefHeading__3549_69746246"/></text:h>
      <text:p text:style-name="P44"/>
      <text:h text:style-name="_32_.中見出し" text:outline-level="2"><text:bookmark-start text:name="__RefHeading__1976_1719617006"/>ＤＤＬの違い<text:bookmark-end text:name="__RefHeading__1976_1719617006"/></text:h>
      <text:p text:style-name="_32_.本文_ff08_中見出し_ff09_">OracleとPostgreSQLにおけるCREATE <text:span text:style-name="T64">VIEW</text:span>文の違いを比較します。</text:p>
      <text:p text:style-name="P86"/>
      <text:p text:style-name="P35">【Oracle の CREATE <text:span text:style-name="T64">VIEW</text:span>文】<text:note text:id="ftn6" text:note-class="footnote"><text:note-citation>6</text:note-citation><text:note-body><text:p text:style-name="P229"><text:span text:style-name="T87">Oracle Database SQL</text:span><text:span text:style-name="T27">言語リファレンス</text:span><text:span text:style-name="T87"> </text:span><text:span text:style-name="T88">11g</text:span><text:span text:style-name="T28">リリース2</text:span><text:span text:style-name="T87"> </text:span><text:span text:style-name="T27">（</text:span><text:a xlink:type="simple" xlink:href="http://docs.oracle.com/cd/E16338_01/server.112/b56299/statements_8004.htm#i2065510">http://docs.oracle.com/cd/E16338_01/server.112/b56299/statements_8004.htm#i2065510</text:a><text:span text:style-name="T28"> </text:span><text:span text:style-name="T27">）より引用</text:span></text:p></text:note-body></text:note></text:p>
      <table:table table:name="表22" table:style-name="表22">
        <table:table-column table:style-name="表22.A"/>
        <table:table-row>
          <table:table-cell table:style-name="表22.A1" office:value-type="string">
            <text:p text:style-name="P181">CREATE [OR REPLACE] [FORCE|NOFORCE] VIEW ビュー名</text:p>
            <text:p text:style-name="P181"><text:s text:c="2"/>AS SELECT文 [WITH READ ONLY] [WITH CHECK OPTION]</text:p>
          </table:table-cell>
        </table:table-row>
      </table:table>
      <text:p text:style-name="P124"/>
      <text:p text:style-name="P51">【ＰｏｓｔｇｒｅＳＱＬの<text:span text:style-name="T46">CREATE </text:span><text:span text:style-name="T64">VIEW</text:span><text:span text:style-name="T46">文】</text:span><text:span text:style-name="T46"><text:note text:id="ftn7" text:note-class="footnote"><text:note-citation>7</text:note-citation><text:note-body><text:p text:style-name="P229"><text:span text:style-name="T88">PostgreSQL 9.2.0 </text:span><text:span text:style-name="T28">付属ドキュメント（</text:span><text:a xlink:type="simple" xlink:href="http://www.postgresql.jp/document/9.2/html/sql-createview.html">http://www.postgresql.jp/document/9.2/html/sql-createview.html</text:a><text:span text:style-name="T28">）より引用</text:span></text:p></text:note-body></text:note></text:span></text:p>
      <table:table table:name="表23" table:style-name="表23">
        <table:table-column table:style-name="表23.A"/>
        <table:table-row>
          <table:table-cell table:style-name="表23.A1" office:value-type="string">
            <text:p text:style-name="P181">CREATE [OR REPLACE] [TEMP | TEMPORARY] VIEW ビュー名 [ ( 列名 [, ...] ) ]</text:p>
            <text:p text:style-name="P181"><text:s text:c="4"/>[ WITH ( security_barrier ) ]</text:p>
            <text:p text:style-name="P181"><text:s text:c="4"/>AS SELECT文</text:p>
          </table:table-cell>
        </table:table-row>
      </table:table>
      <text:p text:style-name="P95"/>
      <text:h text:style-name="_32_.中見出し" text:outline-level="2"><text:bookmark-start text:name="__RefHeading__2081_1719617006"/>変換方針<text:bookmark-end text:name="__RefHeading__2081_1719617006"/></text:h>
      <text:p text:style-name="_32_.本文_ff08_中見出し_ff09_">OracleからPostgreSQLへビューを移行する際の注意点を記載します。</text:p>
      <text:p text:style-name="P103"/>
      <text:h text:style-name="_33_.小見出し" text:outline-level="3"><text:span text:style-name="T64">更新可能な</text:span><text:span text:style-name="T65">ビュー</text:span><text:span text:style-name="T64">の移行方針</text:span></text:h>
      <text:p text:style-name="P127">Oracleではビューに対する更新が可能ですが、PostgreSQLではビューに対して更新ができません。<text:note text:id="ftn8" text:note-class="footnote"><text:note-citation>8</text:note-citation><text:note-body><text:p text:style-name="P230"><text:span text:style-name="T89">PostgreSQL </text:span><text:span text:style-name="T30">9.3では更新可能ビューがサポートされる予定です。</text:span><text:a xlink:type="simple" xlink:href="http://lets.postgresql.jp/documents/technical/9.3/updatable_view">http://lets.postgresql.jp/documents/technical/9.3/updatable_view</text:a><text:span text:style-name="T30"> を参照。</text:span></text:p></text:note-body></text:note>ただし、PostgreSQLでは対象のビューに対するRULEもしくはトリガーを組合せることで、Oracleの更新可能なビューと同等の機能を実現することは可能です。</text:p>
      <text:p text:style-name="P127"/>
      <text:p text:style-name="P127">したがって、Oracleで [WITH READ ONLY] オプションが付与されていないビューをPostgreSQLに移行する場合、更新を行うか、読み取り専用であるかによって以下の様に対応方針を変える必要があります。</text:p>
      <text:p text:style-name="P216">表 <text:sequence text:ref-name="refTable7" text:name="Table" text:formula="ooow:Table+1" style:num-format="1">5.1</text:sequence>: <text:s/><text:span text:style-name="T65">OracleからPostgreSQLへのビュー移行方針</text:span></text:p>
      <table:table table:name="表24" table:style-name="表24">
        <table:table-column table:style-name="表24.A"/>
        <table:table-column table:style-name="表24.B"/>
        <table:table-column table:style-name="表24.C"/>
        <table:table-row>
          <table:table-cell table:style-name="表24.A1" table:number-columns-spanned="2" office:value-type="string">
            <text:p text:style-name="P212">Oracle</text:p>
          </table:table-cell>
          <table:covered-table-cell/>
          <table:table-cell table:style-name="表24.C1" table:number-rows-spanned="2" office:value-type="string">
            <text:p text:style-name="P204">PostgreSQL</text:p>
          </table:table-cell>
        </table:table-row>
        <table:table-row>
          <table:table-cell table:style-name="表24.A2" office:value-type="string">
            <text:p text:style-name="P204">オプション</text:p>
          </table:table-cell>
          <table:table-cell table:style-name="表24.A2" office:value-type="string">
            <text:p text:style-name="P199">読取専用</text:p>
          </table:table-cell>
          <table:covered-table-cell/>
        </table:table-row>
        <table:table-row>
          <table:table-cell table:style-name="表24.A4" table:number-rows-spanned="2" office:value-type="string">
            <text:p text:style-name="P160">指定なし</text:p>
          </table:table-cell>
          <table:table-cell table:style-name="表24.B3" office:value-type="string">
            <text:p text:style-name="P153">○</text:p>
          </table:table-cell>
          <table:table-cell table:style-name="表24.C3" office:value-type="string">
            <text:p text:style-name="P160">CREATE VIEW</text:p>
          </table:table-cell>
        </table:table-row>
        <table:table-row>
          <table:covered-table-cell/>
          <table:table-cell table:style-name="表24.B4" office:value-type="string">
            <text:p text:style-name="P153">×</text:p>
          </table:table-cell>
          <table:table-cell table:style-name="表24.C4" office:value-type="string">
            <text:p text:style-name="P160">RULE もしくは、トリガーを使用</text:p>
          </table:table-cell>
        </table:table-row>
        <table:table-row>
          <table:table-cell table:style-name="表24.A5" office:value-type="string">
            <text:p text:style-name="P160">WITH READ ONLY</text:p>
          </table:table-cell>
          <table:table-cell table:style-name="表24.B5" office:value-type="string">
            <text:p text:style-name="P153">○</text:p>
          </table:table-cell>
          <table:table-cell table:style-name="表24.C5" office:value-type="string">
            <text:p text:style-name="P194">CREATE VIEW</text:p>
          </table:table-cell>
        </table:table-row>
        <table:table-row>
          <table:table-cell table:style-name="表24.A6" office:value-type="string">
            <text:p text:style-name="P160">WITH CHECK OPTION</text:p>
          </table:table-cell>
          <table:table-cell table:style-name="表24.B6" office:value-type="string">
            <text:p text:style-name="P153">×</text:p>
          </table:table-cell>
          <table:table-cell table:style-name="表24.C6" office:value-type="string">
            <text:p text:style-name="P166"><text:span text:style-name="T65">RULE</text:span><text:span text:style-name="T17">もしくは、トリガーを使用</text:span></text:p>
          </table:table-cell>
        </table:table-row>
      </table:table>
      <text:h text:style-name="P267" text:outline-level="3" text:is-list-header="true"/>
      <text:p text:style-name="P125"><text:span text:style-name="T60">　</text:span><text:span text:style-name="T65">PostgreSQLのRULEを使って、</text:span><text:span text:style-name="T60">更新可能な</text:span><text:span text:style-name="T65">ビューを実現する方法を以下に示します。</text:span></text:p>
      <text:p text:style-name="P52">【<text:span text:style-name="T64">VIEW</text:span><text:span text:style-name="T46">】</text:span></text:p>
      <table:table table:name="表25" table:style-name="表25">
        <table:table-column table:style-name="表25.A"/>
        <table:table-row>
          <table:table-cell table:style-name="表25.A1" office:value-type="string">
            <text:p text:style-name="P182">CREATE VIEW person_detail_job_vw AS</text:p>
            <text:p text:style-name="P182">SELECT p.pid, p.pname, j.job FROM person_detail p LEFT JOIN person_job j</text:p>
            <text:p text:style-name="P182">ON (j.pid = p.pid);</text:p>
          </table:table-cell>
        </table:table-row>
      </table:table>
      <text:p text:style-name="P52">【<text:span text:style-name="T64">ＩＮＳＥＲＴ </text:span><text:span text:style-name="T65">RULE</text:span><text:span text:style-name="T46">】</text:span></text:p>
      <table:table table:name="表26" table:style-name="表26">
        <table:table-column table:style-name="表26.A"/>
        <table:table-row>
          <table:table-cell table:style-name="表26.A1" office:value-type="string">
            <text:p text:style-name="P182">CREATE OR REPLACE RULE person_detai<text:span text:style-name="T86">l</text:span>_job_vw_INSERT AS ON INSERT </text:p>
            <text:p text:style-name="P182"><text:soft-page-break/>TO person_detail_job_vw DO INSTEAD </text:p>
            <text:p text:style-name="P182">(</text:p>
            <text:p text:style-name="P182"><text:s/>INSERT INTO person_detail VALUES(NEW.pid, NEW.pname);</text:p>
            <text:p text:style-name="P182"><text:s/>INSERT INTO person_job VALUES (NEW.pid, NEW.job) </text:p>
            <text:p text:style-name="P182">);</text:p>
          </table:table-cell>
        </table:table-row>
      </table:table>
      <text:p text:style-name="P52">【<text:span text:style-name="T65">UPDATE</text:span><text:span text:style-name="T64"> </text:span><text:span text:style-name="T65">RULE</text:span><text:span text:style-name="T46">】</text:span></text:p>
      <table:table table:name="表27" table:style-name="表27">
        <table:table-column table:style-name="表27.A"/>
        <table:table-row>
          <table:table-cell table:style-name="表27.A1" office:value-type="string">
            <text:p text:style-name="P182">CREATE OR REPLACE RULE person_detai<text:span text:style-name="T86">l</text:span>_job_vw_UPDATE AS ON UPDATE </text:p>
            <text:p text:style-name="P182">TO person_detail_job_vw DO INSTEAD </text:p>
            <text:p text:style-name="P182">( <text:s/></text:p>
            <text:p text:style-name="P182"><text:s text:c="2"/>UPDATE person_detail SET pid=NEW.pid, pname=NEW.pname WHERE pid=OLD.pid; <text:s/></text:p>
            <text:p text:style-name="P182"><text:s text:c="2"/>UPDATE person_job SET pid=NEW.pid, job=NEW.job WHERE pid=OLD.pid <text:s/></text:p>
            <text:p text:style-name="P182">); </text:p>
          </table:table-cell>
        </table:table-row>
      </table:table>
      <text:p text:style-name="P52">【<text:span text:style-name="T65">DELETE</text:span><text:span text:style-name="T64"> </text:span><text:span text:style-name="T65">RULE</text:span><text:span text:style-name="T46">】</text:span></text:p>
      <table:table table:name="表28" table:style-name="表28">
        <table:table-column table:style-name="表28.A"/>
        <table:table-row>
          <table:table-cell table:style-name="表28.A1" office:value-type="string">
            <text:p text:style-name="P182">CREATE OR REPLACE RULE person_detai<text:span text:style-name="T86">l</text:span>_job_vw_DELETE AS ON DELETE </text:p>
            <text:p text:style-name="P182">TO person_detail_job_vw DO INSTEAD </text:p>
            <text:p text:style-name="P182">(</text:p>
            <text:p text:style-name="P182"><text:s text:c="2"/>DELETE FROM person_job WHERE pid=OLD.pid; <text:s/></text:p>
            <text:p text:style-name="P182"><text:s text:c="2"/>DELETE FROM person_detail WHERE pid=OLD.pid <text:s/></text:p>
            <text:p text:style-name="P182">); </text:p>
          </table:table-cell>
        </table:table-row>
      </table:table>
      <text:p text:style-name="P127"/>
      <text:p text:style-name="P144"><text:span text:style-name="T65">また、PostgreSQLのトリガーを使って、</text:span><text:span text:style-name="T60">更新可能な</text:span><text:span text:style-name="T65">ビューを実現する方法を以下に示します。</text:span></text:p>
      <text:p text:style-name="P52">【<text:span text:style-name="T64">VIEW</text:span><text:span text:style-name="T46">】</text:span></text:p>
      <table:table table:name="表29" table:style-name="表29">
        <table:table-column table:style-name="表29.A"/>
        <table:table-row>
          <table:table-cell table:style-name="表29.A1" office:value-type="string">
            <text:p text:style-name="P182">CREATE VIEW person_detail_job_vw AS</text:p>
            <text:p text:style-name="P182">SELECT p.pid, p.pname, j.job FROM person_detail p LEFT JOIN person_job j</text:p>
            <text:p text:style-name="P182">ON (j.pid = p.pid);</text:p>
          </table:table-cell>
        </table:table-row>
      </table:table>
      <text:p text:style-name="P52">【トリガーから呼び出される<text:span text:style-name="T64">ファンクション</text:span><text:span text:style-name="T46">】</text:span></text:p>
      <table:table table:name="表30" table:style-name="表30">
        <table:table-column table:style-name="表30.A"/>
        <table:table-row>
          <table:table-cell table:style-name="表30.A1" office:value-type="string">
            <text:p text:style-name="P182">CREATE OR REPLACE FUNCTION person_detail_job_vw_dml() <text:s text:c="2"/></text:p>
            <text:p text:style-name="P182">RETURNS TRIGGER <text:s/></text:p>
            <text:p text:style-name="P182">LANGUAGE plpgsql <text:s/></text:p>
            <text:p text:style-name="P182">AS $function$ <text:s/></text:p>
            <text:p text:style-name="P182"><text:s text:c="3"/>BEGIN <text:s text:c="2"/></text:p>
            <text:p text:style-name="P182"><text:s text:c="6"/>IF TG_OP = 'INSERT' THEN <text:s/></text:p>
            <text:p text:style-name="P182"><text:s text:c="8"/>INSERT INTO <text:s/>person_detail VALUES(NEW.pid,NEW.pname); <text:s/></text:p>
            <text:p text:style-name="P182"><text:s text:c="8"/>INSERT INTO <text:s/>person_job VALUES(NEW.pid,NEW.job); <text:s/></text:p>
            <text:p text:style-name="P182"><text:s text:c="8"/>RETURN NEW; <text:s/></text:p>
            <text:p text:style-name="P182"><text:s text:c="6"/>ELSIF TG_OP = 'UPDATE' THEN <text:s/></text:p>
            <text:p text:style-name="P182"><text:s text:c="7"/>UPDATE person_detail SET pid=NEW.pid, pname=NEW.pname WHERE pid=OLD.pid; <text:s/></text:p>
            <text:p text:style-name="P182"><text:s text:c="7"/>UPDATE person_job SET pid=NEW.pid, job=NEW.job WHERE pid=OLD.pid; <text:s/></text:p>
            <text:p text:style-name="P182"><text:s text:c="7"/>RETURN NEW; <text:s/></text:p>
            <text:p text:style-name="P182"><text:s text:c="6"/>ELSIF TG_OP = 'DELETE' THEN <text:s/></text:p>
            <text:p text:style-name="P182"><text:s text:c="7"/>DELETE FROM person_job WHERE pid=OLD.pid; <text:s/></text:p>
            <text:p text:style-name="P182"><text:s text:c="7"/>DELETE FROM person_detail WHERE pid=OLD.pid; <text:s/></text:p>
            <text:p text:style-name="P182"><text:s text:c="7"/>RETURN NULL; <text:s/></text:p>
            <text:p text:style-name="P182"><text:s text:c="6"/>END IF; <text:s/></text:p>
            <text:p text:style-name="P182"><text:s text:c="6"/>RETURN NEW; <text:s/></text:p>
            <text:p text:style-name="P182"><text:s text:c="4"/>END; <text:s/></text:p>
            <text:p text:style-name="P182">$function$; </text:p>
          </table:table-cell>
        </table:table-row>
      </table:table>
      <text:p text:style-name="P52">【<text:span text:style-name="T65">トリガー</text:span><text:span text:style-name="T46">】</text:span></text:p>
      <table:table table:name="表31" table:style-name="表31">
        <table:table-column table:style-name="表31.A"/>
        <table:table-row>
          <table:table-cell table:style-name="表31.A1" office:value-type="string">
            <text:p text:style-name="P182">CREATE TRIGGER person_detail_job_vw_dml_trig <text:s text:c="2"/></text:p>
            <text:p text:style-name="P182"><text:s text:c="4"/>INSTEAD OF INSERT OR UPDATE OR DELETE ON <text:s/></text:p>
            <text:p text:style-name="P182"><text:s text:c="6"/>person_detail_job_vw FOR EACH ROW EXECUTE PROCEDURE person_detail_job_vw_dml(); </text:p>
          </table:table-cell>
        </table:table-row>
      </table:table>
      <text:p text:style-name="P240"/>
      <text:h text:style-name="_32_.中見出し" text:outline-level="2"><text:bookmark-start text:name="__RefHeading__4161_691277234"/>ＤＤＬの移行手順<text:bookmark-end text:name="__RefHeading__4161_691277234"/></text:h>
      <text:p text:style-name="_32_.本文_ff08_中見出し_ff09_"><text:span text:style-name="T9">移行ツールのOra2Pg を利用するとOracle のビューから</text:span><text:span text:style-name="T10">CREATE </text:span><text:span text:style-name="T18">VIEW文</text:span><text:span text:style-name="T10">を</text:span><text:span text:style-name="T9">生成することができます。</text:span><text:span text:style-name="T18">ただし、with read only, with check option句は手作業で削除する必要があります。</text:span></text:p>
      <text:p text:style-name="P105"><text:soft-page-break/></text:p>
      <text:p text:style-name="_32_.本文_ff08_中見出し_ff09_"><text:span text:style-name="T66">また、更新可能なビューに対するRULE、トリガーはOra2Pgでは作成されないため、</text:span><text:span text:style-name="T66"><text:bookmark-ref text:reference-format="chapter" text:ref-name="__RefHeading__2081_1719617006">5.2</text:bookmark-ref></text:span><text:span text:style-name="T66">の変換方針に沿って手作業で作成する必要があります。</text:span></text:p>
      <text:p text:style-name="_32_.本文_ff08_中見出し_ff09_"><text:span text:style-name="T66"/></text:p>
      <text:h text:style-name="_33_.小見出し" text:outline-level="3"><text:span text:style-name="T53">Or</text:span><text:span text:style-name="T54">a2Pgによる移行例</text:span></text:h>
      <text:p text:style-name="P36"/>
      <text:p text:style-name="P36">【例<text:span text:style-name="T55">1 移行元の</text:span>Oracleの<text:span text:style-name="T55">CREATE </text:span><text:span text:style-name="T66">VIEW</text:span><text:span text:style-name="T55">文</text:span> 】</text:p>
      <table:table table:name="表32" table:style-name="表32">
        <table:table-column table:style-name="表32.A"/>
        <table:table-row>
          <table:table-cell table:style-name="表32.A1" office:value-type="string">
            <text:p text:style-name="P183">CREATE OR REPLACE VIEW VIEW_TEST3</text:p>
            <text:p text:style-name="P183">AS </text:p>
            <text:p text:style-name="P183">select "ID","CHAR_VARCHAR2_BYTE","CHAR_VARCHAR2_CHAR","CHAR_NVARCHAR2","CHAR_CHAR_BYTE","CHAR_CHAR_CHAR","CHAR_NCHAR","CHAR_LONG","CHAR_CLOB","CHAR_NCLOB","NUM_NUMBER1","NUM_NUMBER2","NUM_NUMBER3","NUM_NUMBER4","NUM_NUMBER5","DATE_DATE","DATE_TIMESTAMP","DATE_TIMESTAMP_TIMEZONE","DATE_TIMESTAMP_LOCAL" from DATA_TYPE_TEST1</text:p>
          </table:table-cell>
        </table:table-row>
      </table:table>
      <text:p text:style-name="P131"/>
      <text:p text:style-name="P71">↓Ora2Pgで変換</text:p>
      <text:p text:style-name="P53"/>
      <text:p text:style-name="P53">【例<text:span text:style-name="T55">1 Ora2Pgで変換した</text:span>ＰｏｓｔｇｒｅＳＱＬ用の<text:span text:style-name="T46">CREATE </text:span><text:span text:style-name="T66">VIEW</text:span><text:span text:style-name="T46">文】</text:span></text:p>
      <table:table table:name="表33" table:style-name="表33">
        <table:table-column table:style-name="表33.A"/>
        <table:table-row>
          <table:table-cell table:style-name="表33.A1" office:value-type="string">
            <text:p text:style-name="P183">CREATE OR REPLACE VIEW view_test3 AS </text:p>
            <text:p text:style-name="P183"><text:s/>SELECT data_type_test1.id, data_type_test1.char_varchar2_byte, data_type_test1.char_varchar2_char, data_type_test1.char_nvarchar2, data_type_test1.char_char_byte, data_type_test1.char_char_char, data_type_test1.char_nchar, data_type_test1.char_long, data_type_test1.char_clob, data_type_test1.char_nclob, data_type_test1.num_number1, data_type_test1.num_number2, data_type_test1.num_number3, data_type_test1.num_number4, data_type_test1.num_number5, data_type_test1.date_date, data_type_test1.date_timestamp, data_type_test1.date_timestamp_timezone, data_type_test1.date_timestamp_local</text:p>
            <text:p text:style-name="P183"><text:s text:c="3"/>FROM data_type_test1;</text:p>
          </table:table-cell>
        </table:table-row>
      </table:table>
      <text:h text:style-name="P270" text:outline-level="2"/>
      <text:p text:style-name="P36">【例<text:span text:style-name="T66">2</text:span><text:span text:style-name="T55"> 移行元の</text:span>Oracleの<text:span text:style-name="T55">CREATE </text:span><text:span text:style-name="T66">VIEW</text:span><text:span text:style-name="T55">文</text:span> 】</text:p>
      <table:table table:name="表34" table:style-name="表34">
        <table:table-column table:style-name="表34.A"/>
        <table:table-row>
          <table:table-cell table:style-name="表34.A1" office:value-type="string">
            <text:p text:style-name="P183">CREATE OR REPLACE VIEW VIEW_TEST1</text:p>
            <text:p text:style-name="P183">AS </text:p>
            <text:p text:style-name="P183">select "ID","CHAR_VARCHAR2_BYTE","CHAR_VARCHAR2_CHAR","CHAR_NVARCHAR2","CHAR_CHAR_BYTE","CHAR_CHAR_CHAR","CHAR_NCHAR","CHAR_LONG","CHAR_CLOB","CHAR_NCLOB","NUM_NUMBER1","NUM_NUMBER2","NUM_NUMBER3","NUM_NUMBER4","NUM_NUMBER5","DATE_DATE","DATE_TIMESTAMP","DATE_TIMESTAMP_TIMEZONE","DATE_TIMESTAMP_LOCAL" from data_type_test1</text:p>
            <text:p text:style-name="P183">with read only </text:p>
          </table:table-cell>
        </table:table-row>
      </table:table>
      <text:p text:style-name="P131"/>
      <text:p text:style-name="P71">↓Ora2Pgで変換</text:p>
      <text:p text:style-name="P53"/>
      <text:p text:style-name="P53">【例<text:span text:style-name="T92">2</text:span><text:span text:style-name="T55"> Ora2Pgで変換した</text:span>ＰｏｓｔｇｒｅＳＱＬ用の<text:span text:style-name="T46">CREATE </text:span><text:span text:style-name="T66">VIEW</text:span><text:span text:style-name="T46">文】</text:span></text:p>
      <table:table table:name="表35" table:style-name="表35">
        <table:table-column table:style-name="表35.A"/>
        <table:table-row>
          <table:table-cell table:style-name="表35.A1" office:value-type="string">
            <text:p text:style-name="P183">CREATE OR REPLACE VIEW "view_test1" AS </text:p>
            <text:p text:style-name="P183">SELECT <text:s/>"id","char_varchar2_byte","char_varchar2_char","char_nvarchar2","char_char_byte","char_char_char","char_nchar","char_</text:p>
            <text:p text:style-name="P183">long","char_clob","char_nclob","num_number1","num_number2","num_number3","num_number4","num_number5","date_date","date_t</text:p>
            <text:p text:style-name="P183">imestamp","date_timestamp_timezone","date_timestamp_local" <text:s/>FROM data_type_test1</text:p>
            <text:p text:style-name="P183">with read only ;</text:p>
            <text:p text:style-name="P183"/>
            <text:p text:style-name="P176"><text:span text:style-name="T66">※末尾の</text:span><text:span text:style-name="T73">with read onry句は手作業で削除する。</text:span></text:p>
          </table:table-cell>
        </table:table-row>
      </table:table>
      <text:h text:style-name="P232" text:outline-level="2" text:is-list-header="true"/>
      <text:p text:style-name="P37">【例<text:span text:style-name="T67">3</text:span><text:span text:style-name="T55"> 移行元の</text:span>Oracleの<text:span text:style-name="T55">CREATE </text:span><text:span text:style-name="T66">VIEW</text:span><text:span text:style-name="T55">文</text:span> 】</text:p>
      <table:table table:name="表36" table:style-name="表36">
        <table:table-column table:style-name="表36.A"/>
        <table:table-row>
          <table:table-cell table:style-name="表36.A1" office:value-type="string">
            <text:p text:style-name="P184">CREATE OR REPLACE VIEW VIEW_TEST2</text:p>
            <text:p text:style-name="P184">AS </text:p>
            <text:p text:style-name="P184">select <text:soft-page-break/>"ID","CHAR_VARCHAR2_BYTE","CHAR_VARCHAR2_CHAR","CHAR_NVARCHAR2","CHAR_CHAR_BYTE","CHAR_CHAR_CHAR","CHAR_NCHAR","CHAR_LONG","CHAR_CLOB","CHAR_NCLOB","NUM_NUMBER1","NUM_NUMBER2","NUM_NUMBER3","NUM_NUMBER4","NUM_NUMBER5","DATE_DATE","DATE_TIMESTAMP","DATE_TIMESTAMP_TIMEZONE","DATE_TIMESTAMP_LOCAL" from data_type_test1 where id &lt; 3</text:p>
            <text:p text:style-name="P184">with CHECK OPTION </text:p>
          </table:table-cell>
        </table:table-row>
      </table:table>
      <text:p text:style-name="P132"/>
      <text:p text:style-name="P72">↓Ora2Pgで変換</text:p>
      <text:p text:style-name="P54"/>
      <text:p text:style-name="P54">【例<text:span text:style-name="T92">3</text:span><text:span text:style-name="T55"> Ora2Pgで変換した</text:span>ＰｏｓｔｇｒｅＳＱＬ用の<text:span text:style-name="T46">CREATE </text:span><text:span text:style-name="T66">VIEW</text:span><text:span text:style-name="T46">文】</text:span></text:p>
      <table:table table:name="表37" table:style-name="表37">
        <table:table-column table:style-name="表37.A"/>
        <table:table-row>
          <table:table-cell table:style-name="表37.A1" office:value-type="string">
            <text:p text:style-name="P184">CREATE OR REPLACE VIEW "view_test2" AS </text:p>
            <text:p text:style-name="P184">SELECT <text:s/>"id","char_varchar2_byte","char_varchar2_char","char_nvarchar2","char_char_byte","char_char_char","char_nchar","char_</text:p>
            <text:p text:style-name="P184">long","char_clob","char_nclob","num_number1","num_number2","num_number3","num_number4","num_number5","date_date","date_t</text:p>
            <text:p text:style-name="P184">imestamp","date_timestamp_timezone","date_timestamp_local" <text:s/>FROM data_type_test1 where id &lt; 3</text:p>
            <text:p text:style-name="P184">with CHECK OPTION ;</text:p>
            <text:p text:style-name="P191"/>
            <text:p text:style-name="P175"><text:span text:style-name="T51">※</text:span><text:span text:style-name="T52">末尾のWith CHECK OPTION句は手作業で削除する。</text:span></text:p>
          </table:table-cell>
        </table:table-row>
      </table:table>
      <text:h text:style-name="P233" text:outline-level="2" text:is-list-header="true"><text:bookmark-start text:name="__RefHeading__2527_1719617006"/><text:bookmark-end text:name="__RefHeading__2527_1719617006"/></text:h>
      <text:h text:style-name="_31_.大見出し" text:outline-level="1"><text:bookmark-start text:name="__RefHeading__2529_1719617006"/>シーケンス<text:bookmark-end text:name="__RefHeading__2529_1719617006"/></text:h>
      <text:p text:style-name="P44"/>
      <text:h text:style-name="_32_.中見出し" text:outline-level="2"><text:bookmark-start text:name="__RefHeading__4163_691277234"/>DDLの違い<text:bookmark-end text:name="__RefHeading__4163_691277234"/></text:h>
      <text:p text:style-name="_32_.本文_ff08_中見出し_ff09_">OracleとPostgreSQLにおけるCREATE <text:span text:style-name="T68">SEQUENCE</text:span>文の違いを比較します。</text:p>
      <text:p text:style-name="P87"/>
      <text:p text:style-name="P38">【Oracle の CREATE <text:span text:style-name="T68">SEQUENCE</text:span>文】<text:note text:id="ftn9" text:note-class="footnote"><text:note-citation>9</text:note-citation><text:note-body><text:p text:style-name="P229"><text:span text:style-name="T87">Oracle Database SQL</text:span><text:span text:style-name="T27">言語リファレンス</text:span><text:span text:style-name="T87"> </text:span><text:span text:style-name="T88">11g</text:span><text:span text:style-name="T28">リリース2</text:span><text:span text:style-name="T87"> </text:span><text:span text:style-name="T27">（</text:span><text:a xlink:type="simple" xlink:href="http://docs.oracle.com/cd/E16338_01/server.112/b56299/statements_6015.htm#i2067093"><text:span text:style-name="T28">http://docs.oracle.com/cd/E16338_01/server.112/b56299/statements_6015.htm#i2067093</text:span></text:a><text:span text:style-name="T27">）より引用</text:span></text:p></text:note-body></text:note></text:p>
      <table:table table:name="表38" table:style-name="表38">
        <table:table-column table:style-name="表38.A"/>
        <table:table-row>
          <table:table-cell table:style-name="表38.A1" office:value-type="string">
            <text:p text:style-name="P185">CREATE SEQUENCE シーケンス名</text:p>
            <text:p text:style-name="P185"><text:s text:c="2"/>[ START WITH 初期値 ]</text:p>
            <text:p text:style-name="P185"><text:s text:c="2"/>[ INCREMENT BY 増分値 ]</text:p>
            <text:p text:style-name="P185"><text:s text:c="2"/>[ MAXVALUE 最大値 | NOMAXVALUE ]</text:p>
            <text:p text:style-name="P185"><text:s text:c="2"/>[ MINVALUE 最小値 | NOMINVALUE ]</text:p>
            <text:p text:style-name="P185"><text:s text:c="2"/>[ CYCLE | NOCYCLE ]</text:p>
            <text:p text:style-name="P185"><text:s text:c="2"/>[ CACHE キャッシュ数 | NOCYCLE ]</text:p>
            <text:p text:style-name="P185"><text:s text:c="2"/>[ ORDER | NOORDER ]</text:p>
          </table:table-cell>
        </table:table-row>
      </table:table>
      <text:p text:style-name="P133"/>
      <text:p text:style-name="P55">【ＰｏｓｔｇｒｅＳＱＬの<text:span text:style-name="T46">CREATE </text:span><text:span text:style-name="T88">SEQUENCE</text:span><text:span text:style-name="T46">文】</text:span><text:span text:style-name="T46"><text:note text:id="ftn10" text:note-class="footnote"><text:note-citation>10</text:note-citation><text:note-body><text:p text:style-name="P229"><text:span text:style-name="T88">PostgreSQL 9.2.0 </text:span><text:span text:style-name="T28">付属ドキュメント（</text:span><text:a xlink:type="simple" xlink:href="http://www.postgresql.jp/document/9.2/html/sql-createsequence.html">http://www.postgresql.jp/document/9.2/html/sql-createsequence.html</text:a><text:span text:style-name="T28">）より引用</text:span></text:p></text:note-body></text:note></text:span></text:p>
      <table:table table:name="表39" table:style-name="表39">
        <table:table-column table:style-name="表39.A"/>
        <table:table-row>
          <table:table-cell table:style-name="表39.A1" office:value-type="string">
            <text:p text:style-name="P185">CREATE [ TEMPORARY | TEMP ] SEQUENCE シーケンス名</text:p>
            <text:p text:style-name="P185"><text:s text:c="2"/>[ START [WITH] 初期値 ]</text:p>
            <text:p text:style-name="P185">　[ INCREMENT [ BY ] 増分値 ]</text:p>
            <text:p text:style-name="P185"><text:s text:c="2"/>[ MAXVALUE 最大値 | NO MAXVALUE ]</text:p>
            <text:p text:style-name="P185"><text:s text:c="2"/>[ MINVALUE 最小値 | NO MINVALUE ]</text:p>
            <text:p text:style-name="P185"><text:s text:c="2"/>[ CYCLE | NO CYCLE ]</text:p>
            <text:p text:style-name="P185"><text:s text:c="2"/>[ CACHE キャッシュ数 ]</text:p>
            <text:p text:style-name="P185"><text:s text:c="2"/>[ OWNED BY { 表名.列名 | NONE } ]</text:p>
          </table:table-cell>
        </table:table-row>
      </table:table>
      <text:p text:style-name="P94"/>
      <text:h text:style-name="_32_.中見出し" text:outline-level="2"><text:bookmark-start text:name="__RefHeading__4165_691277234"/>変換方針<text:bookmark-end text:name="__RefHeading__4165_691277234"/></text:h>
      <text:p text:style-name="_32_.本文_ff08_中見出し_ff09_"><text:span text:style-name="T64">OracleからPostgreSQLへ</text:span><text:span text:style-name="T68">シーケンス</text:span><text:span text:style-name="T64">を移行する際の注意点を記載します。</text:span></text:p>
      <text:p text:style-name="P104"/>
      <text:h text:style-name="P268" text:outline-level="3"><text:soft-page-break/>MAXVALUE<text:span text:style-name="T1">、</text:span><text:span text:style-name="T31">MINVALUE</text:span></text:h>
      <text:p text:style-name="P128">ＯｒａｃｌｅとPostgreSQLでシーケンスの<text:span text:style-name="T90">取りうる値の範囲</text:span>が異なるため、Oracleのシーケンスの値がPostgreSQLの値の範囲を超える場合はシーケンスの値を初期化したり、別のシーケンスと組合せる等の対処を検討します。</text:p>
      <text:p text:style-name="P128">　<text:span text:style-name="T38">【</text:span>PostgreSQLの値】</text:p>
      <text:p text:style-name="P128">　正の数：　9223372036854775807<text:span text:style-name="T90">（2^63-1）</text:span></text:p>
      <text:p text:style-name="P128">　負の数：　-9223372036854775808 <text:span text:style-name="T90">（-(2^63-1)）</text:span></text:p>
      <text:p text:style-name="P114"><text:span text:style-name="T64">　</text:span><text:span text:style-name="T41">【</text:span><text:span text:style-name="T42">Oracleの値】</text:span></text:p>
      <text:p text:style-name="P128">　正の数：　9999999999999999999999999999 (10^28 -1)</text:p>
      <text:p text:style-name="P128">　負の数：　-999999999999999999999999999 <text:s/>(<text:span text:style-name="T90">-(</text:span>10^27 -1<text:span text:style-name="T90">)</text:span>)</text:p>
      <text:p text:style-name="P126"><text:span text:style-name="T68">ただし、PostgreSQLの最大値でも1万/秒でカウントしたとして、約3000万年ほどかかる値であるため、通常</text:span><text:span text:style-name="T68">はシーケンスの最大値が問題になることはありません。</text:span></text:p>
      <text:p text:style-name="P128"/>
      <text:h text:style-name="P268" text:outline-level="3">ORDER</text:h>
      <text:p text:style-name="P128">Oracle では RAC を使用する場合、要求順序どおりの番号生成を保証するために ORDER 句を指定することがありますが、PostgreSQLでは指定できないパラメータですので、移行時には削除します。</text:p>
      <text:p text:style-name="P128"/>
      <text:h text:style-name="_32_.中見出し" text:outline-level="2"><text:bookmark-start text:name="__RefHeading__4167_691277234"/>DDLの移行手順<text:bookmark-end text:name="__RefHeading__4167_691277234"/></text:h>
      <text:p text:style-name="_32_.本文_ff08_中見出し_ff09_"><text:span text:style-name="T47">移行ツールのOra2Pg を利用するとOracle のシーケンスから</text:span><text:span text:style-name="T48">CREATE </text:span><text:span text:style-name="T68">SEQUENCE</text:span><text:span text:style-name="T66">文</text:span><text:span text:style-name="T48">を</text:span><text:span text:style-name="T47">生成できます。</text:span></text:p>
      <text:p text:style-name="P106"/>
      <text:h text:style-name="P262" text:outline-level="3"><text:span text:style-name="T78">Or</text:span><text:span text:style-name="T77">a2Pgによる移行例</text:span></text:h>
      <text:p text:style-name="P38"/>
      <text:p text:style-name="P38">【例<text:span text:style-name="T55">1 移行元の</text:span>Oracleの<text:span text:style-name="T55">CREATE </text:span><text:span text:style-name="T68">SEQUENCE</text:span><text:span text:style-name="T55">文</text:span> 】</text:p>
      <table:table table:name="表40" table:style-name="表40">
        <table:table-column table:style-name="表40.A"/>
        <table:table-row>
          <table:table-cell table:style-name="表40.A1" office:value-type="string">
            <text:p text:style-name="P185">CREATE SEQUENCE SEQ_TEST_01 </text:p>
            <text:p text:style-name="P185"><text:s text:c="4"/>INCREMENT BY 1 </text:p>
            <text:p text:style-name="P185"><text:s text:c="4"/>START WITH 1 </text:p>
            <text:p text:style-name="P185"><text:s text:c="4"/>NOMAXVALUE </text:p>
            <text:p text:style-name="P185"><text:s text:c="4"/>NOMINVALUE </text:p>
            <text:p text:style-name="P185"><text:s text:c="4"/>NOCYCLE </text:p>
            <text:p text:style-name="P185"><text:s text:c="4"/>NOORDER </text:p>
            <text:p text:style-name="P185"><text:s text:c="4"/>NOCACHE </text:p>
          </table:table-cell>
        </table:table-row>
      </table:table>
      <text:p text:style-name="P133"/>
      <text:p text:style-name="P73">↓Ora2Pgで変換</text:p>
      <text:p text:style-name="P55"/>
      <text:p text:style-name="P55">【例<text:span text:style-name="T55">1 Ora2Pgで変換した</text:span>ＰｏｓｔｇｒｅＳＱＬ用の<text:span text:style-name="T46">CREATE </text:span><text:span text:style-name="T68">SEQUENCE</text:span><text:span text:style-name="T46">文】</text:span></text:p>
      <table:table table:name="表41" table:style-name="表41">
        <table:table-column table:style-name="表41.A"/>
        <table:table-row>
          <table:table-cell table:style-name="表41.A1" office:value-type="string">
            <text:p text:style-name="P185">CREATE SEQUENCE "seq_test_01" </text:p>
            <text:p text:style-name="P185"><text:s text:c="4"/>INCREMENT 1 </text:p>
            <text:p text:style-name="P185"><text:s text:c="4"/>MINVALUE 1 </text:p>
            <text:p text:style-name="P185"><text:s text:c="4"/>NO MAXVALUE </text:p>
            <text:p text:style-name="P185"><text:s text:c="4"/>START 1 </text:p>
            <text:p text:style-name="P185"><text:s text:c="4"/>CACHE 1</text:p>
          </table:table-cell>
        </table:table-row>
      </table:table>
      <text:p text:style-name="P39"/>
      <text:p text:style-name="P39">【例<text:span text:style-name="T69">2</text:span><text:span text:style-name="T55"> 移行元の</text:span>Oracleの<text:span text:style-name="T55">CREATE </text:span><text:span text:style-name="T68">SEQUENCE</text:span><text:span text:style-name="T55">文</text:span> 】</text:p>
      <table:table table:name="表42" table:style-name="表42">
        <table:table-column table:style-name="表42.A"/>
        <table:table-row>
          <table:table-cell table:style-name="表42.A1" office:value-type="string">
            <text:p text:style-name="P186">CREATE SEQUENCE SEQ_TEST_02 </text:p>
            <text:p text:style-name="P186"><text:s text:c="4"/>INCREMENT BY 1 </text:p>
            <text:p text:style-name="P186"><text:s text:c="4"/>START WITH 1 </text:p>
            <text:p text:style-name="P186"><text:s text:c="4"/>MAXVALUE 100 </text:p>
            <text:p text:style-name="P186"><text:s text:c="4"/>NOMINVALUE </text:p>
            <text:p text:style-name="P186"><text:s text:c="4"/>CACHE 20</text:p>
            <text:p text:style-name="P186"><text:s text:c="4"/>CYCLE </text:p>
            <text:p text:style-name="P186"><text:s text:c="4"/>ORDER </text:p>
          </table:table-cell>
        </table:table-row>
      </table:table>
      <text:p text:style-name="P134"/>
      <text:p text:style-name="P74"><text:soft-page-break/>↓Ora2Pgで変換</text:p>
      <text:p text:style-name="P56"/>
      <text:p text:style-name="P56">【例<text:span text:style-name="T92">2</text:span><text:span text:style-name="T55"> Ora2Pgで変換した</text:span>ＰｏｓｔｇｒｅＳＱＬ用の<text:span text:style-name="T46">CREATE </text:span><text:span text:style-name="T68">SEQUENCE</text:span><text:span text:style-name="T46">文】</text:span></text:p>
      <table:table table:name="表43" table:style-name="表43">
        <table:table-column table:style-name="表43.A"/>
        <table:table-row>
          <table:table-cell table:style-name="表43.A1" office:value-type="string">
            <text:p text:style-name="P186">CREATE SEQUENCE "seq_test_02" </text:p>
            <text:p text:style-name="P186"><text:s text:c="4"/>INCREMENT 1 </text:p>
            <text:p text:style-name="P186"><text:s text:c="4"/>START 1 </text:p>
            <text:p text:style-name="P186"><text:s text:c="4"/>MAXVALUE 100 </text:p>
            <text:p text:style-name="P186"><text:s text:c="4"/>MINVALUE 1 </text:p>
            <text:p text:style-name="P186"><text:s text:c="4"/>CACHE 20 </text:p>
            <text:p text:style-name="P186"><text:s text:c="4"/>CYCLE</text:p>
          </table:table-cell>
        </table:table-row>
      </table:table>
      <text:h text:style-name="P271" text:outline-level="2"/>
      <text:h text:style-name="P94" text:outline-level="2"/>
      <text:h text:style-name="_31_.大見出し" text:outline-level="1"><text:bookmark-start text:name="__RefHeading__3553_69746246"/>シノニム<text:bookmark-end text:name="__RefHeading__3553_69746246"/></text:h>
      <text:p text:style-name="P224">Oracleのシノニムはテーブルや索引等のデータベースオブジェクトに対するエイリアス（別名）を定義するもので、実体のオブジェクトへの透過アクセスを可能にします。Oracleのシノニムには以下の様な操作を行うことができます。</text:p>
      <text:p text:style-name="P59">DML</text:p>
      <text:list xml:id="list38413046" text:style-name="L1">
        <text:list-item>
          <text:p text:style-name="P241">INSERT、 SELECT、 UPDATE、 DELETE</text:p>
        </text:list-item>
        <text:list-item>
          <text:p text:style-name="P241">LOCK TABLE</text:p>
        </text:list-item>
        <text:list-item>
          <text:p text:style-name="P241">EXPLAIN PLAN</text:p>
        </text:list-item>
        <text:list-item>
          <text:p text:style-name="P241">FLASHBACK TABLE</text:p>
        </text:list-item>
      </text:list>
      <text:p text:style-name="P59">DDL</text:p>
      <text:list xml:id="list38418428" text:style-name="L2">
        <text:list-item>
          <text:p text:style-name="P242">GRANT、 REVOKE</text:p>
        </text:list-item>
        <text:list-item>
          <text:p text:style-name="P242">COMMENT</text:p>
        </text:list-item>
        <text:list-item>
          <text:p text:style-name="P242">AUDIT、 NOAUDIT</text:p>
        </text:list-item>
      </text:list>
      <text:p text:style-name="P58"/>
      <text:h text:style-name="_32_.中見出し" text:outline-level="2"><text:bookmark-start text:name="__RefHeading__4169_691277234"/>DDLの違い<text:bookmark-end text:name="__RefHeading__4169_691277234"/></text:h>
      <text:p text:style-name="_32_.本文_ff08_中見出し_ff09_">OracleとPostgreSQLにおけるCREATE <text:span text:style-name="T70">SYNONYM</text:span>文の違いを比較します。</text:p>
      <text:p text:style-name="P88"/>
      <text:p text:style-name="P40">【Oracle の CREATE <text:span text:style-name="T85">SYNONYM</text:span>文】<text:note text:id="ftn11" text:note-class="footnote"><text:note-citation>11</text:note-citation><text:note-body><text:p text:style-name="P229"><text:span text:style-name="T87">Oracle Database SQL</text:span><text:span text:style-name="T27">言語リファレンス</text:span><text:span text:style-name="T87"> </text:span><text:span text:style-name="T88">11g</text:span><text:span text:style-name="T28">リリース2</text:span><text:span text:style-name="T87"> </text:span><text:span text:style-name="T27">（</text:span><text:a xlink:type="simple" xlink:href="http://docs.oracle.com/cd/E16338_01/server.112/b56299/statements_7001.htm#CJAJCDDF">http://docs.oracle.com/cd/E16338_01/server.112/b56299/statements_7001.htm#CJAJCDDF</text:a><text:span text:style-name="T27">）より引用</text:span></text:p></text:note-body></text:note></text:p>
      <table:table table:name="表44" table:style-name="表44">
        <table:table-column table:style-name="表44.A"/>
        <table:table-row>
          <table:table-cell table:style-name="表44.A1" office:value-type="string">
            <text:p text:style-name="P187">CREATE [OR REPLACE] [PUBLIC] SYNONYM 別名</text:p>
            <text:p text:style-name="P187"><text:s text:c="2"/>FOR スキーマ名.オブジェクト名</text:p>
          </table:table-cell>
        </table:table-row>
      </table:table>
      <text:p text:style-name="P77"><text:span text:style-name="T1">【ＰｏｓｔｇｒｅＳＱＬの</text:span><text:span text:style-name="T8">CREATE </text:span><text:span text:style-name="T26">SYNONYM</text:span><text:span text:style-name="T8">文】</text:span></text:p>
      <table:table table:name="表45" table:style-name="表45">
        <table:table-column table:style-name="表45.A"/>
        <table:table-row>
          <table:table-cell table:style-name="表45.A1" office:value-type="string">
            <text:p text:style-name="P187">シノニムは存在しない</text:p>
          </table:table-cell>
        </table:table-row>
      </table:table>
      <text:p text:style-name="P96"/>
      <text:h text:style-name="_32_.中見出し" text:outline-level="2"><text:bookmark-start text:name="__RefHeading__4171_691277234"/>変換方針<text:bookmark-end text:name="__RefHeading__4171_691277234"/></text:h>
      <text:p text:style-name="_32_.本文_ff08_中見出し_ff09_">PostgreSQLにはシノニムが存在しないため、Oracleのシノニムを完全に移行することはできません。</text:p>
      <text:p text:style-name="_32_.本文_ff08_中見出し_ff09_"><text:span text:style-name="T70">ただし、テーブルに対するDML操作であればOracleのシノニムと同様の機能をビューで実現することができます。ビューの実現方針については</text:span><text:span text:style-name="T70"><text:bookmark-ref text:reference-format="chapter" text:ref-name="__RefHeading__2081_1719617006">5.2</text:bookmark-ref></text:span><text:span text:style-name="T70">を参照してください。</text:span></text:p>
      <text:p text:style-name="P90"/>
      <text:h text:style-name="_32_.中見出し" text:outline-level="2"><text:bookmark-start text:name="__RefHeading__4173_691277234"/>DDLの移行手順<text:bookmark-end text:name="__RefHeading__4173_691277234"/></text:h>
      <text:p text:style-name="_32_.本文_ff08_中見出し_ff09_">OracleのシノニムはOra2Pgでは移行できないため、手作業で変換します。</text:p>
      <text:p text:style-name="P91"/>
      <text:h text:style-name="P248" text:outline-level="1"/>
      <text:h text:style-name="P250" text:outline-level="1"><text:bookmark-start text:name="__RefHeading__3555_69746246"/>制約<text:bookmark-end text:name="__RefHeading__3555_69746246"/></text:h>
      <text:p text:style-name="P44"/>
      <text:h text:style-name="_32_.中見出し" text:outline-level="2"><text:bookmark-start text:name="__RefHeading__4175_691277234"/>利用できる制約の種類<text:bookmark-end text:name="__RefHeading__4175_691277234"/></text:h>
      <text:p text:style-name="_32_.本文_ff08_中見出し_ff09_"><text:span text:style-name="T61">OracleとPostgreSQLでそれぞれ利用できる</text:span><text:span text:style-name="T62">制約</text:span><text:span text:style-name="T61">の種類を以下にまとめます。</text:span></text:p>
      <text:p text:style-name="P217">表 <text:sequence text:ref-name="refTable8" text:name="Table" text:formula="ooow:Table+1" style:num-format="1">8.1</text:sequence>: <text:s/><text:span text:style-name="T60">Oracle</text:span><text:span text:style-name="T49">で利用できる制約</text:span></text:p>
      <table:table table:name="表46" table:style-name="表46">
        <table:table-column table:style-name="表46.A"/>
        <table:table-column table:style-name="表46.B"/>
        <table:table-column table:style-name="表46.C"/>
        <table:table-column table:style-name="表46.D"/>
        <table:table-row>
          <table:table-cell table:style-name="表46.A1" office:value-type="string">
            <text:p text:style-name="P202">制約名</text:p>
          </table:table-cell>
          <table:table-cell table:style-name="表46.A1" office:value-type="string">
            <text:p text:style-name="P205">列</text:p>
          </table:table-cell>
          <table:table-cell table:style-name="表46.A1" office:value-type="string">
            <text:p text:style-name="P200">表</text:p>
          </table:table-cell>
          <table:table-cell table:style-name="表46.D1" office:value-type="string">
            <text:p text:style-name="P205">オプション</text:p>
          </table:table-cell>
        </table:table-row>
        <table:table-row>
          <table:table-cell table:style-name="表46.A8" office:value-type="string">
            <text:p text:style-name="P171"><text:span text:style-name="T71">PRIMARY KEY </text:span><text:span text:style-name="T19">制約</text:span></text:p>
          </table:table-cell>
          <table:table-cell table:style-name="表46.B2" office:value-type="string">
            <text:p text:style-name="P154">○</text:p>
          </table:table-cell>
          <table:table-cell table:style-name="表46.C2" office:value-type="string">
            <text:p text:style-name="P154">○</text:p>
          </table:table-cell>
          <table:table-cell table:style-name="表46.D2" office:value-type="string">
            <text:p text:style-name="P159"/>
          </table:table-cell>
        </table:table-row>
        <table:table-row>
          <table:table-cell table:style-name="表46.A8" office:value-type="string">
            <text:p text:style-name="P161">UNIQUE制約</text:p>
          </table:table-cell>
          <table:table-cell table:style-name="表46.B3" office:value-type="string">
            <text:p text:style-name="P154">○</text:p>
          </table:table-cell>
          <table:table-cell table:style-name="表46.C3" office:value-type="string">
            <text:p text:style-name="P154">○</text:p>
          </table:table-cell>
          <table:table-cell table:style-name="表46.D3" office:value-type="string">
            <text:p text:style-name="P159"/>
          </table:table-cell>
        </table:table-row>
        <table:table-row>
          <table:table-cell table:style-name="表46.A8" office:value-type="string">
            <text:p text:style-name="P161">NOT NULL制約</text:p>
          </table:table-cell>
          <table:table-cell table:style-name="表46.B4" office:value-type="string">
            <text:p text:style-name="P154">○</text:p>
          </table:table-cell>
          <table:table-cell table:style-name="表46.C4" office:value-type="string">
            <text:p text:style-name="P154">×</text:p>
          </table:table-cell>
          <table:table-cell table:style-name="表46.D4" office:value-type="string">
            <text:p text:style-name="P156"/>
          </table:table-cell>
        </table:table-row>
        <table:table-row>
          <table:table-cell table:style-name="表46.A7" table:number-rows-spanned="3" office:value-type="string">
            <text:p text:style-name="P161">REFERENCES制約</text:p>
          </table:table-cell>
          <table:table-cell table:style-name="表46.B7" table:number-rows-spanned="3" office:value-type="string">
            <text:p text:style-name="P154">○</text:p>
          </table:table-cell>
          <table:table-cell table:style-name="表46.C7" table:number-rows-spanned="3" office:value-type="string">
            <text:p text:style-name="P154">○</text:p>
          </table:table-cell>
          <table:table-cell table:style-name="表46.D5" office:value-type="string">
            <text:p text:style-name="P159">指定なし</text:p>
          </table:table-cell>
        </table:table-row>
        <table:table-row>
          <table:covered-table-cell/>
          <table:covered-table-cell/>
          <table:covered-table-cell/>
          <table:table-cell table:style-name="表46.D6" office:value-type="string">
            <text:p text:style-name="P161">ON DELETE CASCADE</text:p>
          </table:table-cell>
        </table:table-row>
        <table:table-row>
          <table:covered-table-cell/>
          <table:covered-table-cell/>
          <table:covered-table-cell/>
          <table:table-cell table:style-name="表46.D7" office:value-type="string">
            <text:p text:style-name="P161">ON DELETE SET NULL</text:p>
          </table:table-cell>
        </table:table-row>
        <table:table-row>
          <table:table-cell table:style-name="表46.A8" office:value-type="string">
            <text:p text:style-name="P161">CHECK制約</text:p>
          </table:table-cell>
          <table:table-cell table:style-name="表46.B8" office:value-type="string">
            <text:p text:style-name="P154">○</text:p>
          </table:table-cell>
          <table:table-cell table:style-name="表46.C8" office:value-type="string">
            <text:p text:style-name="P154">○</text:p>
          </table:table-cell>
          <table:table-cell table:style-name="表46.D8" office:value-type="string">
            <text:p text:style-name="P156"/>
          </table:table-cell>
        </table:table-row>
        <table:table-row>
          <table:table-cell table:style-name="表46.A9" office:value-type="string">
            <text:p text:style-name="P161">DEFAULT句</text:p>
          </table:table-cell>
          <table:table-cell table:style-name="表46.B9" office:value-type="string">
            <text:p text:style-name="P154">○</text:p>
          </table:table-cell>
          <table:table-cell table:style-name="表46.C9" office:value-type="string">
            <text:p text:style-name="P154">×</text:p>
          </table:table-cell>
          <table:table-cell table:style-name="表46.D9" office:value-type="string">
            <text:p text:style-name="P156"/>
          </table:table-cell>
        </table:table-row>
      </table:table>
      <text:p text:style-name="P217">表 <text:sequence text:ref-name="refTable9" text:name="Table" text:formula="ooow:Table+1" style:num-format="1">8.2</text:sequence>: <text:s/><text:span text:style-name="T71">PostgreSQL</text:span><text:span text:style-name="T49">で利用できる制約</text:span></text:p>
      <table:table table:name="表47" table:style-name="表47">
        <table:table-column table:style-name="表47.A"/>
        <table:table-column table:style-name="表47.B"/>
        <table:table-column table:style-name="表47.C"/>
        <table:table-column table:style-name="表47.D"/>
        <table:table-row>
          <table:table-cell table:style-name="表47.A1" office:value-type="string">
            <text:p text:style-name="P202">制約名</text:p>
          </table:table-cell>
          <table:table-cell table:style-name="表47.A1" office:value-type="string">
            <text:p text:style-name="P205">列</text:p>
          </table:table-cell>
          <table:table-cell table:style-name="表47.A1" office:value-type="string">
            <text:p text:style-name="P200">表</text:p>
          </table:table-cell>
          <table:table-cell table:style-name="表47.D1" office:value-type="string">
            <text:p text:style-name="P205">オプション</text:p>
          </table:table-cell>
        </table:table-row>
        <table:table-row>
          <table:table-cell table:style-name="表47.A16" office:value-type="string">
            <text:p text:style-name="P171"><text:span text:style-name="T71">PRIMARY KEY </text:span><text:span text:style-name="T19">制約</text:span></text:p>
          </table:table-cell>
          <table:table-cell table:style-name="表47.B2" office:value-type="string">
            <text:p text:style-name="P154">○</text:p>
          </table:table-cell>
          <table:table-cell table:style-name="表47.C2" office:value-type="string">
            <text:p text:style-name="P154">○</text:p>
          </table:table-cell>
          <table:table-cell table:style-name="表47.D2" office:value-type="string">
            <text:p text:style-name="P159"/>
          </table:table-cell>
        </table:table-row>
        <table:table-row>
          <table:table-cell table:style-name="表47.A16" office:value-type="string">
            <text:p text:style-name="P161">UNIQUE制約</text:p>
          </table:table-cell>
          <table:table-cell table:style-name="表47.B3" office:value-type="string">
            <text:p text:style-name="P154">○</text:p>
          </table:table-cell>
          <table:table-cell table:style-name="表47.C3" office:value-type="string">
            <text:p text:style-name="P154">○</text:p>
          </table:table-cell>
          <table:table-cell table:style-name="表47.D3" office:value-type="string">
            <text:p text:style-name="P159"/>
          </table:table-cell>
        </table:table-row>
        <table:table-row>
          <table:table-cell table:style-name="表47.A16" office:value-type="string">
            <text:p text:style-name="P161">NOT NULL制約</text:p>
          </table:table-cell>
          <table:table-cell table:style-name="表47.B4" office:value-type="string">
            <text:p text:style-name="P154">○</text:p>
          </table:table-cell>
          <table:table-cell table:style-name="表47.C4" office:value-type="string">
            <text:p text:style-name="P154">×</text:p>
          </table:table-cell>
          <table:table-cell table:style-name="表47.D4" office:value-type="string">
            <text:p text:style-name="P156"/>
          </table:table-cell>
        </table:table-row>
        <table:table-row>
          <table:table-cell table:style-name="表47.A15" table:number-rows-spanned="11" office:value-type="string">
            <text:p text:style-name="P161">REFERENCES制約</text:p>
          </table:table-cell>
          <table:table-cell table:style-name="表47.B15" table:number-rows-spanned="11" office:value-type="string">
            <text:p text:style-name="P154">○</text:p>
          </table:table-cell>
          <table:table-cell table:style-name="表47.C15" table:number-rows-spanned="11" office:value-type="string">
            <text:p text:style-name="P154">○</text:p>
          </table:table-cell>
          <table:table-cell table:style-name="表47.D5" office:value-type="string">
            <text:p text:style-name="P159">指定なし</text:p>
          </table:table-cell>
        </table:table-row>
        <table:table-row>
          <table:covered-table-cell/>
          <table:covered-table-cell/>
          <table:covered-table-cell/>
          <table:table-cell table:style-name="表47.D6" office:value-type="string">
            <text:p text:style-name="P161">ON DELETE CASCADE</text:p>
          </table:table-cell>
        </table:table-row>
        <table:table-row>
          <table:covered-table-cell/>
          <table:covered-table-cell/>
          <table:covered-table-cell/>
          <table:table-cell table:style-name="表47.D15" office:value-type="string">
            <text:p text:style-name="P161">ON DELETE SET NULL</text:p>
          </table:table-cell>
        </table:table-row>
        <table:table-row>
          <table:covered-table-cell/>
          <table:covered-table-cell/>
          <table:covered-table-cell/>
          <table:table-cell table:style-name="表47.D15" office:value-type="string">
            <text:p text:style-name="P161">ON DELETE RESTRICT</text:p>
          </table:table-cell>
        </table:table-row>
        <table:table-row>
          <table:covered-table-cell/>
          <table:covered-table-cell/>
          <table:covered-table-cell/>
          <table:table-cell table:style-name="表47.D15" office:value-type="string">
            <text:p text:style-name="P161">ON DELETE NO ACTION</text:p>
          </table:table-cell>
        </table:table-row>
        <table:table-row>
          <table:covered-table-cell/>
          <table:covered-table-cell/>
          <table:covered-table-cell/>
          <table:table-cell table:style-name="表47.D15" office:value-type="string">
            <text:p text:style-name="P161">ON DELETE SET DEFAULT</text:p>
          </table:table-cell>
        </table:table-row>
        <table:table-row>
          <table:covered-table-cell/>
          <table:covered-table-cell/>
          <table:covered-table-cell/>
          <table:table-cell table:style-name="表47.D15" office:value-type="string">
            <text:p text:style-name="P161">ON UPDATE RESTRICT</text:p>
          </table:table-cell>
        </table:table-row>
        <table:table-row>
          <table:covered-table-cell/>
          <table:covered-table-cell/>
          <table:covered-table-cell/>
          <table:table-cell table:style-name="表47.D15" office:value-type="string">
            <text:p text:style-name="P161">ON UPDATE NO ACTION</text:p>
          </table:table-cell>
        </table:table-row>
        <table:table-row>
          <table:covered-table-cell/>
          <table:covered-table-cell/>
          <table:covered-table-cell/>
          <table:table-cell table:style-name="表47.D15" office:value-type="string">
            <text:p text:style-name="P161">ON UPDATE CASCADE</text:p>
          </table:table-cell>
        </table:table-row>
        <table:table-row>
          <table:covered-table-cell/>
          <table:covered-table-cell/>
          <table:covered-table-cell/>
          <table:table-cell table:style-name="表47.D15" office:value-type="string">
            <text:p text:style-name="P161">ON UPDATE SET NULL</text:p>
          </table:table-cell>
        </table:table-row>
        <table:table-row>
          <table:covered-table-cell/>
          <table:covered-table-cell/>
          <table:covered-table-cell/>
          <table:table-cell table:style-name="表47.D15" office:value-type="string">
            <text:p text:style-name="P161">ON UPDATE SET DEFAULT</text:p>
          </table:table-cell>
        </table:table-row>
        <table:table-row>
          <table:table-cell table:style-name="表47.A16" office:value-type="string">
            <text:p text:style-name="P161">CHECK制約</text:p>
          </table:table-cell>
          <table:table-cell table:style-name="表47.B16" office:value-type="string">
            <text:p text:style-name="P154">○</text:p>
          </table:table-cell>
          <table:table-cell table:style-name="表47.C16" office:value-type="string">
            <text:p text:style-name="P154">○</text:p>
          </table:table-cell>
          <table:table-cell table:style-name="表47.D16" office:value-type="string">
            <text:p text:style-name="P156"/>
          </table:table-cell>
        </table:table-row>
        <table:table-row>
          <table:table-cell table:style-name="表47.A18" office:value-type="string">
            <text:p text:style-name="P161">DEFAULT句</text:p>
          </table:table-cell>
          <table:table-cell table:style-name="表47.B18" office:value-type="string">
            <text:p text:style-name="P154">○</text:p>
          </table:table-cell>
          <table:table-cell table:style-name="表47.C18" office:value-type="string">
            <text:p text:style-name="P154">×</text:p>
          </table:table-cell>
          <table:table-cell table:style-name="表47.D18" office:value-type="string">
            <text:p text:style-name="P156"/>
          </table:table-cell>
        </table:table-row>
        <table:table-row>
          <table:table-cell table:style-name="表47.A18" office:value-type="string">
            <text:p text:style-name="P161">EXCLUDE制約</text:p>
          </table:table-cell>
          <table:table-cell table:style-name="表47.B18" office:value-type="string">
            <text:p text:style-name="P154">×</text:p>
          </table:table-cell>
          <table:table-cell table:style-name="表47.C18" office:value-type="string">
            <text:p text:style-name="P154">○</text:p>
          </table:table-cell>
          <table:table-cell table:style-name="表47.D18" office:value-type="string">
            <text:p text:style-name="P156"/>
          </table:table-cell>
        </table:table-row>
      </table:table>
      <text:p text:style-name="P218"/>
      <text:h text:style-name="_32_.中見出し" text:outline-level="2"><text:bookmark-start text:name="__RefHeading__4177_691277234"/>変換方針<text:bookmark-end text:name="__RefHeading__4177_691277234"/></text:h>
      <text:p text:style-name="_32_.本文_ff08_中見出し_ff09_">Oracleで使用できる制約は全てPostgreSQLでも利用可能ですので、基本的にそのまま移行することが可能です。ただし、CHECK制約のSQLにOracle独自の関数を使用している場合は、移行時にPostgreSQL用のSQLに書き換える必要があります。</text:p>
      <text:p text:style-name="_32_.本文_ff08_中見出し_ff09_"/>
      <text:h text:style-name="_32_.中見出し" text:outline-level="2"><text:bookmark-start text:name="__RefHeading__4179_691277234"/><text:soft-page-break/>DDLの移行手順<text:bookmark-end text:name="__RefHeading__4179_691277234"/></text:h>
      <text:p text:style-name="_32_.本文_ff08_中見出し_ff09_">移行ツールのOra2Pg を利用するとOracle の制約を移行できます。</text:p>
      <text:p text:style-name="P107"/>
      <text:h text:style-name="P263" text:outline-level="3"><text:span text:style-name="T78">Or</text:span><text:span text:style-name="T77">a2Pgによる移行例</text:span></text:h>
      <text:p text:style-name="P41">【例<text:span text:style-name="T55">1 移行元の</text:span>Oracleの<text:span text:style-name="T55">CREATE </text:span><text:span text:style-name="T72">TABLE</text:span><text:span text:style-name="T55">文</text:span> 】</text:p>
      <table:table table:name="表48" table:style-name="表48">
        <table:table-column table:style-name="表48.A"/>
        <table:table-row>
          <table:table-cell table:style-name="表48.A1" office:value-type="string">
            <text:p text:style-name="P189">CREATE TABLE CONST_TEST1 ( </text:p>
            <text:p text:style-name="P189"><text:s text:c="4"/>ID <text:s text:c="25"/>VARCHAR2(5) <text:s text:c="4"/>NOT NULL,</text:p>
            <text:p text:style-name="P189"><text:s text:c="4"/>DATA <text:s text:c="23"/>VARCHAR2(200),</text:p>
            <text:p text:style-name="P189"><text:s text:c="4"/>FK_ID <text:s text:c="22"/>VARCHAR2(5), </text:p>
            <text:p text:style-name="P189"><text:s text:c="4"/>CONSTRAINT CONST_TEST1 PRIMARY KEY(ID) ,</text:p>
            <text:p text:style-name="P189"><text:s text:c="4"/>CONSTRAINT CONST_TEST1_FK_ID FOREIGN KEY(FK_ID) </text:p>
            <text:p text:style-name="P189"><text:s text:c="15"/>REFERENCES DATA_TYPE_TEST1 (ID) </text:p>
            <text:p text:style-name="P189">) </text:p>
          </table:table-cell>
        </table:table-row>
      </table:table>
      <text:p text:style-name="P135"/>
      <text:p text:style-name="P75">↓Ora2Pgで変換</text:p>
      <text:p text:style-name="P57"/>
      <text:p text:style-name="P57">【例<text:span text:style-name="T55">1 Ora2Pgで変換した</text:span>ＰｏｓｔｇｒｅＳＱＬ用の<text:span text:style-name="T46">CREATE </text:span><text:span text:style-name="T72">TABLE</text:span><text:span text:style-name="T46">文】</text:span></text:p>
      <table:table table:name="表49" table:style-name="表49">
        <table:table-column table:style-name="表49.A"/>
        <table:table-row>
          <table:table-cell table:style-name="表49.A1" office:value-type="string">
            <text:p text:style-name="P189">CREATE TABLE const_test1</text:p>
            <text:p text:style-name="P189">(</text:p>
            <text:p text:style-name="P189"><text:s text:c="2"/>id character varying(5) NOT NULL,</text:p>
            <text:p text:style-name="P189"><text:s text:c="2"/>data character varying(200),</text:p>
            <text:p text:style-name="P189"><text:s text:c="2"/>fk_id character varying(5),</text:p>
            <text:p text:style-name="P189"><text:s text:c="2"/>CONSTRAINT const_test1_pkey PRIMARY KEY (id ),</text:p>
            <text:p text:style-name="P189"><text:s text:c="2"/>CONSTRAINT const_test1_fk_id FOREIGN KEY (fk_id)</text:p>
            <text:p text:style-name="P189"><text:s text:c="6"/>REFERENCES data_type_test1 (id) MATCH SIMPLE</text:p>
            <text:p text:style-name="P189"><text:s text:c="6"/>ON UPDATE NO ACTION ON DELETE NO ACTION</text:p>
            <text:p text:style-name="P189">)</text:p>
          </table:table-cell>
        </table:table-row>
      </table:table>
      <text:p text:style-name="P41"/>
      <text:p text:style-name="P41">【例<text:span text:style-name="T72">2</text:span><text:span text:style-name="T55"> 移行元の</text:span>Oracleの<text:span text:style-name="T55">CREATE </text:span><text:span text:style-name="T72">TABLE</text:span><text:span text:style-name="T55">文</text:span> 】</text:p>
      <table:table table:name="表50" table:style-name="表50">
        <table:table-column table:style-name="表50.A"/>
        <table:table-row>
          <table:table-cell table:style-name="表50.A1" office:value-type="string">
            <text:p text:style-name="P189">CREATE TABLE CONST_TEST2 ( </text:p>
            <text:p text:style-name="P189"><text:s text:c="4"/>ID <text:s text:c="25"/>VARCHAR2(5) <text:s text:c="4"/>NOT NULL,</text:p>
            <text:p text:style-name="P189"><text:s text:c="4"/>DATA <text:s text:c="23"/>VARCHAR2(200),</text:p>
            <text:p text:style-name="P189"><text:s text:c="4"/>FK_ID <text:s text:c="22"/>VARCHAR2(5), </text:p>
            <text:p text:style-name="P189"><text:s text:c="4"/>CONSTRAINT CONST_TEST2 PRIMARY KEY(ID) ,</text:p>
            <text:p text:style-name="P189"><text:s text:c="4"/>CONSTRAINT CONST_TEST2_FK_ID FOREIGN KEY(FK_ID) </text:p>
            <text:p text:style-name="P189"><text:s text:c="15"/>REFERENCES DATA_TYPE_TEST1 (ID) ON DELETE CASCADE </text:p>
            <text:p text:style-name="P189">) </text:p>
          </table:table-cell>
        </table:table-row>
      </table:table>
      <text:p text:style-name="P135"/>
      <text:p text:style-name="P75">↓Ora2Pgで変換</text:p>
      <text:p text:style-name="P57"/>
      <text:p text:style-name="P57">【例<text:span text:style-name="T72">2</text:span><text:span text:style-name="T55"> Ora2Pgで変換した</text:span>ＰｏｓｔｇｒｅＳＱＬ用の<text:span text:style-name="T46">CREATE </text:span><text:span text:style-name="T72">TABLE</text:span><text:span text:style-name="T46">文】</text:span></text:p>
      <table:table table:name="表51" table:style-name="表51">
        <table:table-column table:style-name="表51.A"/>
        <table:table-row>
          <table:table-cell table:style-name="表51.A1" office:value-type="string">
            <text:p text:style-name="P189">CREATE TABLE const_test2</text:p>
            <text:p text:style-name="P189">(</text:p>
            <text:p text:style-name="P189"><text:s text:c="2"/>id character varying(5) NOT NULL,</text:p>
            <text:p text:style-name="P189"><text:s text:c="2"/>data character varying(200),</text:p>
            <text:p text:style-name="P189"><text:s text:c="2"/>fk_id character varying(5),</text:p>
            <text:p text:style-name="P189"><text:s text:c="2"/>CONSTRAINT const_test2_pkey PRIMARY KEY (id ),</text:p>
            <text:p text:style-name="P189"><text:s text:c="2"/>CONSTRAINT const_test2_fk_id FOREIGN KEY (fk_id)</text:p>
            <text:p text:style-name="P189"><text:s text:c="6"/>REFERENCES data_type_test1 (id) MATCH SIMPLE</text:p>
            <text:p text:style-name="P189"><text:s text:c="6"/>ON UPDATE NO ACTION ON DELETE CASCADE</text:p>
            <text:p text:style-name="P189">)</text:p>
          </table:table-cell>
        </table:table-row>
      </table:table>
      <text:p text:style-name="P41"/>
      <text:p text:style-name="P41"/>
      <text:p text:style-name="P41"/>
      <text:p text:style-name="P41"><text:soft-page-break/>【例<text:span text:style-name="T72">3</text:span><text:span text:style-name="T55"> 移行元の</text:span>Oracleの<text:span text:style-name="T55">CREATE </text:span><text:span text:style-name="T72">TABLE</text:span><text:span text:style-name="T55">文</text:span> 】</text:p>
      <table:table table:name="表52" table:style-name="表52">
        <table:table-column table:style-name="表52.A"/>
        <table:table-row>
          <table:table-cell table:style-name="表52.A1" office:value-type="string">
            <text:p text:style-name="P189">CREATE TABLE CONST_TEST3 ( </text:p>
            <text:p text:style-name="P189"><text:s text:c="4"/>ID <text:s text:c="25"/>VARCHAR2(5) <text:s text:c="4"/>NOT NULL,</text:p>
            <text:p text:style-name="P189"><text:s text:c="4"/>DATA <text:s text:c="23"/>VARCHAR2(200),</text:p>
            <text:p text:style-name="P189"><text:s text:c="4"/>FK_ID <text:s text:c="22"/>VARCHAR2(5), </text:p>
            <text:p text:style-name="P189"><text:s text:c="4"/>CONSTRAINT CONST_TEST3 PRIMARY KEY(ID) ,</text:p>
            <text:p text:style-name="P189"><text:s text:c="4"/>CONSTRAINT CONST_TEST3_FK_ID FOREIGN KEY(FK_ID) </text:p>
            <text:p text:style-name="P189"><text:s text:c="15"/>REFERENCES DATA_TYPE_TEST1 (ID) ON DELETE SET NULL </text:p>
            <text:p text:style-name="P189">) </text:p>
          </table:table-cell>
        </table:table-row>
      </table:table>
      <text:p text:style-name="P135"/>
      <text:p text:style-name="P75">↓Ora2Pgで変換</text:p>
      <text:p text:style-name="P57"/>
      <text:p text:style-name="P57">【例<text:span text:style-name="T72">3</text:span><text:span text:style-name="T55"> Ora2Pgで変換した</text:span>ＰｏｓｔｇｒｅＳＱＬ用の<text:span text:style-name="T46">CREATE </text:span><text:span text:style-name="T72">TABLE</text:span><text:span text:style-name="T46">文】</text:span></text:p>
      <table:table table:name="表53" table:style-name="表53">
        <table:table-column table:style-name="表53.A"/>
        <table:table-row>
          <table:table-cell table:style-name="表53.A1" office:value-type="string">
            <text:p text:style-name="P189">CREATE TABLE const_test3</text:p>
            <text:p text:style-name="P189">(</text:p>
            <text:p text:style-name="P189"><text:s text:c="2"/>id character varying(5) NOT NULL,</text:p>
            <text:p text:style-name="P189"><text:s text:c="2"/>data character varying(200),</text:p>
            <text:p text:style-name="P189"><text:s text:c="2"/>fk_id character varying(5),</text:p>
            <text:p text:style-name="P189"><text:s text:c="2"/>CONSTRAINT const_test3_pkey PRIMARY KEY (id ),</text:p>
            <text:p text:style-name="P189"><text:s text:c="2"/>CONSTRAINT const_test3_fk_id FOREIGN KEY (fk_id)</text:p>
            <text:p text:style-name="P189"><text:s text:c="6"/>REFERENCES data_type_test1 (id) MATCH SIMPLE</text:p>
            <text:p text:style-name="P189"><text:s text:c="6"/>ON UPDATE NO ACTION ON DELETE SET NULL</text:p>
            <text:p text:style-name="P189">)</text:p>
          </table:table-cell>
        </table:table-row>
      </table:table>
      <text:p text:style-name="P41"/>
      <text:p text:style-name="P41">【例<text:span text:style-name="T72">4</text:span><text:span text:style-name="T55"> 移行元の</text:span>Oracleの<text:span text:style-name="T55">CREATE </text:span><text:span text:style-name="T72">TABLE</text:span><text:span text:style-name="T55">文</text:span> 】</text:p>
      <table:table table:name="表54" table:style-name="表54">
        <table:table-column table:style-name="表54.A"/>
        <table:table-row>
          <table:table-cell table:style-name="表54.A1" office:value-type="string">
            <text:p text:style-name="P189">CREATE TABLE CONST_CHECK_TEST1 ( </text:p>
            <text:p text:style-name="P189"><text:s text:c="4"/>ID <text:s text:c="25"/>VARCHAR2(5) <text:s text:c="4"/>NOT NULL,</text:p>
            <text:p text:style-name="P189"><text:s text:c="4"/>NUM <text:s text:c="24"/>NUMBER(3), </text:p>
            <text:p text:style-name="P189"><text:s text:c="4"/>CONSTRAINT CONST_CHECK_TEST1 PRIMARY KEY(ID) ,</text:p>
            <text:p text:style-name="P189"><text:s text:c="4"/>CONSTRAINT CONST_CHECK_TEST1_CK CHECK(num&lt;70) </text:p>
            <text:p text:style-name="P189">) </text:p>
          </table:table-cell>
        </table:table-row>
      </table:table>
      <text:p text:style-name="P135"/>
      <text:p text:style-name="P75">↓Ora2Pgで変換</text:p>
      <text:p text:style-name="P57"/>
      <text:p text:style-name="P57">【例<text:span text:style-name="T72">4</text:span><text:span text:style-name="T55"> Ora2Pgで変換した</text:span>ＰｏｓｔｇｒｅＳＱＬ用の<text:span text:style-name="T46">CREATE </text:span><text:span text:style-name="T72">TABLE</text:span><text:span text:style-name="T46">文】</text:span></text:p>
      <table:table table:name="表55" table:style-name="表55">
        <table:table-column table:style-name="表55.A"/>
        <table:table-row>
          <table:table-cell table:style-name="表55.A1" office:value-type="string">
            <text:p text:style-name="P189">CREATE TABLE const_check_test1</text:p>
            <text:p text:style-name="P189">(</text:p>
            <text:p text:style-name="P189"><text:s text:c="2"/>id character varying(5) NOT NULL,</text:p>
            <text:p text:style-name="P189"><text:s text:c="2"/>num numeric(3,0),</text:p>
            <text:p text:style-name="P189"><text:s text:c="2"/>CONSTRAINT const_check_test1_pkey PRIMARY KEY (id ),</text:p>
            <text:p text:style-name="P189"><text:s text:c="2"/>CONSTRAINT const_check_test1_ck CHECK (num &lt; 70::numeric)</text:p>
            <text:p text:style-name="P189">)</text:p>
          </table:table-cell>
        </table:table-row>
      </table:table>
      <text:p text:style-name="P46"/>
      <text:p text:style-name="P109"/>
      <text:h text:style-name="P248" text:outline-level="1"/>
      <text:h text:style-name="P250" text:outline-level="1"><text:bookmark-start text:name="__RefHeading__3561_69746246"/>マテリアライズド・ビュー<text:bookmark-end text:name="__RefHeading__3561_69746246"/></text:h>
      <text:p text:style-name="P45"/>
      <text:h text:style-name="_32_.中見出し" text:outline-level="2"><text:bookmark-start text:name="__RefHeading__4187_691277234"/>DDLの違い<text:bookmark-end text:name="__RefHeading__4187_691277234"/></text:h>
      <text:p text:style-name="P79">OracleとPostgreSQLにおけるCREATE <text:span text:style-name="T83">MATERIALIZED VIEW</text:span>文の違いを比較します。</text:p>
      <text:p text:style-name="P89"/>
      <text:p text:style-name="P42">【Oracle の CREATE <text:span text:style-name="T83">MATERIALIZED VIEW</text:span>文】<text:note text:id="ftn12" text:note-class="footnote"><text:note-citation>12</text:note-citation><text:note-body><text:p text:style-name="P229"><text:span text:style-name="T87">Oracle Database SQL</text:span><text:span text:style-name="T27">言語リファレンス</text:span><text:span text:style-name="T87"> </text:span><text:span text:style-name="T88">11g</text:span><text:span text:style-name="T28">リリース2</text:span><text:span text:style-name="T87"> </text:span><text:span text:style-name="T27">（</text:span><text:a xlink:type="simple" xlink:href="http://docs.oracle.com/cd/E16338_01/server.112/b56299/statements_6002.htm#i2063793">http://docs.oracle.com/cd/E16338_01/server.112/b56299/statements_6002.htm#i2063793</text:a><text:span text:style-name="T27"> ）より引用</text:span></text:p></text:note-body></text:note></text:p>
      <table:table table:name="表56" table:style-name="表56">
        <table:table-column table:style-name="表56.A"/>
        <table:table-row>
          <table:table-cell table:style-name="表56.A1" office:value-type="string">
            <text:p text:style-name="P188"><text:span text:style-name="T83">CREATE MATERIALIZED VIEW </text:span><text:span text:style-name="T24">ビュー名</text:span></text:p>
            <text:p text:style-name="P190"><text:s text:c="6"/>[REFRESH [FAST | COMPLETE] [NEXT SYSDATE[+NUMTODSINTERVAL(IntegerLiteral),IntervalUnit]]</text:p>
            <text:p text:style-name="P188"><text:span text:style-name="T83"><text:s text:c="6"/>AS SELECT</text:span><text:span text:style-name="T24">文</text:span></text:p>
            <text:p text:style-name="P190"><text:s text:c="6"/>[PRIMARY KEY (ColumnName [,…])]</text:p>
            <text:p text:style-name="P190"><text:s text:c="6"/>[UNIQUE HASH ON (HashColumnName [,…])</text:p>
            <text:p text:style-name="P190"><text:s text:c="6"/>PAGES = PrimaryPages]</text:p>
          </table:table-cell>
        </table:table-row>
      </table:table>
      <text:p text:style-name="P79"><text:span text:style-name="T1">【ＰｏｓｔｇｒｅＳＱＬの</text:span><text:span text:style-name="T8">CREATE </text:span><text:span text:style-name="T24">MATERIALIZED VIEW</text:span><text:span text:style-name="T8">文】</text:span></text:p>
      <table:table table:name="表57" table:style-name="表57">
        <table:table-column table:style-name="表57.A"/>
        <table:table-row>
          <table:table-cell table:style-name="表57.A1" office:value-type="string">
            <text:p text:style-name="P188"><text:span text:style-name="T1">マテリアライズド・ビュー</text:span>は存在しない</text:p>
          </table:table-cell>
        </table:table-row>
      </table:table>
      <text:p text:style-name="P97"/>
      <text:h text:style-name="_32_.中見出し" text:outline-level="2"><text:bookmark-start text:name="__RefHeading__4189_691277234"/>変換方針<text:bookmark-end text:name="__RefHeading__4189_691277234"/></text:h>
      <text:p text:style-name="P79">PostgreSQLには<text:span text:style-name="T1">マテリアライズド・ビュー</text:span>が存在しないため<text:note text:id="ftn0" text:note-class="footnote"><text:note-citation>13</text:note-citation><text:note-body><text:p text:style-name="P284"><text:span text:style-name="T89">PostgreSQL </text:span><text:span text:style-name="T30">9.3ではマテリアライズド・ビューがサポートされる予定です。</text:span></text:p></text:note-body></text:note>、Oracleの<text:span text:style-name="T1">マテリアライズド・ビュー</text:span>を完全に移行することはできません。</text:p>
      <text:p text:style-name="P81"><text:span text:style-name="T91">PostgreSQL</text:span><text:span text:style-name="T32">でOracleのマテリアライズド・ビューと同様の機能を実現する方法として、Oracleのマテリアライズド・ビューと同じカラム名を持つテーブルをPostgreSQLに作成し、マテリアライズド・ビューに保持する検索結果を実データとして投入</text:span><text:span text:style-name="T33">しておく</text:span><text:span text:style-name="T32">方法があります。ただし、この方法では参照元のテーブルにおける最新データと同期させる</text:span><text:span text:style-name="T33">仕組みを、トリガや定期的にテーブルを作り直すバッチプログラムとして実装する必要があります。</text:span></text:p>
      <text:p text:style-name="P80"/>
      <text:h text:style-name="_32_.中見出し" text:outline-level="2"><text:bookmark-start text:name="__RefHeading__4191_691277234"/>ＤＤＬの移行手順<text:bookmark-end text:name="__RefHeading__4191_691277234"/></text:h>
      <text:p text:style-name="P79">Oracleの<text:span text:style-name="T1">マテリアライズド・ビュー</text:span>はOra2Pgでは移行できないため、手作業で変換します。</text:p>
      <text:h text:style-name="P249" text:outline-level="1"/>
      <text:h text:style-name="P251" text:outline-level="1"><text:bookmark-start text:name="__RefHeading__9547_691277234"/>別紙一覧<text:bookmark-end text:name="__RefHeading__9547_691277234"/></text:h>
      <text:list xml:id="list38411774" text:style-name="L3">
        <text:list-item>
          <text:p text:style-name="P252">別紙： 組み込みデータ型対応表（Oracle-PostgreSQL）</text:p>
        </text:list-item>
      </text:list>
      <text:p text:style-name="P28"/>
      <text:p text:style-name="P28"/>
      <text:p text:style-name="P238">著者</text:p>
      <table:table table:name="表60" table:style-name="表60">
        <table:table-column table:style-name="表60.A" table:number-columns-repeated="3"/>
        <table:table-column table:style-name="表60.D"/>
        <table:table-row>
          <table:table-cell table:style-name="表60.A1" office:value-type="string">
            <text:p text:style-name="P281">版</text:p>
          </table:table-cell>
          <table:table-cell table:style-name="表60.A1" office:value-type="string">
            <text:p text:style-name="P280">所属企業・団体名</text:p>
          </table:table-cell>
          <table:table-cell table:style-name="表60.A1" office:value-type="string">
            <text:p text:style-name="P281">部署名</text:p>
          </table:table-cell>
          <table:table-cell table:style-name="表60.D1" office:value-type="string">
            <text:p text:style-name="P281">氏名</text:p>
          </table:table-cell>
        </table:table-row>
        <table:table-row>
          <table:table-cell table:style-name="表60.A3" table:number-rows-spanned="2" office:value-type="string">
            <text:p text:style-name="P278"><text:span text:style-name="T97">スキーマ</text:span>移行調査編</text:p>
            <text:p text:style-name="P278"><text:span text:style-name="T95">1.0</text:span> （<text:span text:style-name="T96">2012</text:span>年度 WG<text:span text:style-name="T96">2</text:span>）</text:p>
          </table:table-cell>
          <table:table-cell table:style-name="表60.C2" office:value-type="string">
            <text:p text:style-name="P279"><text:span text:style-name="T96">TIS</text:span><text:span text:style-name="T35">株式会社</text:span></text:p>
          </table:table-cell>
          <table:table-cell table:style-name="表60.C2" office:value-type="string">
            <text:p text:style-name="P278">戦略技術センター</text:p>
          </table:table-cell>
          <table:table-cell table:style-name="表60.D2" office:value-type="string">
            <text:p text:style-name="P278">中西 剛紀</text:p>
          </table:table-cell>
        </table:table-row>
        <table:table-row>
          <table:covered-table-cell/>
          <table:table-cell table:style-name="表60.C3" office:value-type="string">
            <text:p text:style-name="P279"/>
          </table:table-cell>
          <table:table-cell table:style-name="表60.C3" office:value-type="string">
            <text:p text:style-name="P279"/>
          </table:table-cell>
          <table:table-cell table:style-name="表60.D3" office:value-type="string">
            <text:p text:style-name="P279"/>
          </table:table-cell>
        </table:table-row>
      </table:table>
      <text:p text:style-name="P2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IPAゴシック"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25</text:page-number><text:span text:style-name="MT2">/</text:span><text:span text:style-name="MT2"><text:page-count>25</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51"><draw:image xlink:href="Pictures/100000000000049D0000015E34831C08.jpg" xlink:type="simple" xlink:show="embed" xlink:actuate="onLoad"/></draw:frame></text:p>
      </style:header>
      <style:footer>
        <text:p text:style-name="Footer"><draw:frame text:anchor-type="paragraph" draw:z-index="1" draw:style-name="Mgr1" draw:text-style-name="MP3" svg:width="7.818cm" svg:height="0.458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49"><draw:image xlink:href="Pictures/100000000000049D0000015E34831C08.jpg" xlink:type="simple" xlink:show="embed" xlink:actuate="onLoad"/></draw:frame></text:p>
      </style:header>
      <style:footer>
        <text:p text:style-name="MP1"><draw:frame text:anchor-type="paragraph" draw:z-index="26"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23</text:page-number><text:span text:style-name="MT2">/</text:span><text:span text:style-name="MT2"><text:page-count>25</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38"><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22</text:page-number><text:span text:style-name="MT2">/</text:span><text:span text:style-name="MT2"><text:page-count>25</text:page-count></text:span></text:p>
      </style:footer>
    </style:master-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8H21M53S</meta:editing-duration>
    <meta:editing-cycles>68</meta:editing-cycles>
    <meta:generator>LibreOffice/3.6$Windows_x86 LibreOffice_project/2ef5aff-a6fb0ff-166bdff-cf087ad-0f1389</meta:generator>
    <dc:date>2013-03-27T19:30:59.97</dc:date>
    <dc:title>PGECons技術ドキュメントテンプレート Ver.3</dc:title>
    <meta:document-statistic meta:table-count="61" meta:image-count="6" meta:object-count="0" meta:page-count="25" meta:paragraph-count="872" meta:word-count="9995" meta:character-count="26891" meta:non-whitespace-character-count="23607"/>
  </office:meta>
</office:document-meta>
</file>